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801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onshaderUSGProfilerData_data_main_sel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m(msec)</text:p>
          </table:table-cell>
          <table:table-cell office:value-type="string" calcext:value-type="string">
            <text:p>perFrame(msec)</text:p>
          </table:table-cell>
          <table:table-cell office:value-type="string" calcext:value-type="string">
            <text:p>min(msec)</text:p>
          </table:table-cell>
          <table:table-cell office:value-type="string" calcext:value-type="string">
            <text:p>max(msec)</text:p>
          </table:table-cell>
        </table:table-row>
        <table:table-row table:style-name="ro1">
          <table:table-cell office:value-type="string" calcext:value-type="string">
            <text:p>Main Thread</text:p>
          </table:table-cell>
          <table:table-cell office:value-type="string" calcext:value-type="string">
            <text:p>Internal</text:p>
          </table:table-cell>
          <table:table-cell office:value-type="float" office:value="193.2741" calcext:value-type="float">
            <text:p>193.2741</text:p>
          </table:table-cell>
          <table:table-cell office:value-type="float" office:value="0.6442469" calcext:value-type="float">
            <text:p>0.6442469</text:p>
          </table:table-cell>
          <table:table-cell office:value-type="float" office:value="0.4059" calcext:value-type="float">
            <text:p>0.4059</text:p>
          </table:table-cell>
          <table:table-cell office:value-type="float" office:value="1.7624" calcext:value-type="float">
            <text:p>1.7624</text:p>
          </table:table-cell>
        </table:table-row>
        <table:table-row table:style-name="ro1">
          <table:table-cell table:number-columns-repeated="2" office:value-type="string" calcext:value-type="string">
            <text:p>PlayerLoop</text:p>
          </table:table-cell>
          <table:table-cell office:value-type="float" office:value="191.4565" calcext:value-type="float">
            <text:p>191.4565</text:p>
          </table:table-cell>
          <table:table-cell office:value-type="float" office:value="0.6381882" calcext:value-type="float">
            <text:p>0.6381882</text:p>
          </table:table-cell>
          <table:table-cell office:value-type="float" office:value="0.4017" calcext:value-type="float">
            <text:p>0.4017</text:p>
          </table:table-cell>
          <table:table-cell office:value-type="float" office:value="1.7517" calcext:value-type="float">
            <text:p>1.7517</text:p>
          </table:table-cell>
        </table:table-row>
        <table:table-row table:style-name="ro1">
          <table:table-cell office:value-type="string" calcext:value-type="string">
            <text:p>PostLateUpdate.FinishFrameRendering</text:p>
          </table:table-cell>
          <table:table-cell office:value-type="string" calcext:value-type="string">
            <text:p>PlayerLoop</text:p>
          </table:table-cell>
          <table:table-cell office:value-type="float" office:value="126.3148" calcext:value-type="float">
            <text:p>126.3148</text:p>
          </table:table-cell>
          <table:table-cell office:value-type="float" office:value="0.4210494" calcext:value-type="float">
            <text:p>0.4210494</text:p>
          </table:table-cell>
          <table:table-cell office:value-type="float" office:value="0.2956" calcext:value-type="float">
            <text:p>0.2956</text:p>
          </table:table-cell>
          <table:table-cell office:value-type="float" office:value="1.248" calcext:value-type="float">
            <text:p>1.248</text:p>
          </table:table-cell>
        </table:table-row>
        <table:table-row table:style-name="ro1">
          <table:table-cell office:value-type="string" calcext:value-type="string">
            <text:p>UnityEngine.CoreModule.dll!UnityEngine.Rendering::RenderPipelineManager.DoRenderLoop_Internal()</text:p>
          </table:table-cell>
          <table:table-cell office:value-type="string" calcext:value-type="string">
            <text:p>Scripts</text:p>
          </table:table-cell>
          <table:table-cell office:value-type="float" office:value="115.7802" calcext:value-type="float">
            <text:p>115.7802</text:p>
          </table:table-cell>
          <table:table-cell office:value-type="float" office:value="0.3859339" calcext:value-type="float">
            <text:p>0.3859339</text:p>
          </table:table-cell>
          <table:table-cell office:value-type="float" office:value="0.2698" calcext:value-type="float">
            <text:p>0.2698</text:p>
          </table:table-cell>
          <table:table-cell office:value-type="float" office:value="1.1917" calcext:value-type="float">
            <text:p>1.1917</text:p>
          </table:table-cell>
        </table:table-row>
        <table:table-row table:style-name="ro1">
          <table:table-cell office:value-type="string" calcext:value-type="string">
            <text:p>Inl_UniversalRenderTotal</text:p>
          </table:table-cell>
          <table:table-cell office:value-type="string" calcext:value-type="string">
            <text:p>Scripts</text:p>
          </table:table-cell>
          <table:table-cell office:value-type="float" office:value="114.9933" calcext:value-type="float">
            <text:p>114.9933</text:p>
          </table:table-cell>
          <table:table-cell office:value-type="float" office:value="0.3833109" calcext:value-type="float">
            <text:p>0.3833109</text:p>
          </table:table-cell>
          <table:table-cell office:value-type="float" office:value="0.2674" calcext:value-type="float">
            <text:p>0.2674</text:p>
          </table:table-cell>
          <table:table-cell office:value-type="float" office:value="1.188" calcext:value-type="float">
            <text:p>1.188</text:p>
          </table:table-cell>
        </table:table-row>
        <table:table-row table:style-name="ro1">
          <table:table-cell office:value-type="string" calcext:value-type="string">
            <text:p>Inl_RenderCameraStack</text:p>
          </table:table-cell>
          <table:table-cell office:value-type="string" calcext:value-type="string">
            <text:p>Scripts</text:p>
          </table:table-cell>
          <table:table-cell office:value-type="float" office:value="113.0626" calcext:value-type="float">
            <text:p>113.0626</text:p>
          </table:table-cell>
          <table:table-cell office:value-type="float" office:value="0.3768754" calcext:value-type="float">
            <text:p>0.3768754</text:p>
          </table:table-cell>
          <table:table-cell office:value-type="float" office:value="0.2633" calcext:value-type="float">
            <text:p>0.2633</text:p>
          </table:table-cell>
          <table:table-cell office:value-type="float" office:value="1.1805" calcext:value-type="float">
            <text:p>1.1805</text:p>
          </table:table-cell>
        </table:table-row>
        <table:table-row table:style-name="ro1">
          <table:table-cell office:value-type="string" calcext:value-type="string">
            <text:p>Inl_UniversalRenderPipeline.RenderSingleCamera: Main Camera</text:p>
          </table:table-cell>
          <table:table-cell office:value-type="string" calcext:value-type="string">
            <text:p>Scripts</text:p>
          </table:table-cell>
          <table:table-cell office:value-type="float" office:value="56.97689" calcext:value-type="float">
            <text:p>56.97689</text:p>
          </table:table-cell>
          <table:table-cell office:value-type="float" office:value="0.189923" calcext:value-type="float">
            <text:p>0.189923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3607" calcext:value-type="float">
            <text:p>0.3607</text:p>
          </table:table-cell>
        </table:table-row>
        <table:table-row table:style-name="ro1">
          <table:table-cell office:value-type="string" calcext:value-type="string">
            <text:p>Inl_Context.Submit</text:p>
          </table:table-cell>
          <table:table-cell office:value-type="string" calcext:value-type="string">
            <text:p>Scripts</text:p>
          </table:table-cell>
          <table:table-cell office:value-type="float" office:value="43.55001" calcext:value-type="float">
            <text:p>43.55001</text:p>
          </table:table-cell>
          <table:table-cell office:value-type="float" office:value="0.1451667" calcext:value-type="float">
            <text:p>0.1451667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8096" calcext:value-type="float">
            <text:p>0.8096</text:p>
          </table:table-cell>
        </table:table-row>
        <table:table-row table:style-name="ro1">
          <table:table-cell office:value-type="string" calcext:value-type="string">
            <text:p>Inl_ScriptableRenderer.Execute: URPForwarder_Renderer</text:p>
          </table:table-cell>
          <table:table-cell office:value-type="string" calcext:value-type="string">
            <text:p>Scripts</text:p>
          </table:table-cell>
          <table:table-cell office:value-type="float" office:value="30.86589" calcext:value-type="float">
            <text:p>30.86589</text:p>
          </table:table-cell>
          <table:table-cell office:value-type="float" office:value="0.1028863" calcext:value-type="float">
            <text:p>0.1028863</text:p>
          </table:table-cell>
          <table:table-cell office:value-type="float" office:value="0.07030001" calcext:value-type="float">
            <text:p>0.07030001</text:p>
          </table:table-cell>
          <table:table-cell office:value-type="float" office:value="0.2291" calcext:value-type="float">
            <text:p>0.2291</text:p>
          </table:table-cell>
        </table:table-row>
        <table:table-row table:style-name="ro1">
          <table:table-cell office:value-type="string" calcext:value-type="string">
            <text:p>UniversalRenderPipeline.RenderSingleCamera: Main Camera</text:p>
          </table:table-cell>
          <table:table-cell office:value-type="string" calcext:value-type="string">
            <text:p>Scripts</text:p>
          </table:table-cell>
          <table:table-cell office:value-type="float" office:value="30.3014" calcext:value-type="float">
            <text:p>30.3014</text:p>
          </table:table-cell>
          <table:table-cell office:value-type="float" office:value="0.1010047" calcext:value-type="float">
            <text:p>0.1010047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>
          <table:table-cell office:value-type="string" calcext:value-type="string">
            <text:p>ScriptableRenderer.Execute: URPForwarder_Renderer</text:p>
          </table:table-cell>
          <table:table-cell office:value-type="string" calcext:value-type="string">
            <text:p>Scripts</text:p>
          </table:table-cell>
          <table:table-cell office:value-type="float" office:value="26.6498" calcext:value-type="float">
            <text:p>26.6498</text:p>
          </table:table-cell>
          <table:table-cell office:value-type="float" office:value="0.08883267" calcext:value-type="float">
            <text:p>0.08883267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7287" calcext:value-type="float">
            <text:p>0.7287</text:p>
          </table:table-cell>
        </table:table-row>
        <table:table-row table:style-name="ro1">
          <table:table-cell office:value-type="string" calcext:value-type="string">
            <text:p>TimeUpdate.WaitForLastPresentationAndUpdateTime</text:p>
          </table:table-cell>
          <table:table-cell office:value-type="string" calcext:value-type="string">
            <text:p>PlayerLoop</text:p>
          </table:table-cell>
          <table:table-cell office:value-type="float" office:value="22.28959" calcext:value-type="float">
            <text:p>22.28959</text:p>
          </table:table-cell>
          <table:table-cell office:value-type="float" office:value="0.07429862" calcext:value-type="float">
            <text:p>0.07429862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5834" calcext:value-type="float">
            <text:p>0.5834</text:p>
          </table:table-cell>
        </table:table-row>
        <table:table-row table:style-name="ro1">
          <table:table-cell office:value-type="string" calcext:value-type="string">
            <text:p>GfxDeviceD3D11.WaitForLastPresent</text:p>
          </table:table-cell>
          <table:table-cell office:value-type="string" calcext:value-type="string">
            <text:p>Render</text:p>
          </table:table-cell>
          <table:table-cell office:value-type="float" office:value="21.58491" calcext:value-type="float">
            <text:p>21.58491</text:p>
          </table:table-cell>
          <table:table-cell office:value-type="float" office:value="0.07194969" calcext:value-type="float">
            <text:p>0.07194969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5811" calcext:value-type="float">
            <text:p>0.5811</text:p>
          </table:table-cell>
        </table:table-row>
        <table:table-row table:style-name="ro1">
          <table:table-cell office:value-type="string" calcext:value-type="string">
            <text:p>DXGI.WaitOnSwapChain</text:p>
          </table:table-cell>
          <table:table-cell office:value-type="string" calcext:value-type="string">
            <text:p>PlayerLoop</text:p>
          </table:table-cell>
          <table:table-cell office:value-type="float" office:value="20.70869" calcext:value-type="float">
            <text:p>20.70869</text:p>
          </table:table-cell>
          <table:table-cell office:value-type="float" office:value="0.06902898" calcext:value-type="float">
            <text:p>0.0690289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5773" calcext:value-type="float">
            <text:p>0.5773</text:p>
          </table:table-cell>
        </table:table-row>
        <table:table-row table:style-name="ro1">
          <table:table-cell office:value-type="string" calcext:value-type="string">
            <text:p>CullScriptable</text:p>
          </table:table-cell>
          <table:table-cell office:value-type="string" calcext:value-type="string">
            <text:p>Render</text:p>
          </table:table-cell>
          <table:table-cell office:value-type="float" office:value="17.12671" calcext:value-type="float">
            <text:p>17.12671</text:p>
          </table:table-cell>
          <table:table-cell office:value-type="float" office:value="0.05708903" calcext:value-type="float">
            <text:p>0.05708903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1449" calcext:value-type="float">
            <text:p>0.1449</text:p>
          </table:table-cell>
        </table:table-row>
        <table:table-row table:style-name="ro1">
          <table:table-cell office:value-type="string" calcext:value-type="string">
            <text:p>SceneCulling</text:p>
          </table:table-cell>
          <table:table-cell office:value-type="string" calcext:value-type="string">
            <text:p>Render</text:p>
          </table:table-cell>
          <table:table-cell office:value-type="float" office:value="9.637995" calcext:value-type="float">
            <text:p>9.637995</text:p>
          </table:table-cell>
          <table:table-cell office:value-type="float" office:value="0.03212665" calcext:value-type="float">
            <text:p>0.03212665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1098" calcext:value-type="float">
            <text:p>0.1098</text:p>
          </table:table-cell>
        </table:table-row>
        <table:table-row table:style-name="ro1">
          <table:table-cell office:value-type="string" calcext:value-type="string">
            <text:p>Inl_RenderPassBlock.MainRenderingTransparent</text:p>
          </table:table-cell>
          <table:table-cell office:value-type="string" calcext:value-type="string">
            <text:p>Scripts</text:p>
          </table:table-cell>
          <table:table-cell office:value-type="float" office:value="9.295701" calcext:value-type="float">
            <text:p>9.295701</text:p>
          </table:table-cell>
          <table:table-cell office:value-type="float" office:value="0.03098567" calcext:value-type="float">
            <text:p>0.03098567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1224" calcext:value-type="float">
            <text:p>0.1224</text:p>
          </table:table-cell>
        </table:table-row>
        <table:table-row table:style-name="ro1">
          <table:table-cell office:value-type="string" calcext:value-type="string">
            <text:p>Inl_RenderPassBlock.BeforeRendering</text:p>
          </table:table-cell>
          <table:table-cell office:value-type="string" calcext:value-type="string">
            <text:p>Scripts</text:p>
          </table:table-cell>
          <table:table-cell office:value-type="float" office:value="6.923298" calcext:value-type="float">
            <text:p>6.923298</text:p>
          </table:table-cell>
          <table:table-cell office:value-type="float" office:value="0.02307766" calcext:value-type="float">
            <text:p>0.02307766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881" calcext:value-type="float">
            <text:p>0.0881</text:p>
          </table:table-cell>
        </table:table-row>
        <table:table-row table:style-name="ro1">
          <table:table-cell office:value-type="string" calcext:value-type="string">
            <text:p>Inl_MainLightShadowCasterPass</text:p>
          </table:table-cell>
          <table:table-cell office:value-type="string" calcext:value-type="string">
            <text:p>Scripts</text:p>
          </table:table-cell>
          <table:table-cell office:value-type="float" office:value="6.764203" calcext:value-type="float">
            <text:p>6.764203</text:p>
          </table:table-cell>
          <table:table-cell office:value-type="float" office:value="0.02254734" calcext:value-type="float">
            <text:p>0.02254734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875" calcext:value-type="float">
            <text:p>0.0875</text:p>
          </table:table-cell>
        </table:table-row>
        <table:table-row table:style-name="ro1">
          <table:table-cell office:value-type="string" calcext:value-type="string">
            <text:p>PostLateUpdate.UpdateAllRenderers</text:p>
          </table:table-cell>
          <table:table-cell office:value-type="string" calcext:value-type="string">
            <text:p>PlayerLoop</text:p>
          </table:table-cell>
          <table:table-cell office:value-type="float" office:value="5.9349" calcext:value-type="float">
            <text:p>5.9349</text:p>
          </table:table-cell>
          <table:table-cell office:value-type="float" office:value="0.019783" calcext:value-type="float">
            <text:p>0.019783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1343" calcext:value-type="float">
            <text:p>0.1343</text:p>
          </table:table-cell>
        </table:table-row>
        <table:table-row table:style-name="ro1">
          <table:table-cell office:value-type="string" calcext:value-type="string">
            <text:p>Inl_UpdateVolumeFramework</text:p>
          </table:table-cell>
          <table:table-cell office:value-type="string" calcext:value-type="string">
            <text:p>Scripts</text:p>
          </table:table-cell>
          <table:table-cell office:value-type="float" office:value="5.425799" calcext:value-type="float">
            <text:p>5.425799</text:p>
          </table:table-cell>
          <table:table-cell office:value-type="float" office:value="0.018086" calcext:value-type="float">
            <text:p>0.01808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994" calcext:value-type="float">
            <text:p>0.0994</text:p>
          </table:table-cell>
        </table:table-row>
        <table:table-row table:style-name="ro1">
          <table:table-cell office:value-type="string" calcext:value-type="string">
            <text:p>Shadows.PrepareDrawShadows</text:p>
          </table:table-cell>
          <table:table-cell office:value-type="string" calcext:value-type="string">
            <text:p>Render</text:p>
          </table:table-cell>
          <table:table-cell office:value-type="float" office:value="4.801102" calcext:value-type="float">
            <text:p>4.801102</text:p>
          </table:table-cell>
          <table:table-cell office:value-type="float" office:value="0.01600367" calcext:value-type="float">
            <text:p>0.01600367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598" calcext:value-type="float">
            <text:p>0.0598</text:p>
          </table:table-cell>
        </table:table-row>
        <table:table-row table:style-name="ro1">
          <table:table-cell office:value-type="string" calcext:value-type="string">
            <text:p>Inl_ScriptableRenderer.Setup</text:p>
          </table:table-cell>
          <table:table-cell office:value-type="string" calcext:value-type="string">
            <text:p>Scripts</text:p>
          </table:table-cell>
          <table:table-cell office:value-type="float" office:value="4.760902" calcext:value-type="float">
            <text:p>4.760902</text:p>
          </table:table-cell>
          <table:table-cell office:value-type="float" office:value="0.01586967" calcext:value-type="float">
            <text:p>0.01586967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687" calcext:value-type="float">
            <text:p>0.0687</text:p>
          </table:table-cell>
        </table:table-row>
        <table:table-row table:style-name="ro1">
          <table:table-cell office:value-type="string" calcext:value-type="string">
            <text:p>CullResults.CreateSharedRendererScene</text:p>
          </table:table-cell>
          <table:table-cell office:value-type="string" calcext:value-type="string">
            <text:p>Render</text:p>
          </table:table-cell>
          <table:table-cell office:value-type="float" office:value="4.655302" calcext:value-type="float">
            <text:p>4.655302</text:p>
          </table:table-cell>
          <table:table-cell office:value-type="float" office:value="0.01551767" calcext:value-type="float">
            <text:p>0.01551767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862" calcext:value-type="float">
            <text:p>0.0862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4.440868" calcext:value-type="float">
            <text:p>4.440868</text:p>
          </table:table-cell>
          <table:table-cell office:value-type="float" office:value="0.01480289" calcext:value-type="float">
            <text:p>0.01480289</text:p>
          </table:table-cell>
          <table:table-cell office:value-type="float" office:value="0" calcext:value-type="float">
            <text:p>0</text:p>
          </table:table-cell>
          <table:table-cell office:value-type="float" office:value="0.1301" calcext:value-type="float">
            <text:p>0.1301</text:p>
          </table:table-cell>
        </table:table-row>
        <table:table-row table:style-name="ro1">
          <table:table-cell office:value-type="string" calcext:value-type="string">
            <text:p>MainLightShadow</text:p>
          </table:table-cell>
          <table:table-cell office:value-type="string" calcext:value-type="string">
            <text:p>Scripts</text:p>
          </table:table-cell>
          <table:table-cell office:value-type="float" office:value="4.345799" calcext:value-type="float">
            <text:p>4.345799</text:p>
          </table:table-cell>
          <table:table-cell office:value-type="float" office:value="0.014486" calcext:value-type="float">
            <text:p>0.014486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601" calcext:value-type="float">
            <text:p>0.0601</text:p>
          </table:table-cell>
        </table:table-row>
        <table:table-row table:style-name="ro1">
          <table:table-cell office:value-type="string" calcext:value-type="string">
            <text:p>CullAllVisibleLights</text:p>
          </table:table-cell>
          <table:table-cell office:value-type="string" calcext:value-type="string">
            <text:p>Render</text:p>
          </table:table-cell>
          <table:table-cell office:value-type="float" office:value="3.9158" calcext:value-type="float">
            <text:p>3.9158</text:p>
          </table:table-cell>
          <table:table-cell office:value-type="float" office:value="0.01305267" calcext:value-type="float">
            <text:p>0.01305267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356" calcext:value-type="float">
            <text:p>0.0356</text:p>
          </table:table-cell>
        </table:table-row>
        <table:table-row table:style-name="ro1">
          <table:table-cell office:value-type="string" calcext:value-type="string">
            <text:p>Update.ScriptRunBehaviourUpdate</text:p>
          </table:table-cell>
          <table:table-cell office:value-type="string" calcext:value-type="string">
            <text:p>PlayerLoop</text:p>
          </table:table-cell>
          <table:table-cell office:value-type="float" office:value="3.4128" calcext:value-type="float">
            <text:p>3.4128</text:p>
          </table:table-cell>
          <table:table-cell office:value-type="float" office:value="0.011376" calcext:value-type="float">
            <text:p>0.011376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662" calcext:value-type="float">
            <text:p>0.0662</text:p>
          </table:table-cell>
        </table:table-row>
        <table:table-row table:style-name="ro1">
          <table:table-cell office:value-type="string" calcext:value-type="string">
            <text:p>Inl_RenderPassBlock.MainRenderingOpaque</text:p>
          </table:table-cell>
          <table:table-cell office:value-type="string" calcext:value-type="string">
            <text:p>Scripts</text:p>
          </table:table-cell>
          <table:table-cell office:value-type="float" office:value="3.3426" calcext:value-type="float">
            <text:p>3.3426</text:p>
          </table:table-cell>
          <table:table-cell office:value-type="float" office:value="0.011142" calcext:value-type="float">
            <text:p>0.011142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469" calcext:value-type="float">
            <text:p>0.0469</text:p>
          </table:table-cell>
        </table:table-row>
        <table:table-row table:style-name="ro1">
          <table:table-cell office:value-type="string" calcext:value-type="string">
            <text:p>BehaviourUpdate</text:p>
          </table:table-cell>
          <table:table-cell office:value-type="string" calcext:value-type="string">
            <text:p>PlayerLoop</text:p>
          </table:table-cell>
          <table:table-cell office:value-type="float" office:value="3.2899" calcext:value-type="float">
            <text:p>3.2899</text:p>
          </table:table-cell>
          <table:table-cell office:value-type="float" office:value="0.01096633" calcext:value-type="float">
            <text:p>0.01096633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656" calcext:value-type="float">
            <text:p>0.0656</text:p>
          </table:table-cell>
        </table:table-row>
        <table:table-row table:style-name="ro1">
          <table:table-cell office:value-type="string" calcext:value-type="string">
            <text:p>Inl_DrawObjectsPass</text:p>
          </table:table-cell>
          <table:table-cell office:value-type="string" calcext:value-type="string">
            <text:p>Scripts</text:p>
          </table:table-cell>
          <table:table-cell office:value-type="float" office:value="3.189099" calcext:value-type="float">
            <text:p>3.189099</text:p>
          </table:table-cell>
          <table:table-cell office:value-type="float" office:value="0.01063033" calcext:value-type="float">
            <text:p>0.0106303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458" calcext:value-type="float">
            <text:p>0.0458</text:p>
          </table:table-cell>
        </table:table-row>
        <table:table-row table:style-name="ro1">
          <table:table-cell office:value-type="string" calcext:value-type="string">
            <text:p>Inl_UniversalRenderPipeline.InitializeCameraData</text:p>
          </table:table-cell>
          <table:table-cell office:value-type="string" calcext:value-type="string">
            <text:p>Scripts</text:p>
          </table:table-cell>
          <table:table-cell office:value-type="float" office:value="3.097201" calcext:value-type="float">
            <text:p>3.097201</text:p>
          </table:table-cell>
          <table:table-cell office:value-type="float" office:value="0.010324" calcext:value-type="float">
            <text:p>0.010324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Inl_CopyDepthPass</text:p>
          </table:table-cell>
          <table:table-cell office:value-type="string" calcext:value-type="string">
            <text:p>Scripts</text:p>
          </table:table-cell>
          <table:table-cell office:value-type="float" office:value="2.709701" calcext:value-type="float">
            <text:p>2.709701</text:p>
          </table:table-cell>
          <table:table-cell office:value-type="float" office:value="0.009032337" calcext:value-type="float">
            <text:p>0.00903233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619" calcext:value-type="float">
            <text:p>0.0619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2.7021" calcext:value-type="float">
            <text:p>2.7021</text:p>
          </table:table-cell>
          <table:table-cell office:value-type="float" office:value="0.009007" calcext:value-type="float">
            <text:p>0.009007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587" calcext:value-type="float">
            <text:p>0.0587</text:p>
          </table:table-cell>
        </table:table-row>
        <table:table-row table:style-name="ro1">
          <table:table-cell office:value-type="string" calcext:value-type="string">
            <text:p>Inl_MainLightShadow</text:p>
          </table:table-cell>
          <table:table-cell office:value-type="string" calcext:value-type="string">
            <text:p>Scripts</text:p>
          </table:table-cell>
          <table:table-cell office:value-type="float" office:value="2.6661" calcext:value-type="float">
            <text:p>2.6661</text:p>
          </table:table-cell>
          <table:table-cell office:value-type="float" office:value="0.008887001" calcext:value-type="float">
            <text:p>0.00888700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749" calcext:value-type="float">
            <text:p>0.0749</text:p>
          </table:table-cell>
        </table:table-row>
        <table:table-row table:style-name="ro1">
          <table:table-cell office:value-type="string" calcext:value-type="string">
            <text:p>Shadows.ExecuteDrawShadows</text:p>
          </table:table-cell>
          <table:table-cell office:value-type="string" calcext:value-type="string">
            <text:p>Render</text:p>
          </table:table-cell>
          <table:table-cell office:value-type="float" office:value="2.5625" calcext:value-type="float">
            <text:p>2.5625</text:p>
          </table:table-cell>
          <table:table-cell office:value-type="float" office:value="0.008541668" calcext:value-type="float">
            <text:p>0.00854166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417" calcext:value-type="float">
            <text:p>0.0417</text:p>
          </table:table-cell>
        </table:table-row>
        <table:table-row table:style-name="ro1">
          <table:table-cell office:value-type="string" calcext:value-type="string">
            <text:p>PrepareSceneNodes</text:p>
          </table:table-cell>
          <table:table-cell office:value-type="string" calcext:value-type="string">
            <text:p>Render</text:p>
          </table:table-cell>
          <table:table-cell office:value-type="float" office:value="2.5013" calcext:value-type="float">
            <text:p>2.5013</text:p>
          </table:table-cell>
          <table:table-cell office:value-type="float" office:value="0.008337665" calcext:value-type="float">
            <text:p>0.00833766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307" calcext:value-type="float">
            <text:p>0.0307</text:p>
          </table:table-cell>
        </table:table-row>
        <table:table-row table:style-name="ro1">
          <table:table-cell office:value-type="string" calcext:value-type="string">
            <text:p>Inl_DrawObjectsPass</text:p>
          </table:table-cell>
          <table:table-cell office:value-type="string" calcext:value-type="string">
            <text:p>Scripts</text:p>
          </table:table-cell>
          <table:table-cell office:value-type="float" office:value="2.460599" calcext:value-type="float">
            <text:p>2.460599</text:p>
          </table:table-cell>
          <table:table-cell office:value-type="float" office:value="0.008201998" calcext:value-type="float">
            <text:p>0.008201998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6680001" calcext:value-type="float">
            <text:p>0.06680001</text:p>
          </table:table-cell>
        </table:table-row>
        <table:table-row table:style-name="ro1">
          <table:table-cell office:value-type="string" calcext:value-type="string">
            <text:p>Inl_UniversalRenderPipeline.InitializeStackedCameraData</text:p>
          </table:table-cell>
          <table:table-cell office:value-type="string" calcext:value-type="string">
            <text:p>Scripts</text:p>
          </table:table-cell>
          <table:table-cell office:value-type="float" office:value="2.3374" calcext:value-type="float">
            <text:p>2.3374</text:p>
          </table:table-cell>
          <table:table-cell office:value-type="float" office:value="0.007791335" calcext:value-type="float">
            <text:p>0.007791335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385" calcext:value-type="float">
            <text:p>0.0385</text:p>
          </table:table-cell>
        </table:table-row>
        <table:table-row table:style-name="ro1">
          <table:table-cell office:value-type="string" calcext:value-type="string">
            <text:p>PreLateUpdate.EndGraphicsJobsAfterScriptUpdate</text:p>
          </table:table-cell>
          <table:table-cell office:value-type="string" calcext:value-type="string">
            <text:p>PlayerLoop</text:p>
          </table:table-cell>
          <table:table-cell office:value-type="float" office:value="2.304801" calcext:value-type="float">
            <text:p>2.304801</text:p>
          </table:table-cell>
          <table:table-cell office:value-type="float" office:value="0.007682669" calcext:value-type="float">
            <text:p>0.007682669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838" calcext:value-type="float">
            <text:p>0.0838</text:p>
          </table:table-cell>
        </table:table-row>
        <table:table-row table:style-name="ro1">
          <table:table-cell office:value-type="string" calcext:value-type="string">
            <text:p>DrawOpaqueObjects</text:p>
          </table:table-cell>
          <table:table-cell office:value-type="string" calcext:value-type="string">
            <text:p>Scripts</text:p>
          </table:table-cell>
          <table:table-cell office:value-type="float" office:value="2.272601" calcext:value-type="float">
            <text:p>2.272601</text:p>
          </table:table-cell>
          <table:table-cell office:value-type="float" office:value="0.007575335" calcext:value-type="float">
            <text:p>0.007575335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452" calcext:value-type="float">
            <text:p>0.0452</text:p>
          </table:table-cell>
        </table:table-row>
        <table:table-row table:style-name="ro1">
          <table:table-cell office:value-type="string" calcext:value-type="string">
            <text:p>EndGraphicsJobs</text:p>
          </table:table-cell>
          <table:table-cell office:value-type="string" calcext:value-type="string">
            <text:p>Render</text:p>
          </table:table-cell>
          <table:table-cell office:value-type="float" office:value="2.2544" calcext:value-type="float">
            <text:p>2.2544</text:p>
          </table:table-cell>
          <table:table-cell office:value-type="float" office:value="0.007514666" calcext:value-type="float">
            <text:p>0.00751466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836" calcext:value-type="float">
            <text:p>0.0836</text:p>
          </table:table-cell>
        </table:table-row>
        <table:table-row table:style-name="ro1">
          <table:table-cell office:value-type="string" calcext:value-type="string">
            <text:p>FixedUpdate.PhysicsFixedUpdate</text:p>
          </table:table-cell>
          <table:table-cell office:value-type="string" calcext:value-type="string">
            <text:p>PlayerLoop</text:p>
          </table:table-cell>
          <table:table-cell office:value-type="float" office:value="2.205" calcext:value-type="float">
            <text:p>2.205</text:p>
          </table:table-cell>
          <table:table-cell office:value-type="float" office:value="0.007350001" calcext:value-type="float">
            <text:p>0.007350001</text:p>
          </table:table-cell>
          <table:table-cell office:value-type="float" office:value="0.1907" calcext:value-type="float">
            <text:p>0.1907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2.1938" calcext:value-type="float">
            <text:p>2.1938</text:p>
          </table:table-cell>
          <table:table-cell office:value-type="float" office:value="0.007312667" calcext:value-type="float">
            <text:p>0.007312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556" calcext:value-type="float">
            <text:p>0.0556</text:p>
          </table:table-cell>
        </table:table-row>
        <table:table-row table:style-name="ro1">
          <table:table-cell office:value-type="string" calcext:value-type="string">
            <text:p>Gfx.EndAsyncJobFrame</text:p>
          </table:table-cell>
          <table:table-cell office:value-type="string" calcext:value-type="string">
            <text:p>Render</text:p>
          </table:table-cell>
          <table:table-cell office:value-type="float" office:value="2.171" calcext:value-type="float">
            <text:p>2.171</text:p>
          </table:table-cell>
          <table:table-cell office:value-type="float" office:value="0.007236667" calcext:value-type="float">
            <text:p>0.007236667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832" calcext:value-type="float">
            <text:p>0.0832</text:p>
          </table:table-cell>
        </table:table-row>
        <table:table-row table:style-name="ro1">
          <table:table-cell office:value-type="string" calcext:value-type="string">
            <text:p>WaitForRenderJobs</text:p>
          </table:table-cell>
          <table:table-cell office:value-type="string" calcext:value-type="string">
            <text:p>Render</text:p>
          </table:table-cell>
          <table:table-cell office:value-type="float" office:value="2.116901" calcext:value-type="float">
            <text:p>2.116901</text:p>
          </table:table-cell>
          <table:table-cell office:value-type="float" office:value="0.007056335" calcext:value-type="float">
            <text:p>0.0070563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831" calcext:value-type="float">
            <text:p>0.0831</text:p>
          </table:table-cell>
        </table:table-row>
        <table:table-row table:style-name="ro1">
          <table:table-cell office:value-type="string" calcext:value-type="string">
            <text:p>Inl_RenderPassBlock.AfterRendering</text:p>
          </table:table-cell>
          <table:table-cell office:value-type="string" calcext:value-type="string">
            <text:p>Scripts</text:p>
          </table:table-cell>
          <table:table-cell office:value-type="float" office:value="2.114001" calcext:value-type="float">
            <text:p>2.114001</text:p>
          </table:table-cell>
          <table:table-cell office:value-type="float" office:value="0.007046669" calcext:value-type="float">
            <text:p>0.007046669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 office:value-type="string" calcext:value-type="string">
            <text:p>CullSendEvents</text:p>
          </table:table-cell>
          <table:table-cell office:value-type="string" calcext:value-type="string">
            <text:p>Render</text:p>
          </table:table-cell>
          <table:table-cell office:value-type="float" office:value="2.0263" calcext:value-type="float">
            <text:p>2.0263</text:p>
          </table:table-cell>
          <table:table-cell office:value-type="float" office:value="0.006754334" calcext:value-type="float">
            <text:p>0.006754334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755" calcext:value-type="float">
            <text:p>0.0755</text:p>
          </table:table-cell>
        </table:table-row>
        <table:table-row table:style-name="ro1">
          <table:table-cell office:value-type="string" calcext:value-type="string">
            <text:p>Inl_FinalBlitPass</text:p>
          </table:table-cell>
          <table:table-cell office:value-type="string" calcext:value-type="string">
            <text:p>Scripts</text:p>
          </table:table-cell>
          <table:table-cell office:value-type="float" office:value="1.977099" calcext:value-type="float">
            <text:p>1.977099</text:p>
          </table:table-cell>
          <table:table-cell office:value-type="float" office:value="0.006590331" calcext:value-type="float">
            <text:p>0.00659033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1.9736" calcext:value-type="float">
            <text:p>1.9736</text:p>
          </table:table-cell>
          <table:table-cell office:value-type="float" office:value="0.006578666" calcext:value-type="float">
            <text:p>0.006578666</text:p>
          </table:table-cell>
          <table:table-cell office:value-type="float" office:value="0" calcext:value-type="float">
            <text:p>0</text:p>
          </table:table-cell>
          <table:table-cell office:value-type="float" office:value="0.0552" calcext:value-type="float">
            <text:p>0.0552</text:p>
          </table:table-cell>
        </table:table-row>
        <table:table-row table:style-name="ro1">
          <table:table-cell office:value-type="string" calcext:value-type="string">
            <text:p>Inl_CopyColorPass</text:p>
          </table:table-cell>
          <table:table-cell office:value-type="string" calcext:value-type="string">
            <text:p>Scripts</text:p>
          </table:table-cell>
          <table:table-cell office:value-type="float" office:value="1.929399" calcext:value-type="float">
            <text:p>1.929399</text:p>
          </table:table-cell>
          <table:table-cell office:value-type="float" office:value="0.00643133" calcext:value-type="float">
            <text:p>0.00643133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Inl_UniversalRenderPipeline.InitializeRenderingData</text:p>
          </table:table-cell>
          <table:table-cell office:value-type="string" calcext:value-type="string">
            <text:p>Scripts</text:p>
          </table:table-cell>
          <table:table-cell office:value-type="float" office:value="1.9019" calcext:value-type="float">
            <text:p>1.9019</text:p>
          </table:table-cell>
          <table:table-cell office:value-type="float" office:value="0.006339668" calcext:value-type="float">
            <text:p>0.00633966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363" calcext:value-type="float">
            <text:p>0.0363</text:p>
          </table:table-cell>
        </table:table-row>
        <table:table-row table:style-name="ro1">
          <table:table-cell office:value-type="string" calcext:value-type="string">
            <text:p>Unity.RenderPipelines.Core.Runtime.dll!UnityEngine.Rendering::DebugUpdater.Update()</text:p>
          </table:table-cell>
          <table:table-cell office:value-type="string" calcext:value-type="string">
            <text:p>Scripts</text:p>
          </table:table-cell>
          <table:table-cell office:value-type="float" office:value="1.898201" calcext:value-type="float">
            <text:p>1.898201</text:p>
          </table:table-cell>
          <table:table-cell office:value-type="float" office:value="0.006327335" calcext:value-type="float">
            <text:p>0.006327335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594" calcext:value-type="float">
            <text:p>0.0594</text:p>
          </table:table-cell>
        </table:table-row>
        <table:table-row table:style-name="ro1">
          <table:table-cell office:value-type="string" calcext:value-type="string">
            <text:p>CopyColor</text:p>
          </table:table-cell>
          <table:table-cell office:value-type="string" calcext:value-type="string">
            <text:p>Scripts</text:p>
          </table:table-cell>
          <table:table-cell office:value-type="float" office:value="1.8687" calcext:value-type="float">
            <text:p>1.8687</text:p>
          </table:table-cell>
          <table:table-cell office:value-type="float" office:value="0.006228999" calcext:value-type="float">
            <text:p>0.006228999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519" calcext:value-type="float">
            <text:p>0.0519</text:p>
          </table:table-cell>
        </table:table-row>
        <table:table-row table:style-name="ro1">
          <table:table-cell office:value-type="string" calcext:value-type="string">
            <text:p>Shadows.CullDirectionalShadowCasters</text:p>
          </table:table-cell>
          <table:table-cell office:value-type="string" calcext:value-type="string">
            <text:p>Render</text:p>
          </table:table-cell>
          <table:table-cell office:value-type="float" office:value="1.846701" calcext:value-type="float">
            <text:p>1.846701</text:p>
          </table:table-cell>
          <table:table-cell office:value-type="float" office:value="0.006155668" calcext:value-type="float">
            <text:p>0.006155668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237" calcext:value-type="float">
            <text:p>0.0237</text:p>
          </table:table-cell>
        </table:table-row>
        <table:table-row table:style-name="ro1">
          <table:table-cell office:value-type="string" calcext:value-type="string">
            <text:p>WatermarkRender</text:p>
          </table:table-cell>
          <table:table-cell office:value-type="string" calcext:value-type="string">
            <text:p>Render</text:p>
          </table:table-cell>
          <table:table-cell office:value-type="float" office:value="1.8429" calcext:value-type="float">
            <text:p>1.8429</text:p>
          </table:table-cell>
          <table:table-cell office:value-type="float" office:value="0.006142999" calcext:value-type="float">
            <text:p>0.006142999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 office:value-type="float" office:value="1.826196" calcext:value-type="float">
            <text:p>1.826196</text:p>
          </table:table-cell>
          <table:table-cell office:value-type="float" office:value="0.006087321" calcext:value-type="float">
            <text:p>0.00608732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428" calcext:value-type="float">
            <text:p>0.0428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1.7898" calcext:value-type="float">
            <text:p>1.7898</text:p>
          </table:table-cell>
          <table:table-cell office:value-type="float" office:value="0.005966" calcext:value-type="float">
            <text:p>0.00596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1235" calcext:value-type="float">
            <text:p>0.1235</text:p>
          </table:table-cell>
        </table:table-row>
        <table:table-row table:style-name="ro1">
          <table:table-cell office:value-type="string" calcext:value-type="string">
            <text:p>Inl_ScriptableRenderer.SetupLights</text:p>
          </table:table-cell>
          <table:table-cell office:value-type="string" calcext:value-type="string">
            <text:p>Scripts</text:p>
          </table:table-cell>
          <table:table-cell office:value-type="float" office:value="1.787099" calcext:value-type="float">
            <text:p>1.787099</text:p>
          </table:table-cell>
          <table:table-cell office:value-type="float" office:value="0.005956995" calcext:value-type="float">
            <text:p>0.005956995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1">
          <table:table-cell office:value-type="string" calcext:value-type="string">
            <text:p>Camera.RenderSkybox</text:p>
          </table:table-cell>
          <table:table-cell office:value-type="string" calcext:value-type="string">
            <text:p>Render</text:p>
          </table:table-cell>
          <table:table-cell office:value-type="float" office:value="1.6966" calcext:value-type="float">
            <text:p>1.6966</text:p>
          </table:table-cell>
          <table:table-cell office:value-type="float" office:value="0.005655333" calcext:value-type="float">
            <text:p>0.00565533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467" calcext:value-type="float">
            <text:p>0.0467</text:p>
          </table:table-cell>
        </table:table-row>
        <table:table-row table:style-name="ro1">
          <table:table-cell office:value-type="string" calcext:value-type="string">
            <text:p>Physics.Processing</text:p>
          </table:table-cell>
          <table:table-cell office:value-type="string" calcext:value-type="string">
            <text:p>Physics</text:p>
          </table:table-cell>
          <table:table-cell office:value-type="float" office:value="1.6919" calcext:value-type="float">
            <text:p>1.6919</text:p>
          </table:table-cell>
          <table:table-cell office:value-type="float" office:value="0.005639667" calcext:value-type="float">
            <text:p>0.005639667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2129" calcext:value-type="float">
            <text:p>0.2129</text:p>
          </table:table-cell>
        </table:table-row>
        <table:table-row table:style-name="ro1">
          <table:table-cell office:value-type="string" calcext:value-type="string">
            <text:p>Shadows.ScheduleRenderJobs</text:p>
          </table:table-cell>
          <table:table-cell office:value-type="string" calcext:value-type="string">
            <text:p>Render</text:p>
          </table:table-cell>
          <table:table-cell office:value-type="float" office:value="1.6728" calcext:value-type="float">
            <text:p>1.6728</text:p>
          </table:table-cell>
          <table:table-cell office:value-type="float" office:value="0.005575999" calcext:value-type="float">
            <text:p>0.005575999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361" calcext:value-type="float">
            <text:p>0.0361</text:p>
          </table:table-cell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 office:value-type="float" office:value="1.6332" calcext:value-type="float">
            <text:p>1.6332</text:p>
          </table:table-cell>
          <table:table-cell office:value-type="float" office:value="0.005444" calcext:value-type="float">
            <text:p>0.005444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426" calcext:value-type="float">
            <text:p>0.0426</text:p>
          </table:table-cell>
        </table:table-row>
        <table:table-row table:style-name="ro1">
          <table:table-cell office:value-type="string" calcext:value-type="string">
            <text:p>Inl_ScriptableRenderer.ClearRenderingState</text:p>
          </table:table-cell>
          <table:table-cell office:value-type="string" calcext:value-type="string">
            <text:p>Scripts</text:p>
          </table:table-cell>
          <table:table-cell office:value-type="float" office:value="1.5868" calcext:value-type="float">
            <text:p>1.5868</text:p>
          </table:table-cell>
          <table:table-cell office:value-type="float" office:value="0.005289334" calcext:value-type="float">
            <text:p>0.005289334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office:value-type="string" calcext:value-type="string">
            <text:p>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1.539897" calcext:value-type="float">
            <text:p>1.539897</text:p>
          </table:table-cell>
          <table:table-cell office:value-type="float" office:value="0.00513299" calcext:value-type="float">
            <text:p>0.00513299</text:p>
          </table:table-cell>
          <table:table-cell office:value-type="float" office:value="0" calcext:value-type="float">
            <text:p>0</text:p>
          </table:table-cell>
          <table:table-cell office:value-type="float" office:value="0.0451" calcext:value-type="float">
            <text:p>0.0451</text:p>
          </table:table-cell>
        </table:table-row>
        <table:table-row table:style-name="ro1">
          <table:table-cell office:value-type="string" calcext:value-type="string">
            <text:p>PostLateUpdate.UpdateAudio</text:p>
          </table:table-cell>
          <table:table-cell office:value-type="string" calcext:value-type="string">
            <text:p>PlayerLoop</text:p>
          </table:table-cell>
          <table:table-cell office:value-type="float" office:value="1.53" calcext:value-type="float">
            <text:p>1.53</text:p>
          </table:table-cell>
          <table:table-cell office:value-type="float" office:value="0.005100001" calcext:value-type="float">
            <text:p>0.0051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string" calcext:value-type="string">
            <text:p>Gfx.WaitForPresentOnGfxThread</text:p>
          </table:table-cell>
          <table:table-cell office:value-type="string" calcext:value-type="string">
            <text:p>Render</text:p>
          </table:table-cell>
          <table:table-cell office:value-type="float" office:value="1.501099" calcext:value-type="float">
            <text:p>1.501099</text:p>
          </table:table-cell>
          <table:table-cell office:value-type="float" office:value="0.005003663" calcext:value-type="float">
            <text:p>0.00500366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2195" calcext:value-type="float">
            <text:p>0.2195</text:p>
          </table:table-cell>
        </table:table-row>
        <table:table-row table:style-name="ro1">
          <table:table-cell office:value-type="string" calcext:value-type="string">
            <text:p>PreUpdate.SendMouseEvents</text:p>
          </table:table-cell>
          <table:table-cell office:value-type="string" calcext:value-type="string">
            <text:p>PlayerLoop</text:p>
          </table:table-cell>
          <table:table-cell office:value-type="float" office:value="1.4841" calcext:value-type="float">
            <text:p>1.4841</text:p>
          </table:table-cell>
          <table:table-cell office:value-type="float" office:value="0.004946999" calcext:value-type="float">
            <text:p>0.00494699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string" calcext:value-type="string">
            <text:p>PostLateUpdate.PlayerSendFrameStarted</text:p>
          </table:table-cell>
          <table:table-cell office:value-type="string" calcext:value-type="string">
            <text:p>PlayerLoop</text:p>
          </table:table-cell>
          <table:table-cell office:value-type="float" office:value="1.4829" calcext:value-type="float">
            <text:p>1.4829</text:p>
          </table:table-cell>
          <table:table-cell office:value-type="float" office:value="0.004943001" calcext:value-type="float">
            <text:p>0.00494300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573" calcext:value-type="float">
            <text:p>0.0573</text:p>
          </table:table-cell>
        </table:table-row>
        <table:table-row table:style-name="ro1">
          <table:table-cell office:value-type="string" calcext:value-type="string">
            <text:p>PostLateUpdate.ProfilerEndFrame</text:p>
          </table:table-cell>
          <table:table-cell office:value-type="string" calcext:value-type="string">
            <text:p>PlayerLoop</text:p>
          </table:table-cell>
          <table:table-cell office:value-type="float" office:value="1.470501" calcext:value-type="float">
            <text:p>1.470501</text:p>
          </table:table-cell>
          <table:table-cell office:value-type="float" office:value="0.004901669" calcext:value-type="float">
            <text:p>0.004901669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263" calcext:value-type="float">
            <text:p>0.0263</text:p>
          </table:table-cell>
        </table:table-row>
        <table:table-row table:style-name="ro1">
          <table:table-cell office:value-type="string" calcext:value-type="string">
            <text:p>Inl_Setup Main Shadowmap</text:p>
          </table:table-cell>
          <table:table-cell office:value-type="string" calcext:value-type="string">
            <text:p>Scripts</text:p>
          </table:table-cell>
          <table:table-cell office:value-type="float" office:value="1.4692" calcext:value-type="float">
            <text:p>1.4692</text:p>
          </table:table-cell>
          <table:table-cell office:value-type="float" office:value="0.004897334" calcext:value-type="float">
            <text:p>0.004897334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358" calcext:value-type="float">
            <text:p>0.0358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1.4517" calcext:value-type="float">
            <text:p>1.4517</text:p>
          </table:table-cell>
          <table:table-cell office:value-type="float" office:value="0.004839001" calcext:value-type="float">
            <text:p>0.004839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2192" calcext:value-type="float">
            <text:p>0.2192</text:p>
          </table:table-cell>
        </table:table-row>
        <table:table-row table:style-name="ro1">
          <table:table-cell office:value-type="string" calcext:value-type="string">
            <text:p>Profiler.FlushCounters</text:p>
          </table:table-cell>
          <table:table-cell office:value-type="string" calcext:value-type="string">
            <text:p>Overhead</text:p>
          </table:table-cell>
          <table:table-cell office:value-type="float" office:value="1.4192" calcext:value-type="float">
            <text:p>1.4192</text:p>
          </table:table-cell>
          <table:table-cell office:value-type="float" office:value="0.004730666" calcext:value-type="float">
            <text:p>0.00473066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Monobehaviour.OnMouse_</text:p>
          </table:table-cell>
          <table:table-cell office:value-type="string" calcext:value-type="string">
            <text:p>Scripts</text:p>
          </table:table-cell>
          <table:table-cell office:value-type="float" office:value="1.4009" calcext:value-type="float">
            <text:p>1.4009</text:p>
          </table:table-cell>
          <table:table-cell office:value-type="float" office:value="0.004669668" calcext:value-type="float">
            <text:p>0.004669668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office:value-type="string" calcext:value-type="string">
            <text:p>CopyDepth</text:p>
          </table:table-cell>
          <table:table-cell office:value-type="string" calcext:value-type="string">
            <text:p>Scripts</text:p>
          </table:table-cell>
          <table:table-cell office:value-type="float" office:value="1.384" calcext:value-type="float">
            <text:p>1.384</text:p>
          </table:table-cell>
          <table:table-cell office:value-type="float" office:value="0.004613333" calcext:value-type="float">
            <text:p>0.00461333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873" calcext:value-type="float">
            <text:p>0.0873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1.383325" calcext:value-type="float">
            <text:p>1.383325</text:p>
          </table:table-cell>
          <table:table-cell office:value-type="float" office:value="0.004611082" calcext:value-type="float">
            <text:p>0.00461108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office:value-type="string" calcext:value-type="string">
            <text:p>ForwardRenderer.CreateCameraRenderTarget</text:p>
          </table:table-cell>
          <table:table-cell office:value-type="string" calcext:value-type="string">
            <text:p>Scripts</text:p>
          </table:table-cell>
          <table:table-cell office:value-type="float" office:value="1.362499" calcext:value-type="float">
            <text:p>1.362499</text:p>
          </table:table-cell>
          <table:table-cell office:value-type="float" office:value="0.004541665" calcext:value-type="float">
            <text:p>0.004541665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string" calcext:value-type="string">
            <text:p>Graphics.Blit</text:p>
          </table:table-cell>
          <table:table-cell office:value-type="string" calcext:value-type="string">
            <text:p>Render</text:p>
          </table:table-cell>
          <table:table-cell office:value-type="float" office:value="1.3389" calcext:value-type="float">
            <text:p>1.3389</text:p>
          </table:table-cell>
          <table:table-cell office:value-type="float" office:value="0.004463001" calcext:value-type="float">
            <text:p>0.00446300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487" calcext:value-type="float">
            <text:p>0.0487</text:p>
          </table:table-cell>
        </table:table-row>
        <table:table-row table:style-name="ro1">
          <table:table-cell office:value-type="string" calcext:value-type="string">
            <text:p>UnityEngine.InputLegacyModule.dll!UnityEngine::SendMouseEvents.DoSendMouseEvents()</text:p>
          </table:table-cell>
          <table:table-cell office:value-type="string" calcext:value-type="string">
            <text:p>Scripts</text:p>
          </table:table-cell>
          <table:table-cell office:value-type="float" office:value="1.2913" calcext:value-type="float">
            <text:p>1.2913</text:p>
          </table:table-cell>
          <table:table-cell office:value-type="float" office:value="0.004304332" calcext:value-type="float">
            <text:p>0.004304332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office:value-type="string" calcext:value-type="string">
            <text:p>Inl_DrawOpaqueObjects</text:p>
          </table:table-cell>
          <table:table-cell office:value-type="string" calcext:value-type="string">
            <text:p>Scripts</text:p>
          </table:table-cell>
          <table:table-cell office:value-type="float" office:value="1.2678" calcext:value-type="float">
            <text:p>1.2678</text:p>
          </table:table-cell>
          <table:table-cell office:value-type="float" office:value="0.004226001" calcext:value-type="float">
            <text:p>0.004226001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202" calcext:value-type="float">
            <text:p>0.0202</text:p>
          </table:table-cell>
        </table:table-row>
        <table:table-row table:style-name="ro1">
          <table:table-cell office:value-type="string" calcext:value-type="string">
            <text:p>FinalBlit</text:p>
          </table:table-cell>
          <table:table-cell office:value-type="string" calcext:value-type="string">
            <text:p>Scripts</text:p>
          </table:table-cell>
          <table:table-cell office:value-type="float" office:value="1.267699" calcext:value-type="float">
            <text:p>1.267699</text:p>
          </table:table-cell>
          <table:table-cell office:value-type="float" office:value="0.004225662" calcext:value-type="float">
            <text:p>0.00422566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1.2644" calcext:value-type="float">
            <text:p>1.2644</text:p>
          </table:table-cell>
          <table:table-cell office:value-type="float" office:value="0.004214666" calcext:value-type="float">
            <text:p>0.00421466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AudioManager.Update</text:p>
          </table:table-cell>
          <table:table-cell office:value-type="string" calcext:value-type="string">
            <text:p>Audio</text:p>
          </table:table-cell>
          <table:table-cell office:value-type="float" office:value="1.2451" calcext:value-type="float">
            <text:p>1.2451</text:p>
          </table:table-cell>
          <table:table-cell office:value-type="float" office:value="0.004150335" calcext:value-type="float">
            <text:p>0.004150335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196" calcext:value-type="float">
            <text:p>0.0196</text:p>
          </table:table-cell>
        </table:table-row>
        <table:table-row table:style-name="ro1">
          <table:table-cell office:value-type="string" calcext:value-type="string">
            <text:p>Inl_Setup Light Constants</text:p>
          </table:table-cell>
          <table:table-cell office:value-type="string" calcext:value-type="string">
            <text:p>Scripts</text:p>
          </table:table-cell>
          <table:table-cell office:value-type="float" office:value="1.220901" calcext:value-type="float">
            <text:p>1.220901</text:p>
          </table:table-cell>
          <table:table-cell office:value-type="float" office:value="0.004069669" calcext:value-type="float">
            <text:p>0.00406966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217" calcext:value-type="float">
            <text:p>0.0217</text:p>
          </table:table-cell>
        </table:table-row>
        <table:table-row table:style-name="ro1">
          <table:table-cell office:value-type="string" calcext:value-type="string">
            <text:p>UnityEngine.CoreModule.dll!UnityEngine.Experimental.Rendering::ScriptableRuntimeReflectionSystemWrapper.Internal_ScriptableRuntimeReflectionSystemWrapper_TickRealtimeProbes()</text:p>
          </table:table-cell>
          <table:table-cell office:value-type="string" calcext:value-type="string">
            <text:p>Scripts</text:p>
          </table:table-cell>
          <table:table-cell office:value-type="float" office:value="1.1328" calcext:value-type="float">
            <text:p>1.1328</text:p>
          </table:table-cell>
          <table:table-cell office:value-type="float" office:value="0.003776" calcext:value-type="float">
            <text:p>0.003776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492" calcext:value-type="float">
            <text:p>0.0492</text:p>
          </table:table-cell>
        </table:table-row>
        <table:table-row table:style-name="ro1">
          <table:table-cell office:value-type="string" calcext:value-type="string">
            <text:p>Inl_Setup Camera Parameters</text:p>
          </table:table-cell>
          <table:table-cell office:value-type="string" calcext:value-type="string">
            <text:p>Scripts</text:p>
          </table:table-cell>
          <table:table-cell office:value-type="float" office:value="1.1052" calcext:value-type="float">
            <text:p>1.1052</text:p>
          </table:table-cell>
          <table:table-cell office:value-type="float" office:value="0.003683998" calcext:value-type="float">
            <text:p>0.00368399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404" calcext:value-type="float">
            <text:p>0.0404</text:p>
          </table:table-cell>
        </table:table-row>
        <table:table-row table:style-name="ro1">
          <table:table-cell office:value-type="string" calcext:value-type="string">
            <text:p>Inl_DrawTransparentObjects</text:p>
          </table:table-cell>
          <table:table-cell office:value-type="string" calcext:value-type="string">
            <text:p>Scripts</text:p>
          </table:table-cell>
          <table:table-cell office:value-type="float" office:value="1.0697" calcext:value-type="float">
            <text:p>1.0697</text:p>
          </table:table-cell>
          <table:table-cell office:value-type="float" office:value="0.003565668" calcext:value-type="float">
            <text:p>0.003565668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487" calcext:value-type="float">
            <text:p>0.0487</text:p>
          </table:table-cell>
        </table:table-row>
        <table:table-row table:style-name="ro1">
          <table:table-cell office:value-type="string" calcext:value-type="string">
            <text:p>PostLateUpdate.PresentAfterDraw</text:p>
          </table:table-cell>
          <table:table-cell office:value-type="string" calcext:value-type="string">
            <text:p>PlayerLoop</text:p>
          </table:table-cell>
          <table:table-cell office:value-type="float" office:value="1.0685" calcext:value-type="float">
            <text:p>1.0685</text:p>
          </table:table-cell>
          <table:table-cell office:value-type="float" office:value="0.003561668" calcext:value-type="float">
            <text:p>0.00356166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349" calcext:value-type="float">
            <text:p>0.0349</text:p>
          </table:table-cell>
        </table:table-row>
        <table:table-row table:style-name="ro1">
          <table:table-cell office:value-type="string" calcext:value-type="string">
            <text:p>Inl_DrawSkyboxPass</text:p>
          </table:table-cell>
          <table:table-cell office:value-type="string" calcext:value-type="string">
            <text:p>Scripts</text:p>
          </table:table-cell>
          <table:table-cell office:value-type="float" office:value="1.056299" calcext:value-type="float">
            <text:p>1.056299</text:p>
          </table:table-cell>
          <table:table-cell office:value-type="float" office:value="0.003520998" calcext:value-type="float">
            <text:p>0.003520998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277" calcext:value-type="float">
            <text:p>0.0277</text:p>
          </table:table-cell>
        </table:table-row>
        <table:table-row table:style-name="ro1">
          <table:table-cell office:value-type="string" calcext:value-type="string">
            <text:p>Inl_UniversalRenderPipeline.SetupPerFrameShaderConstants</text:p>
          </table:table-cell>
          <table:table-cell office:value-type="string" calcext:value-type="string">
            <text:p>Scripts</text:p>
          </table:table-cell>
          <table:table-cell office:value-type="float" office:value="1.0544" calcext:value-type="float">
            <text:p>1.0544</text:p>
          </table:table-cell>
          <table:table-cell office:value-type="float" office:value="0.003514668" calcext:value-type="float">
            <text:p>0.00351466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78" calcext:value-type="float">
            <text:p>0.0378</text:p>
          </table:table-cell>
        </table:table-row>
        <table:table-row table:style-name="ro1">
          <table:table-cell office:value-type="string" calcext:value-type="string">
            <text:p>Inl_CopyDepth</text:p>
          </table:table-cell>
          <table:table-cell office:value-type="string" calcext:value-type="string">
            <text:p>Scripts</text:p>
          </table:table-cell>
          <table:table-cell office:value-type="float" office:value="1.026" calcext:value-type="float">
            <text:p>1.026</text:p>
          </table:table-cell>
          <table:table-cell office:value-type="float" office:value="0.003420001" calcext:value-type="float">
            <text:p>0.00342000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9936001" calcext:value-type="float">
            <text:p>0.9936001</text:p>
          </table:table-cell>
          <table:table-cell office:value-type="float" office:value="0.003312" calcext:value-type="float">
            <text:p>0.00331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Graphics.PresentAndSync</text:p>
          </table:table-cell>
          <table:table-cell office:value-type="string" calcext:value-type="string">
            <text:p>Render</text:p>
          </table:table-cell>
          <table:table-cell office:value-type="float" office:value="0.9545998" calcext:value-type="float">
            <text:p>0.9545998</text:p>
          </table:table-cell>
          <table:table-cell office:value-type="float" office:value="0.003181999" calcext:value-type="float">
            <text:p>0.00318199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345" calcext:value-type="float">
            <text:p>0.0345</text:p>
          </table:table-cell>
        </table:table-row>
        <table:table-row table:style-name="ro1">
          <table:table-cell office:value-type="string" calcext:value-type="string">
            <text:p>CullPerObjectLights</text:p>
          </table:table-cell>
          <table:table-cell office:value-type="string" calcext:value-type="string">
            <text:p>Render</text:p>
          </table:table-cell>
          <table:table-cell office:value-type="float" office:value="0.9414997" calcext:value-type="float">
            <text:p>0.9414997</text:p>
          </table:table-cell>
          <table:table-cell office:value-type="float" office:value="0.003138332" calcext:value-type="float">
            <text:p>0.00313833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45" calcext:value-type="float">
            <text:p>0.0345</text:p>
          </table:table-cell>
        </table:table-row>
        <table:table-row table:style-name="ro1">
          <table:table-cell office:value-type="string" calcext:value-type="string">
            <text:p>Device.Present</text:p>
          </table:table-cell>
          <table:table-cell office:value-type="string" calcext:value-type="string">
            <text:p>Render</text:p>
          </table:table-cell>
          <table:table-cell office:value-type="float" office:value="0.9227998" calcext:value-type="float">
            <text:p>0.9227998</text:p>
          </table:table-cell>
          <table:table-cell office:value-type="float" office:value="0.003075999" calcext:value-type="float">
            <text:p>0.00307599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office:value-type="string" calcext:value-type="string">
            <text:p>Graphics.Blit</text:p>
          </table:table-cell>
          <table:table-cell office:value-type="string" calcext:value-type="string">
            <text:p>Render</text:p>
          </table:table-cell>
          <table:table-cell office:value-type="float" office:value="0.9164999" calcext:value-type="float">
            <text:p>0.9164999</text:p>
          </table:table-cell>
          <table:table-cell office:value-type="float" office:value="0.003055" calcext:value-type="float">
            <text:p>0.00305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498" calcext:value-type="float">
            <text:p>0.0498</text:p>
          </table:table-cell>
        </table:table-row>
        <table:table-row table:style-name="ro1">
          <table:table-cell office:value-type="string" calcext:value-type="string">
            <text:p>Material.SetPassFast</text:p>
          </table:table-cell>
          <table:table-cell office:value-type="string" calcext:value-type="string">
            <text:p>Render</text:p>
          </table:table-cell>
          <table:table-cell office:value-type="float" office:value="0.8616007" calcext:value-type="float">
            <text:p>0.8616007</text:p>
          </table:table-cell>
          <table:table-cell office:value-type="float" office:value="0.002872002" calcext:value-type="float">
            <text:p>0.00287200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425" calcext:value-type="float">
            <text:p>0.0425</text:p>
          </table:table-cell>
        </table:table-row>
        <table:table-row table:style-name="ro1">
          <table:table-cell office:value-type="string" calcext:value-type="string">
            <text:p>UIEvents.IMGUIRenderOverlays</text:p>
          </table:table-cell>
          <table:table-cell office:value-type="string" calcext:value-type="string">
            <text:p>PlayerLoop</text:p>
          </table:table-cell>
          <table:table-cell office:value-type="float" office:value="0.8071001" calcext:value-type="float">
            <text:p>0.8071001</text:p>
          </table:table-cell>
          <table:table-cell office:value-type="float" office:value="0.002690334" calcext:value-type="float">
            <text:p>0.00269033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359" calcext:value-type="float">
            <text:p>0.0359</text:p>
          </table:table-cell>
        </table:table-row>
        <table:table-row table:style-name="ro1">
          <table:table-cell office:value-type="string" calcext:value-type="string">
            <text:p>PreUpdate.NewInputUpdate</text:p>
          </table:table-cell>
          <table:table-cell office:value-type="string" calcext:value-type="string">
            <text:p>PlayerLoop</text:p>
          </table:table-cell>
          <table:table-cell office:value-type="float" office:value="0.7752999" calcext:value-type="float">
            <text:p>0.7752999</text:p>
          </table:table-cell>
          <table:table-cell office:value-type="float" office:value="0.002584333" calcext:value-type="float">
            <text:p>0.00258433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PreLateUpdate.ParticleSystemBeginUpdateAll</text:p>
          </table:table-cell>
          <table:table-cell office:value-type="string" calcext:value-type="string">
            <text:p>PlayerLoop</text:p>
          </table:table-cell>
          <table:table-cell office:value-type="float" office:value="0.7689004" calcext:value-type="float">
            <text:p>0.7689004</text:p>
          </table:table-cell>
          <table:table-cell office:value-type="float" office:value="0.002563001" calcext:value-type="float">
            <text:p>0.002563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133" calcext:value-type="float">
            <text:p>0.0133</text:p>
          </table:table-cell>
        </table:table-row>
        <table:table-row table:style-name="ro1">
          <table:table-cell office:value-type="string" calcext:value-type="string">
            <text:p>ReflectionProbes.Update</text:p>
          </table:table-cell>
          <table:table-cell office:value-type="string" calcext:value-type="string">
            <text:p>Render</text:p>
          </table:table-cell>
          <table:table-cell office:value-type="float" office:value="0.7679998" calcext:value-type="float">
            <text:p>0.7679998</text:p>
          </table:table-cell>
          <table:table-cell office:value-type="float" office:value="0.002559999" calcext:value-type="float">
            <text:p>0.00255999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266" calcext:value-type="float">
            <text:p>0.0266</text:p>
          </table:table-cell>
        </table:table-row>
        <table:table-row table:style-name="ro1">
          <table:table-cell office:value-type="string" calcext:value-type="string">
            <text:p>Inl_InvokeOnRenderObjectCallbackPass</text:p>
          </table:table-cell>
          <table:table-cell office:value-type="string" calcext:value-type="string">
            <text:p>Scripts</text:p>
          </table:table-cell>
          <table:table-cell office:value-type="float" office:value="0.7667003" calcext:value-type="float">
            <text:p>0.7667003</text:p>
          </table:table-cell>
          <table:table-cell office:value-type="float" office:value="0.002555668" calcext:value-type="float">
            <text:p>0.00255566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346" calcext:value-type="float">
            <text:p>0.0346</text:p>
          </table:table-cell>
        </table:table-row>
        <table:table-row table:style-name="ro1">
          <table:table-cell office:value-type="string" calcext:value-type="string">
            <text:p>DestroyCullResults</text:p>
          </table:table-cell>
          <table:table-cell office:value-type="string" calcext:value-type="string">
            <text:p>Render</text:p>
          </table:table-cell>
          <table:table-cell office:value-type="float" office:value="0.7526997" calcext:value-type="float">
            <text:p>0.7526997</text:p>
          </table:table-cell>
          <table:table-cell office:value-type="float" office:value="0.002508999" calcext:value-type="float">
            <text:p>0.00250899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string" calcext:value-type="string">
            <text:p>PostLateUpdate.UpdateCustomRenderTextures</text:p>
          </table:table-cell>
          <table:table-cell office:value-type="string" calcext:value-type="string">
            <text:p>PlayerLoop</text:p>
          </table:table-cell>
          <table:table-cell office:value-type="float" office:value="0.7479001" calcext:value-type="float">
            <text:p>0.7479001</text:p>
          </table:table-cell>
          <table:table-cell office:value-type="float" office:value="0.002493" calcext:value-type="float">
            <text:p>0.00249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1092" calcext:value-type="float">
            <text:p>0.1092</text:p>
          </table:table-cell>
        </table:table-row>
        <table:table-row table:style-name="ro1">
          <table:table-cell office:value-type="string" calcext:value-type="string">
            <text:p>Assembly-CSharp.dll!::RotationgAroundPoint.Update()</text:p>
          </table:table-cell>
          <table:table-cell office:value-type="string" calcext:value-type="string">
            <text:p>Scripts</text:p>
          </table:table-cell>
          <table:table-cell office:value-type="float" office:value="0.7376999" calcext:value-type="float">
            <text:p>0.7376999</text:p>
          </table:table-cell>
          <table:table-cell office:value-type="float" office:value="0.002459" calcext:value-type="float">
            <text:p>0.00245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248" calcext:value-type="float">
            <text:p>0.0248</text:p>
          </table:table-cell>
        </table:table-row>
        <table:table-row table:style-name="ro1">
          <table:table-cell office:value-type="string" calcext:value-type="string">
            <text:p>Inl_UniversalRenderPipeline.InitializeShadowData</text:p>
          </table:table-cell>
          <table:table-cell office:value-type="string" calcext:value-type="string">
            <text:p>Scripts</text:p>
          </table:table-cell>
          <table:table-cell office:value-type="float" office:value="0.7302001" calcext:value-type="float">
            <text:p>0.7302001</text:p>
          </table:table-cell>
          <table:table-cell office:value-type="float" office:value="0.002434" calcext:value-type="float">
            <text:p>0.00243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235" calcext:value-type="float">
            <text:p>0.0235</text:p>
          </table:table-cell>
        </table:table-row>
        <table:table-row table:style-name="ro1">
          <table:table-cell office:value-type="string" calcext:value-type="string">
            <text:p>Inl_FinalBlit</text:p>
          </table:table-cell>
          <table:table-cell office:value-type="string" calcext:value-type="string">
            <text:p>Scripts</text:p>
          </table:table-cell>
          <table:table-cell office:value-type="float" office:value="0.7166001" calcext:value-type="float">
            <text:p>0.7166001</text:p>
          </table:table-cell>
          <table:table-cell office:value-type="float" office:value="0.002388667" calcext:value-type="float">
            <text:p>0.00238866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1">
          <table:table-cell office:value-type="string" calcext:value-type="string">
            <text:p>EarlyUpdate.UpdateInputManager</text:p>
          </table:table-cell>
          <table:table-cell office:value-type="string" calcext:value-type="string">
            <text:p>PlayerLoop</text:p>
          </table:table-cell>
          <table:table-cell office:value-type="float" office:value="0.7036999" calcext:value-type="float">
            <text:p>0.7036999</text:p>
          </table:table-cell>
          <table:table-cell office:value-type="float" office:value="0.002345667" calcext:value-type="float">
            <text:p>0.00234566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1">
          <table:table-cell office:value-type="string" calcext:value-type="string">
            <text:p>Inl_ScriptableRenderer.SetPerCameraShaderVariables</text:p>
          </table:table-cell>
          <table:table-cell office:value-type="string" calcext:value-type="string">
            <text:p>Scripts</text:p>
          </table:table-cell>
          <table:table-cell office:value-type="float" office:value="0.7018991" calcext:value-type="float">
            <text:p>0.7018991</text:p>
          </table:table-cell>
          <table:table-cell office:value-type="float" office:value="0.002339663" calcext:value-type="float">
            <text:p>0.00233966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string" calcext:value-type="string">
            <text:p>Context.Submit</text:p>
          </table:table-cell>
          <table:table-cell office:value-type="string" calcext:value-type="string">
            <text:p>Scripts</text:p>
          </table:table-cell>
          <table:table-cell office:value-type="float" office:value="0.6956002" calcext:value-type="float">
            <text:p>0.6956002</text:p>
          </table:table-cell>
          <table:table-cell office:value-type="float" office:value="0.002318667" calcext:value-type="float">
            <text:p>0.00231866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string" calcext:value-type="string">
            <text:p>ParticleSystem.Update</text:p>
          </table:table-cell>
          <table:table-cell office:value-type="string" calcext:value-type="string">
            <text:p>Particles</text:p>
          </table:table-cell>
          <table:table-cell office:value-type="float" office:value="0.6952999" calcext:value-type="float">
            <text:p>0.6952999</text:p>
          </table:table-cell>
          <table:table-cell office:value-type="float" office:value="0.002317666" calcext:value-type="float">
            <text:p>0.00231766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31" calcext:value-type="float">
            <text:p>0.0131</text:p>
          </table:table-cell>
        </table:table-row>
        <table:table-row table:style-name="ro1">
          <table:table-cell office:value-type="string" calcext:value-type="string">
            <text:p>GUI.Repaint</text:p>
          </table:table-cell>
          <table:table-cell office:value-type="string" calcext:value-type="string">
            <text:p>GUI</text:p>
          </table:table-cell>
          <table:table-cell office:value-type="float" office:value="0.6843001" calcext:value-type="float">
            <text:p>0.6843001</text:p>
          </table:table-cell>
          <table:table-cell office:value-type="float" office:value="0.002281" calcext:value-type="float">
            <text:p>0.00228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354" calcext:value-type="float">
            <text:p>0.0354</text:p>
          </table:table-cell>
        </table:table-row>
        <table:table-row table:style-name="ro1">
          <table:table-cell office:value-type="string" calcext:value-type="string">
            <text:p>FrameEvents.NewInputBeforeRenderUpdate</text:p>
          </table:table-cell>
          <table:table-cell office:value-type="string" calcext:value-type="string">
            <text:p>PlayerLoop</text:p>
          </table:table-cell>
          <table:table-cell office:value-type="float" office:value="0.6766996" calcext:value-type="float">
            <text:p>0.6766996</text:p>
          </table:table-cell>
          <table:table-cell office:value-type="float" office:value="0.002255665" calcext:value-type="float">
            <text:p>0.00225566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1">
          <table:table-cell office:value-type="string" calcext:value-type="string">
            <text:p>Profiler.CollectLegacyStats</text:p>
          </table:table-cell>
          <table:table-cell office:value-type="string" calcext:value-type="string">
            <text:p>Overhead</text:p>
          </table:table-cell>
          <table:table-cell office:value-type="float" office:value="0.6752999" calcext:value-type="float">
            <text:p>0.6752999</text:p>
          </table:table-cell>
          <table:table-cell office:value-type="float" office:value="0.002251" calcext:value-type="float">
            <text:p>0.00225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office:value-type="string" calcext:value-type="string">
            <text:p>Inl_CopyColor</text:p>
          </table:table-cell>
          <table:table-cell office:value-type="string" calcext:value-type="string">
            <text:p>Scripts</text:p>
          </table:table-cell>
          <table:table-cell office:value-type="float" office:value="0.6426003" calcext:value-type="float">
            <text:p>0.6426003</text:p>
          </table:table-cell>
          <table:table-cell office:value-type="float" office:value="0.002142001" calcext:value-type="float">
            <text:p>0.00214200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string" calcext:value-type="string">
            <text:p>PrepareSceneCullingParameters</text:p>
          </table:table-cell>
          <table:table-cell office:value-type="string" calcext:value-type="string">
            <text:p>Render</text:p>
          </table:table-cell>
          <table:table-cell office:value-type="float" office:value="0.6296999" calcext:value-type="float">
            <text:p>0.6296999</text:p>
          </table:table-cell>
          <table:table-cell office:value-type="float" office:value="0.002099" calcext:value-type="float">
            <text:p>0.00209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string" calcext:value-type="string">
            <text:p>PostLateUpdate.PlayerUpdateCanvases</text:p>
          </table:table-cell>
          <table:table-cell office:value-type="string" calcext:value-type="string">
            <text:p>PlayerLoop</text:p>
          </table:table-cell>
          <table:table-cell office:value-type="float" office:value="0.6085005" calcext:value-type="float">
            <text:p>0.6085005</text:p>
          </table:table-cell>
          <table:table-cell office:value-type="float" office:value="0.002028335" calcext:value-type="float">
            <text:p>0.00202833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office:value-type="string" calcext:value-type="string">
            <text:p>ScriptableRenderer.InternalStartRendering</text:p>
          </table:table-cell>
          <table:table-cell office:value-type="string" calcext:value-type="string">
            <text:p>Scripts</text:p>
          </table:table-cell>
          <table:table-cell office:value-type="float" office:value="0.6026003" calcext:value-type="float">
            <text:p>0.6026003</text:p>
          </table:table-cell>
          <table:table-cell office:value-type="float" office:value="0.002008668" calcext:value-type="float">
            <text:p>0.00200866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0.5984001" calcext:value-type="float">
            <text:p>0.5984001</text:p>
          </table:table-cell>
          <table:table-cell office:value-type="float" office:value="0.001994667" calcext:value-type="float">
            <text:p>0.001994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604" calcext:value-type="float">
            <text:p>0.0604</text:p>
          </table:table-cell>
        </table:table-row>
        <table:table-row table:style-name="ro1">
          <table:table-cell office:value-type="string" calcext:value-type="string">
            <text:p>Inl_UniversalRenderPipeline.InitializeAdditionalCameraData</text:p>
          </table:table-cell>
          <table:table-cell office:value-type="string" calcext:value-type="string">
            <text:p>Scripts</text:p>
          </table:table-cell>
          <table:table-cell office:value-type="float" office:value="0.5842001" calcext:value-type="float">
            <text:p>0.5842001</text:p>
          </table:table-cell>
          <table:table-cell office:value-type="float" office:value="0.001947334" calcext:value-type="float">
            <text:p>0.00194733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Material.SetPassFast</text:p>
          </table:table-cell>
          <table:table-cell office:value-type="string" calcext:value-type="string">
            <text:p>Render</text:p>
          </table:table-cell>
          <table:table-cell office:value-type="float" office:value="0.5809998" calcext:value-type="float">
            <text:p>0.5809998</text:p>
          </table:table-cell>
          <table:table-cell office:value-type="float" office:value="0.001936666" calcext:value-type="float">
            <text:p>0.00193666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office:value-type="string" calcext:value-type="string">
            <text:p>DrawTransparentObjects</text:p>
          </table:table-cell>
          <table:table-cell office:value-type="string" calcext:value-type="string">
            <text:p>Scripts</text:p>
          </table:table-cell>
          <table:table-cell office:value-type="float" office:value="0.5746002" calcext:value-type="float">
            <text:p>0.5746002</text:p>
          </table:table-cell>
          <table:table-cell office:value-type="float" office:value="0.001915334" calcext:value-type="float">
            <text:p>0.00191533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308" calcext:value-type="float">
            <text:p>0.0308</text:p>
          </table:table-cell>
        </table:table-row>
        <table:table-row table:style-name="ro1">
          <table:table-cell office:value-type="string" calcext:value-type="string">
            <text:p>Initialization.DirectorSampleTime</text:p>
          </table:table-cell>
          <table:table-cell office:value-type="string" calcext:value-type="string">
            <text:p>PlayerLoop</text:p>
          </table:table-cell>
          <table:table-cell office:value-type="float" office:value="0.5641997" calcext:value-type="float">
            <text:p>0.5641997</text:p>
          </table:table-cell>
          <table:table-cell office:value-type="float" office:value="0.001880666" calcext:value-type="float">
            <text:p>0.00188066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5629998" calcext:value-type="float">
            <text:p>0.5629998</text:p>
          </table:table-cell>
          <table:table-cell office:value-type="float" office:value="0.001876666" calcext:value-type="float">
            <text:p>0.00187666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235" calcext:value-type="float">
            <text:p>0.0235</text:p>
          </table:table-cell>
        </table:table-row>
        <table:table-row table:style-name="ro1">
          <table:table-cell office:value-type="string" calcext:value-type="string">
            <text:p>CustomRenderTextures.Update</text:p>
          </table:table-cell>
          <table:table-cell office:value-type="string" calcext:value-type="string">
            <text:p>Render</text:p>
          </table:table-cell>
          <table:table-cell office:value-type="float" office:value="0.5383" calcext:value-type="float">
            <text:p>0.5383</text:p>
          </table:table-cell>
          <table:table-cell office:value-type="float" office:value="0.001794333" calcext:value-type="float">
            <text:p>0.00179433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163" calcext:value-type="float">
            <text:p>0.0163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5250002" calcext:value-type="float">
            <text:p>0.5250002</text:p>
          </table:table-cell>
          <table:table-cell office:value-type="float" office:value="0.001750001" calcext:value-type="float">
            <text:p>0.00175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string" calcext:value-type="string">
            <text:p>Material.SetPassFast</text:p>
          </table:table-cell>
          <table:table-cell office:value-type="string" calcext:value-type="string">
            <text:p>Render</text:p>
          </table:table-cell>
          <table:table-cell office:value-type="float" office:value="0.5245004" calcext:value-type="float">
            <text:p>0.5245004</text:p>
          </table:table-cell>
          <table:table-cell office:value-type="float" office:value="0.001748335" calcext:value-type="float">
            <text:p>0.00174833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5093007" calcext:value-type="float">
            <text:p>0.5093007</text:p>
          </table:table-cell>
          <table:table-cell office:value-type="float" office:value="0.001697669" calcext:value-type="float">
            <text:p>0.00169766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office:value-type="string" calcext:value-type="string">
            <text:p>Inl_ScriptableRenderer.InternalFinishRendering</text:p>
          </table:table-cell>
          <table:table-cell office:value-type="string" calcext:value-type="string">
            <text:p>Scripts</text:p>
          </table:table-cell>
          <table:table-cell office:value-type="float" office:value="0.5003002" calcext:value-type="float">
            <text:p>0.5003002</text:p>
          </table:table-cell>
          <table:table-cell office:value-type="float" office:value="0.001667667" calcext:value-type="float">
            <text:p>0.00166766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94" calcext:value-type="float">
            <text:p>0.0094</text:p>
          </table:table-cell>
        </table:table-row>
        <table:table-row table:style-name="ro1">
          <table:table-cell office:value-type="string" calcext:value-type="string">
            <text:p>EarlyUpdate.PollPlayerConnection</text:p>
          </table:table-cell>
          <table:table-cell office:value-type="string" calcext:value-type="string">
            <text:p>PlayerLoop</text:p>
          </table:table-cell>
          <table:table-cell office:value-type="float" office:value="0.4955" calcext:value-type="float">
            <text:p>0.4955</text:p>
          </table:table-cell>
          <table:table-cell office:value-type="float" office:value="0.001651667" calcext:value-type="float">
            <text:p>0.00165166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string" calcext:value-type="string">
            <text:p>ExtractRenderNodeQueue</text:p>
          </table:table-cell>
          <table:table-cell office:value-type="string" calcext:value-type="string">
            <text:p>Render</text:p>
          </table:table-cell>
          <table:table-cell office:value-type="float" office:value="0.4917001" calcext:value-type="float">
            <text:p>0.4917001</text:p>
          </table:table-cell>
          <table:table-cell office:value-type="float" office:value="0.001639" calcext:value-type="float">
            <text:p>0.001639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91" calcext:value-type="float">
            <text:p>0.0191</text:p>
          </table:table-cell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4840003" calcext:value-type="float">
            <text:p>0.4840003</text:p>
          </table:table-cell>
          <table:table-cell office:value-type="float" office:value="0.001613334" calcext:value-type="float">
            <text:p>0.00161333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string" calcext:value-type="string">
            <text:p>Shadows.ExtractShaderPassContext</text:p>
          </table:table-cell>
          <table:table-cell office:value-type="string" calcext:value-type="string">
            <text:p>Render</text:p>
          </table:table-cell>
          <table:table-cell office:value-type="float" office:value="0.4775004" calcext:value-type="float">
            <text:p>0.4775004</text:p>
          </table:table-cell>
          <table:table-cell office:value-type="float" office:value="0.001591668" calcext:value-type="float">
            <text:p>0.00159166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83" calcext:value-type="float">
            <text:p>0.0283</text:p>
          </table:table-cell>
        </table:table-row>
        <table:table-row table:style-name="ro1">
          <table:table-cell office:value-type="string" calcext:value-type="string">
            <text:p>UIEvents.WillRenderCanvases</text:p>
          </table:table-cell>
          <table:table-cell office:value-type="string" calcext:value-type="string">
            <text:p>PlayerLoop</text:p>
          </table:table-cell>
          <table:table-cell office:value-type="float" office:value="0.4683002" calcext:value-type="float">
            <text:p>0.4683002</text:p>
          </table:table-cell>
          <table:table-cell office:value-type="float" office:value="0.001561001" calcext:value-type="float">
            <text:p>0.001561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string" calcext:value-type="string">
            <text:p>PostLateUpdate.PlayerEmitCanvasGeometry</text:p>
          </table:table-cell>
          <table:table-cell office:value-type="string" calcext:value-type="string">
            <text:p>PlayerLoop</text:p>
          </table:table-cell>
          <table:table-cell office:value-type="float" office:value="0.4478998" calcext:value-type="float">
            <text:p>0.4478998</text:p>
          </table:table-cell>
          <table:table-cell office:value-type="float" office:value="0.001492999" calcext:value-type="float">
            <text:p>0.00149299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598" calcext:value-type="float">
            <text:p>0.0598</text:p>
          </table:table-cell>
        </table:table-row>
        <table:table-row table:style-name="ro1">
          <table:table-cell office:value-type="string" calcext:value-type="string">
            <text:p>EarlyUpdate.PlayerCleanupCachedData</text:p>
          </table:table-cell>
          <table:table-cell office:value-type="string" calcext:value-type="string">
            <text:p>PlayerLoop</text:p>
          </table:table-cell>
          <table:table-cell office:value-type="float" office:value="0.4439002" calcext:value-type="float">
            <text:p>0.4439002</text:p>
          </table:table-cell>
          <table:table-cell office:value-type="float" office:value="0.001479667" calcext:value-type="float">
            <text:p>0.00147966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371" calcext:value-type="float">
            <text:p>0.0371</text:p>
          </table:table-cell>
        </table:table-row>
        <table:table-row table:style-name="ro1">
          <table:table-cell office:value-type="string" calcext:value-type="string">
            <text:p>Update.ScriptRunDelayedTasks</text:p>
          </table:table-cell>
          <table:table-cell office:value-type="string" calcext:value-type="string">
            <text:p>PlayerLoop</text:p>
          </table:table-cell>
          <table:table-cell office:value-type="float" office:value="0.4383003" calcext:value-type="float">
            <text:p>0.4383003</text:p>
          </table:table-cell>
          <table:table-cell office:value-type="float" office:value="0.001461001" calcext:value-type="float">
            <text:p>0.001461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string" calcext:value-type="string">
            <text:p>Director.SampleTime</text:p>
          </table:table-cell>
          <table:table-cell office:value-type="string" calcext:value-type="string">
            <text:p>Director</text:p>
          </table:table-cell>
          <table:table-cell office:value-type="float" office:value="0.4341003" calcext:value-type="float">
            <text:p>0.4341003</text:p>
          </table:table-cell>
          <table:table-cell office:value-type="float" office:value="0.001447001" calcext:value-type="float">
            <text:p>0.00144700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4206999" calcext:value-type="float">
            <text:p>0.4206999</text:p>
          </table:table-cell>
          <table:table-cell office:value-type="float" office:value="0.001402333" calcext:value-type="float">
            <text:p>0.00140233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05" calcext:value-type="float">
            <text:p>0.0105</text:p>
          </table:table-cell>
        </table:table-row>
        <table:table-row table:style-name="ro1">
          <table:table-cell office:value-type="string" calcext:value-type="string">
            <text:p>Profiler.FlushCountersWithFlushOnEndOfFrame</text:p>
          </table:table-cell>
          <table:table-cell office:value-type="string" calcext:value-type="string">
            <text:p>Overhead</text:p>
          </table:table-cell>
          <table:table-cell office:value-type="float" office:value="0.4175" calcext:value-type="float">
            <text:p>0.4175</text:p>
          </table:table-cell>
          <table:table-cell office:value-type="float" office:value="0.001391666" calcext:value-type="float">
            <text:p>0.00139166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string" calcext:value-type="string">
            <text:p>UGUI.Rendering.UpdateBatches</text:p>
          </table:table-cell>
          <table:table-cell office:value-type="string" calcext:value-type="string">
            <text:p>UI Render</text:p>
          </table:table-cell>
          <table:table-cell office:value-type="float" office:value="0.4166001" calcext:value-type="float">
            <text:p>0.4166001</text:p>
          </table:table-cell>
          <table:table-cell office:value-type="float" office:value="0.001388667" calcext:value-type="float">
            <text:p>0.00138866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1">
          <table:table-cell office:value-type="string" calcext:value-type="string">
            <text:p>Profiler.SerializeStats</text:p>
          </table:table-cell>
          <table:table-cell office:value-type="string" calcext:value-type="string">
            <text:p>Overhead</text:p>
          </table:table-cell>
          <table:table-cell office:value-type="float" office:value="0.416" calcext:value-type="float">
            <text:p>0.416</text:p>
          </table:table-cell>
          <table:table-cell office:value-type="float" office:value="0.001386667" calcext:value-type="float">
            <text:p>0.00138666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95" calcext:value-type="float">
            <text:p>0.0095</text:p>
          </table:table-cell>
        </table:table-row>
        <table:table-row table:style-name="ro1">
          <table:table-cell office:value-type="string" calcext:value-type="string">
            <text:p>PlayerConnection.Poll</text:p>
          </table:table-cell>
          <table:table-cell office:value-type="string" calcext:value-type="string">
            <text:p>Overhead</text:p>
          </table:table-cell>
          <table:table-cell office:value-type="float" office:value="0.4073001" calcext:value-type="float">
            <text:p>0.4073001</text:p>
          </table:table-cell>
          <table:table-cell office:value-type="float" office:value="0.001357667" calcext:value-type="float">
            <text:p>0.00135766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153" calcext:value-type="float">
            <text:p>0.0153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 office:value-type="float" office:value="0.4055973" calcext:value-type="float">
            <text:p>0.4055973</text:p>
          </table:table-cell>
          <table:table-cell office:value-type="float" office:value="0.001351991" calcext:value-type="float">
            <text:p>0.001351991</text:p>
          </table:table-cell>
          <table:table-cell office:value-type="float" office:value="0" calcext:value-type="float">
            <text:p>0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string" calcext:value-type="string">
            <text:p>Cleanup Unused Cached Data</text:p>
          </table:table-cell>
          <table:table-cell office:value-type="string" calcext:value-type="string">
            <text:p>PlayerLoop</text:p>
          </table:table-cell>
          <table:table-cell office:value-type="float" office:value="0.4050003" calcext:value-type="float">
            <text:p>0.4050003</text:p>
          </table:table-cell>
          <table:table-cell office:value-type="float" office:value="0.001350001" calcext:value-type="float">
            <text:p>0.00135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368" calcext:value-type="float">
            <text:p>0.0368</text:p>
          </table:table-cell>
        </table:table-row>
        <table:table-row table:style-name="ro1">
          <table:table-cell office:value-type="string" calcext:value-type="string">
            <text:p>PostLateUpdate.MemoryFrameMaintenance</text:p>
          </table:table-cell>
          <table:table-cell office:value-type="string" calcext:value-type="string">
            <text:p>PlayerLoop</text:p>
          </table:table-cell>
          <table:table-cell office:value-type="float" office:value="0.4036001" calcext:value-type="float">
            <text:p>0.4036001</text:p>
          </table:table-cell>
          <table:table-cell office:value-type="float" office:value="0.001345334" calcext:value-type="float">
            <text:p>0.00134533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Inl_ForwardRenderer.CreateCameraRenderTarget</text:p>
          </table:table-cell>
          <table:table-cell office:value-type="string" calcext:value-type="string">
            <text:p>Scripts</text:p>
          </table:table-cell>
          <table:table-cell office:value-type="float" office:value="0.4005" calcext:value-type="float">
            <text:p>0.4005</text:p>
          </table:table-cell>
          <table:table-cell office:value-type="float" office:value="0.001335" calcext:value-type="float">
            <text:p>0.0013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9" calcext:value-type="float">
            <text:p>0.0089</text:p>
          </table:table-cell>
        </table:table-row>
        <table:table-row table:style-name="ro1">
          <table:table-cell office:value-type="string" calcext:value-type="string">
            <text:p>FrameEvents.XRBeginFrame</text:p>
          </table:table-cell>
          <table:table-cell office:value-type="string" calcext:value-type="string">
            <text:p>PlayerLoop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001321667" calcext:value-type="float">
            <text:p>0.00132166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527" calcext:value-type="float">
            <text:p>0.0527</text:p>
          </table:table-cell>
        </table:table-row>
        <table:table-row table:style-name="ro1">
          <table:table-cell office:value-type="string" calcext:value-type="string">
            <text:p>Inl_UniversalRenderPipeline.GetMainLightIndex</text:p>
          </table:table-cell>
          <table:table-cell office:value-type="string" calcext:value-type="string">
            <text:p>Scripts</text:p>
          </table:table-cell>
          <table:table-cell office:value-type="float" office:value="0.3924001" calcext:value-type="float">
            <text:p>0.3924001</text:p>
          </table:table-cell>
          <table:table-cell office:value-type="float" office:value="0.001308" calcext:value-type="float">
            <text:p>0.00130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323" calcext:value-type="float">
            <text:p>0.0323</text:p>
          </table:table-cell>
        </table:table-row>
        <table:table-row table:style-name="ro1">
          <table:table-cell office:value-type="string" calcext:value-type="string">
            <text:p>PostLateUpdate.PlayerSendFrameComplete</text:p>
          </table:table-cell>
          <table:table-cell office:value-type="string" calcext:value-type="string">
            <text:p>PlayerLoop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001306333" calcext:value-type="float">
            <text:p>0.00130633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233" calcext:value-type="float">
            <text:p>0.0233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3854997" calcext:value-type="float">
            <text:p>0.3854997</text:p>
          </table:table-cell>
          <table:table-cell office:value-type="float" office:value="0.001284999" calcext:value-type="float">
            <text:p>0.001284999</text:p>
          </table:table-cell>
          <table:table-cell office:value-type="float" office:value="0" calcext:value-type="float">
            <text:p>0</text:p>
          </table:table-cell>
          <table:table-cell office:value-type="float" office:value="0.1205" calcext:value-type="float">
            <text:p>0.1205</text:p>
          </table:table-cell>
        </table:table-row>
        <table:table-row table:style-name="ro1">
          <table:table-cell office:value-type="string" calcext:value-type="string">
            <text:p>PlayerCleanupCachedData</text:p>
          </table:table-cell>
          <table:table-cell office:value-type="string" calcext:value-type="string">
            <text:p>GUI</text:p>
          </table:table-cell>
          <table:table-cell office:value-type="float" office:value="0.3778002" calcext:value-type="float">
            <text:p>0.3778002</text:p>
          </table:table-cell>
          <table:table-cell office:value-type="float" office:value="0.001259334" calcext:value-type="float">
            <text:p>0.00125933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string" calcext:value-type="string">
            <text:p>EarlyUpdate.UpdatePreloading</text:p>
          </table:table-cell>
          <table:table-cell office:value-type="string" calcext:value-type="string">
            <text:p>PlayerLoop</text:p>
          </table:table-cell>
          <table:table-cell office:value-type="float" office:value="0.3638" calcext:value-type="float">
            <text:p>0.3638</text:p>
          </table:table-cell>
          <table:table-cell office:value-type="float" office:value="0.001212667" calcext:value-type="float">
            <text:p>0.00121266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3629002" calcext:value-type="float">
            <text:p>0.3629002</text:p>
          </table:table-cell>
          <table:table-cell office:value-type="float" office:value="0.001209667" calcext:value-type="float">
            <text:p>0.00120966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61" calcext:value-type="float">
            <text:p>0.0061</text:p>
          </table:table-cell>
        </table:table-row>
        <table:table-row table:style-name="ro1">
          <table:table-cell office:value-type="string" calcext:value-type="string">
            <text:p>PlayerEndOfFrame</text:p>
          </table:table-cell>
          <table:table-cell office:value-type="string" calcext:value-type="string">
            <text:p>Scripts</text:p>
          </table:table-cell>
          <table:table-cell office:value-type="float" office:value="0.3603003" calcext:value-type="float">
            <text:p>0.3603003</text:p>
          </table:table-cell>
          <table:table-cell office:value-type="float" office:value="0.001201001" calcext:value-type="float">
            <text:p>0.001201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231" calcext:value-type="float">
            <text:p>0.0231</text:p>
          </table:table-cell>
        </table:table-row>
        <table:table-row table:style-name="ro1">
          <table:table-cell office:value-type="string" calcext:value-type="string">
            <text:p>Initialization.AsyncUploadTimeSlicedUpdate</text:p>
          </table:table-cell>
          <table:table-cell office:value-type="string" calcext:value-type="string">
            <text:p>PlayerLoop</text:p>
          </table:table-cell>
          <table:table-cell office:value-type="float" office:value="0.3601" calcext:value-type="float">
            <text:p>0.3601</text:p>
          </table:table-cell>
          <table:table-cell office:value-type="float" office:value="0.001200333" calcext:value-type="float">
            <text:p>0.00120033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3588002" calcext:value-type="float">
            <text:p>0.3588002</text:p>
          </table:table-cell>
          <table:table-cell office:value-type="float" office:value="0.001196001" calcext:value-type="float">
            <text:p>0.001196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office:value-type="string" calcext:value-type="string">
            <text:p>PreUpdate.AIUpdate</text:p>
          </table:table-cell>
          <table:table-cell office:value-type="string" calcext:value-type="string">
            <text:p>PlayerLoop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001193667" calcext:value-type="float">
            <text:p>0.00119366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26" calcext:value-type="float">
            <text:p>0.0226</text:p>
          </table:table-cell>
        </table:table-row>
        <table:table-row table:style-name="ro1">
          <table:table-cell office:value-type="string" calcext:value-type="string">
            <text:p>Inl_ScriptableRenderer.InternalStartRendering</text:p>
          </table:table-cell>
          <table:table-cell office:value-type="string" calcext:value-type="string">
            <text:p>Scripts</text:p>
          </table:table-cell>
          <table:table-cell office:value-type="float" office:value="0.3403003" calcext:value-type="float">
            <text:p>0.3403003</text:p>
          </table:table-cell>
          <table:table-cell office:value-type="float" office:value="0.001134334" calcext:value-type="float">
            <text:p>0.00113433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Inl_ScriptableRenderer.SetupCullingParameters</text:p>
          </table:table-cell>
          <table:table-cell office:value-type="string" calcext:value-type="string">
            <text:p>Scripts</text:p>
          </table:table-cell>
          <table:table-cell office:value-type="float" office:value="0.3340002" calcext:value-type="float">
            <text:p>0.3340002</text:p>
          </table:table-cell>
          <table:table-cell office:value-type="float" office:value="0.001113334" calcext:value-type="float">
            <text:p>0.00111333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3314" calcext:value-type="float">
            <text:p>0.3314</text:p>
          </table:table-cell>
          <table:table-cell office:value-type="float" office:value="0.001104667" calcext:value-type="float">
            <text:p>0.00110466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string" calcext:value-type="string">
            <text:p>Loading.UpdatePreloading</text:p>
          </table:table-cell>
          <table:table-cell office:value-type="string" calcext:value-type="string">
            <text:p>PlayerLoop</text:p>
          </table:table-cell>
          <table:table-cell office:value-type="float" office:value="0.3282001" calcext:value-type="float">
            <text:p>0.3282001</text:p>
          </table:table-cell>
          <table:table-cell office:value-type="float" office:value="0.001094" calcext:value-type="float">
            <text:p>0.00109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UIEvents.CanvasManagerRenderOverlays</text:p>
          </table:table-cell>
          <table:table-cell office:value-type="string" calcext:value-type="string">
            <text:p>PlayerLoop</text:p>
          </table:table-cell>
          <table:table-cell office:value-type="float" office:value="0.3211003" calcext:value-type="float">
            <text:p>0.3211003</text:p>
          </table:table-cell>
          <table:table-cell office:value-type="float" office:value="0.001070334" calcext:value-type="float">
            <text:p>0.00107033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001067333" calcext:value-type="float">
            <text:p>0.00106733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3201004" calcext:value-type="float">
            <text:p>0.3201004</text:p>
          </table:table-cell>
          <table:table-cell office:value-type="float" office:value="0.001067001" calcext:value-type="float">
            <text:p>0.001067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3198003" calcext:value-type="float">
            <text:p>0.3198003</text:p>
          </table:table-cell>
          <table:table-cell office:value-type="float" office:value="0.001066001" calcext:value-type="float">
            <text:p>0.001066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3161004" calcext:value-type="float">
            <text:p>0.3161004</text:p>
          </table:table-cell>
          <table:table-cell office:value-type="float" office:value="0.001053668" calcext:value-type="float">
            <text:p>0.00105366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1">
          <table:table-cell office:value-type="string" calcext:value-type="string">
            <text:p>UnityEngine.CoreModule.dll!UnityEngine::UnitySynchronizationContext.ExecuteTasks()</text:p>
          </table:table-cell>
          <table:table-cell office:value-type="string" calcext:value-type="string">
            <text:p>Scripts</text:p>
          </table:table-cell>
          <table:table-cell office:value-type="float" office:value="0.3108" calcext:value-type="float">
            <text:p>0.3108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3090011" calcext:value-type="float">
            <text:p>0.3090011</text:p>
          </table:table-cell>
          <table:table-cell office:value-type="float" office:value="0.001030004" calcext:value-type="float">
            <text:p>0.00103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 office:value-type="float" office:value="0.3049004" calcext:value-type="float">
            <text:p>0.3049004</text:p>
          </table:table-cell>
          <table:table-cell office:value-type="float" office:value="0.001016335" calcext:value-type="float">
            <text:p>0.00101633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office:value-type="string" calcext:value-type="string">
            <text:p>FindActiveLights</text:p>
          </table:table-cell>
          <table:table-cell office:value-type="string" calcext:value-type="string">
            <text:p>Render</text:p>
          </table:table-cell>
          <table:table-cell office:value-type="float" office:value="0.2993999" calcext:value-type="float">
            <text:p>0.2993999</text:p>
          </table:table-cell>
          <table:table-cell office:value-type="float" office:value="0.0009979996" calcext:value-type="float">
            <text:p>0.000997999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 office:value-type="float" office:value="0.2967002" calcext:value-type="float">
            <text:p>0.2967002</text:p>
          </table:table-cell>
          <table:table-cell office:value-type="float" office:value="0.0009890005" calcext:value-type="float">
            <text:p>0.000989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string" calcext:value-type="string">
            <text:p>PreUpdate.Physics2DUpdate</text:p>
          </table:table-cell>
          <table:table-cell office:value-type="string" calcext:value-type="string">
            <text:p>PlayerLoop</text:p>
          </table:table-cell>
          <table:table-cell office:value-type="float" office:value="0.2841" calcext:value-type="float">
            <text:p>0.2841</text:p>
          </table:table-cell>
          <table:table-cell office:value-type="float" office:value="0.0009469999" calcext:value-type="float">
            <text:p>0.000946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string" calcext:value-type="string">
            <text:p>Shadows.CullingCallbacks</text:p>
          </table:table-cell>
          <table:table-cell office:value-type="string" calcext:value-type="string">
            <text:p>Render</text:p>
          </table:table-cell>
          <table:table-cell office:value-type="float" office:value="0.2774001" calcext:value-type="float">
            <text:p>0.2774001</text:p>
          </table:table-cell>
          <table:table-cell office:value-type="float" office:value="0.000924667" calcext:value-type="float">
            <text:p>0.00092466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UnityEngine.CoreModule.dll!UnityEngine.Rendering::SupportedRenderingFeatures.IsUIOverlayRenderedBySRP()</text:p>
          </table:table-cell>
          <table:table-cell office:value-type="string" calcext:value-type="string">
            <text:p>Scripts</text:p>
          </table:table-cell>
          <table:table-cell office:value-type="float" office:value="0.2763999" calcext:value-type="float">
            <text:p>0.2763999</text:p>
          </table:table-cell>
          <table:table-cell office:value-type="float" office:value="0.0009213329" calcext:value-type="float">
            <text:p>0.000921332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08" calcext:value-type="float">
            <text:p>0.0208</text:p>
          </table:table-cell>
        </table:table-row>
        <table:table-row table:style-name="ro1">
          <table:table-cell office:value-type="string" calcext:value-type="string">
            <text:p>FrameEvents.OnBeforeRenderCallback</text:p>
          </table:table-cell>
          <table:table-cell office:value-type="string" calcext:value-type="string">
            <text:p>PlayerLoop</text:p>
          </table:table-cell>
          <table:table-cell office:value-type="float" office:value="0.2690998" calcext:value-type="float">
            <text:p>0.2690998</text:p>
          </table:table-cell>
          <table:table-cell office:value-type="float" office:value="0.0008969993" calcext:value-type="float">
            <text:p>0.000896999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0.2686" calcext:value-type="float">
            <text:p>0.2686</text:p>
          </table:table-cell>
          <table:table-cell office:value-type="float" office:value="0.0008953332" calcext:value-type="float">
            <text:p>0.000895333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string" calcext:value-type="string">
            <text:p>UpdatePreloading</text:p>
          </table:table-cell>
          <table:table-cell office:value-type="string" calcext:value-type="string">
            <text:p>Loading</text:p>
          </table:table-cell>
          <table:table-cell office:value-type="float" office:value="0.2667999" calcext:value-type="float">
            <text:p>0.2667999</text:p>
          </table:table-cell>
          <table:table-cell office:value-type="float" office:value="0.000889333" calcext:value-type="float">
            <text:p>0.00088933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string" calcext:value-type="string">
            <text:p>UGUI.Rendering.RenderOverlays</text:p>
          </table:table-cell>
          <table:table-cell office:value-type="string" calcext:value-type="string">
            <text:p>UI Render</text:p>
          </table:table-cell>
          <table:table-cell office:value-type="float" office:value="0.2623004" calcext:value-type="float">
            <text:p>0.2623004</text:p>
          </table:table-cell>
          <table:table-cell office:value-type="float" office:value="0.0008743348" calcext:value-type="float">
            <text:p>0.000874334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ScriptableRenderer.InternalFinishRendering</text:p>
          </table:table-cell>
          <table:table-cell office:value-type="string" calcext:value-type="string">
            <text:p>Scripts</text:p>
          </table:table-cell>
          <table:table-cell office:value-type="float" office:value="0.2605998" calcext:value-type="float">
            <text:p>0.2605998</text:p>
          </table:table-cell>
          <table:table-cell office:value-type="float" office:value="0.000868666" calcext:value-type="float">
            <text:p>0.00086866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2570996" calcext:value-type="float">
            <text:p>0.2570996</text:p>
          </table:table-cell>
          <table:table-cell office:value-type="float" office:value="0.0008569988" calcext:value-type="float">
            <text:p>0.000856998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0008440001" calcext:value-type="float">
            <text:p>0.000844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595" calcext:value-type="float">
            <text:p>0.0595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2461997" calcext:value-type="float">
            <text:p>0.2461997</text:p>
          </table:table-cell>
          <table:table-cell office:value-type="float" office:value="0.0008206656" calcext:value-type="float">
            <text:p>0.000820665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ShouldRunUpdate()</text:p>
          </table:table-cell>
          <table:table-cell office:value-type="string" calcext:value-type="string">
            <text:p>Scripts</text:p>
          </table:table-cell>
          <table:table-cell office:value-type="float" office:value="0.2446999" calcext:value-type="float">
            <text:p>0.2446999</text:p>
          </table:table-cell>
          <table:table-cell office:value-type="float" office:value="0.0008156665" calcext:value-type="float">
            <text:p>0.000815666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246" calcext:value-type="float">
            <text:p>0.0246</text:p>
          </table:table-cell>
        </table:table-row>
        <table:table-row table:style-name="ro1">
          <table:table-cell office:value-type="string" calcext:value-type="string">
            <text:p>afterCullingOutputReady.Invoke</text:p>
          </table:table-cell>
          <table:table-cell office:value-type="string" calcext:value-type="string">
            <text:p>PlayerLoop</text:p>
          </table:table-cell>
          <table:table-cell office:value-type="float" office:value="0.2348996" calcext:value-type="float">
            <text:p>0.2348996</text:p>
          </table:table-cell>
          <table:table-cell office:value-type="float" office:value="0.0007829986" calcext:value-type="float">
            <text:p>0.000782998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218" calcext:value-type="float">
            <text:p>0.0218</text:p>
          </table:table-cell>
        </table:table-row>
        <table:table-row table:style-name="ro1">
          <table:table-cell office:value-type="string" calcext:value-type="string">
            <text:p>UIEvents.CanvasManagerEmitOffScreenGeometry</text:p>
          </table:table-cell>
          <table:table-cell office:value-type="string" calcext:value-type="string">
            <text:p>PlayerLoop</text:p>
          </table:table-cell>
          <table:table-cell office:value-type="float" office:value="0.2333999" calcext:value-type="float">
            <text:p>0.2333999</text:p>
          </table:table-cell>
          <table:table-cell office:value-type="float" office:value="0.0007779996" calcext:value-type="float">
            <text:p>0.000777999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592" calcext:value-type="float">
            <text:p>0.0592</text:p>
          </table:table-cell>
        </table:table-row>
        <table:table-row table:style-name="ro1">
          <table:table-cell office:value-type="string" calcext:value-type="string">
            <text:p>Inl_Sort Render Passes</text:p>
          </table:table-cell>
          <table:table-cell office:value-type="string" calcext:value-type="string">
            <text:p>Scripts</text:p>
          </table:table-cell>
          <table:table-cell office:value-type="float" office:value="0.2315999" calcext:value-type="float">
            <text:p>0.2315999</text:p>
          </table:table-cell>
          <table:table-cell office:value-type="float" office:value="0.0007719998" calcext:value-type="float">
            <text:p>0.000771999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325" calcext:value-type="float">
            <text:p>0.0325</text:p>
          </table:table-cell>
        </table:table-row>
        <table:table-row table:style-name="ro1">
          <table:table-cell office:value-type="string" calcext:value-type="string">
            <text:p>Setup Camera Parameters</text:p>
          </table:table-cell>
          <table:table-cell office:value-type="string" calcext:value-type="string">
            <text:p>Scripts</text:p>
          </table:table-cell>
          <table:table-cell office:value-type="float" office:value="0.2264997" calcext:value-type="float">
            <text:p>0.2264997</text:p>
          </table:table-cell>
          <table:table-cell office:value-type="float" office:value="0.000754999" calcext:value-type="float">
            <text:p>0.00075499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286" calcext:value-type="float">
            <text:p>0.0286</text:p>
          </table:table-cell>
        </table:table-row>
        <table:table-row table:style-name="ro1">
          <table:table-cell office:value-type="string" calcext:value-type="string">
            <text:p>PreUpdate.PhysicsUpdate</text:p>
          </table:table-cell>
          <table:table-cell office:value-type="string" calcext:value-type="string">
            <text:p>PlayerLoop</text:p>
          </table:table-cell>
          <table:table-cell office:value-type="float" office:value="0.2247998" calcext:value-type="float">
            <text:p>0.2247998</text:p>
          </table:table-cell>
          <table:table-cell office:value-type="float" office:value="0.0007493328" calcext:value-type="float">
            <text:p>0.000749332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299" calcext:value-type="float">
            <text:p>0.0299</text:p>
          </table:table-cell>
        </table:table-row>
        <table:table-row table:style-name="ro1">
          <table:table-cell office:value-type="string" calcext:value-type="string">
            <text:p>PostLateUpdate.UpdateAllSkinnedMeshes</text:p>
          </table:table-cell>
          <table:table-cell office:value-type="string" calcext:value-type="string">
            <text:p>PlayerLoop</text:p>
          </table:table-cell>
          <table:table-cell office:value-type="float" office:value="0.2055001" calcext:value-type="float">
            <text:p>0.2055001</text:p>
          </table:table-cell>
          <table:table-cell office:value-type="float" office:value="0.0006850003" calcext:value-type="float">
            <text:p>0.000685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394" calcext:value-type="float">
            <text:p>0.0394</text:p>
          </table:table-cell>
        </table:table-row>
        <table:table-row table:style-name="ro1">
          <table:table-cell office:value-type="string" calcext:value-type="string">
            <text:p>Application.Integrate Assets in Background</text:p>
          </table:table-cell>
          <table:table-cell office:value-type="string" calcext:value-type="string">
            <text:p>Loading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0006613333" calcext:value-type="float">
            <text:p>0.000661333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114" calcext:value-type="float">
            <text:p>0.0114</text:p>
          </table:table-cell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 office:value-type="float" office:value="0.1979012" calcext:value-type="float">
            <text:p>0.1979012</text:p>
          </table:table-cell>
          <table:table-cell office:value-type="float" office:value="0.0006596706" calcext:value-type="float">
            <text:p>0.00065967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1976024" calcext:value-type="float">
            <text:p>0.1976024</text:p>
          </table:table-cell>
          <table:table-cell office:value-type="float" office:value="0.0006586746" calcext:value-type="float">
            <text:p>0.000658674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Inl_Setup Additional Shadows</text:p>
          </table:table-cell>
          <table:table-cell office:value-type="string" calcext:value-type="string">
            <text:p>Scripts</text:p>
          </table:table-cell>
          <table:table-cell office:value-type="float" office:value="0.1949999" calcext:value-type="float">
            <text:p>0.1949999</text:p>
          </table:table-cell>
          <table:table-cell office:value-type="float" office:value="0.0006499997" calcext:value-type="float">
            <text:p>0.000649999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string" calcext:value-type="string">
            <text:p>Physics.SyncColliderTransform</text:p>
          </table:table-cell>
          <table:table-cell office:value-type="string" calcext:value-type="string">
            <text:p>Physics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0006413333" calcext:value-type="float">
            <text:p>0.0006413333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389" calcext:value-type="float">
            <text:p>0.0389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1853006" calcext:value-type="float">
            <text:p>0.1853006</text:p>
          </table:table-cell>
          <table:table-cell office:value-type="float" office:value="0.0006176688" calcext:value-type="float">
            <text:p>0.000617668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UnityEngine.IMGUIModule.dll!UnityEngine::Event.Internal_MakeMasterEventCurrent()</text:p>
          </table:table-cell>
          <table:table-cell office:value-type="string" calcext:value-type="string">
            <text:p>Scripts</text:p>
          </table:table-cell>
          <table:table-cell office:value-type="float" office:value="0.1848999" calcext:value-type="float">
            <text:p>0.1848999</text:p>
          </table:table-cell>
          <table:table-cell office:value-type="float" office:value="0.000616333" calcext:value-type="float">
            <text:p>0.00061633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101" calcext:value-type="float">
            <text:p>0.0101</text:p>
          </table:table-cell>
        </table:table-row>
        <table:table-row table:style-name="ro1">
          <table:table-cell office:value-type="string" calcext:value-type="string">
            <text:p>Update.DirectorUpdate</text:p>
          </table:table-cell>
          <table:table-cell office:value-type="string" calcext:value-type="string">
            <text:p>PlayerLoop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0006103335" calcext:value-type="float">
            <text:p>0.000610333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86" calcext:value-type="float">
            <text:p>0.0086</text:p>
          </table:table-cell>
        </table:table-row>
        <table:table-row table:style-name="ro1">
          <table:table-cell office:value-type="string" calcext:value-type="string">
            <text:p>EarlyUpdate.ScriptRunDelayedStartupFrame</text:p>
          </table:table-cell>
          <table:table-cell office:value-type="string" calcext:value-type="string">
            <text:p>PlayerLoop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0006093333" calcext:value-type="float">
            <text:p>0.000609333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string" calcext:value-type="string">
            <text:p>PreLateUpdate.ConstraintManagerUpdate</text:p>
          </table:table-cell>
          <table:table-cell office:value-type="string" calcext:value-type="string">
            <text:p>PlayerLoop</text:p>
          </table:table-cell>
          <table:table-cell office:value-type="float" office:value="0.1822999" calcext:value-type="float">
            <text:p>0.1822999</text:p>
          </table:table-cell>
          <table:table-cell office:value-type="float" office:value="0.0006076664" calcext:value-type="float">
            <text:p>0.000607666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47" calcext:value-type="float">
            <text:p>0.0047</text:p>
          </table:table-cell>
        </table:table-row>
        <table:table-row table:style-name="ro1">
          <table:table-cell office:value-type="string" calcext:value-type="string">
            <text:p>Physics.FetchResults</text:p>
          </table:table-cell>
          <table:table-cell office:value-type="string" calcext:value-type="string">
            <text:p>Physics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0005826667" calcext:value-type="float">
            <text:p>0.0005826667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583" calcext:value-type="float">
            <text:p>0.0583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ShouldRunUpdate()</text:p>
          </table:table-cell>
          <table:table-cell office:value-type="string" calcext:value-type="string">
            <text:p>Scripts</text:p>
          </table:table-cell>
          <table:table-cell office:value-type="float" office:value="0.1746999" calcext:value-type="float">
            <text:p>0.1746999</text:p>
          </table:table-cell>
          <table:table-cell office:value-type="float" office:value="0.000582333" calcext:value-type="float">
            <text:p>0.00058233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1">
          <table:table-cell office:value-type="string" calcext:value-type="string">
            <text:p>PreUpdate.UpdateVideo</text:p>
          </table:table-cell>
          <table:table-cell office:value-type="string" calcext:value-type="string">
            <text:p>PlayerLoop</text:p>
          </table:table-cell>
          <table:table-cell office:value-type="float" office:value="0.1739001" calcext:value-type="float">
            <text:p>0.1739001</text:p>
          </table:table-cell>
          <table:table-cell office:value-type="float" office:value="0.0005796671" calcext:value-type="float">
            <text:p>0.000579667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229" calcext:value-type="float">
            <text:p>0.0229</text:p>
          </table:table-cell>
        </table:table-row>
        <table:table-row table:style-name="ro1">
          <table:table-cell office:value-type="string" calcext:value-type="string">
            <text:p>AddCustomActiveLocalLights</text:p>
          </table:table-cell>
          <table:table-cell office:value-type="string" calcext:value-type="string">
            <text:p>Render</text:p>
          </table:table-cell>
          <table:table-cell office:value-type="float" office:value="0.1674998" calcext:value-type="float">
            <text:p>0.1674998</text:p>
          </table:table-cell>
          <table:table-cell office:value-type="float" office:value="0.0005583328" calcext:value-type="float">
            <text:p>0.000558332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1">
          <table:table-cell office:value-type="string" calcext:value-type="string">
            <text:p>UnityEngine.CoreModule.dll!UnityEngine::Application.InvokeOnBeforeRender()</text:p>
          </table:table-cell>
          <table:table-cell office:value-type="string" calcext:value-type="string">
            <text:p>Scripts</text:p>
          </table:table-cell>
          <table:table-cell office:value-type="float" office:value="0.1671999" calcext:value-type="float">
            <text:p>0.1671999</text:p>
          </table:table-cell>
          <table:table-cell office:value-type="float" office:value="0.0005573331" calcext:value-type="float">
            <text:p>0.000557333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PostLateUpdate.UpdateLightProbeProxyVolumes</text:p>
          </table:table-cell>
          <table:table-cell office:value-type="string" calcext:value-type="string">
            <text:p>PlayerLoop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0005556667" calcext:value-type="float">
            <text:p>0.000555666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rofiler.FlushMemoryCounters</text:p>
          </table:table-cell>
          <table:table-cell office:value-type="string" calcext:value-type="string">
            <text:p>Overhead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0005509998" calcext:value-type="float">
            <text:p>0.000550999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GarbageCollector.CollectIncremental</text:p>
          </table:table-cell>
          <table:table-cell office:value-type="string" calcext:value-type="string">
            <text:p>GC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0005406668" calcext:value-type="float">
            <text:p>0.000540666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133" calcext:value-type="float">
            <text:p>0.0133</text:p>
          </table:table-cell>
        </table:table-row>
        <table:table-row table:style-name="ro1">
          <table:table-cell office:value-type="string" calcext:value-type="string">
            <text:p>UnityEngine.AIModule.dll!UnityEngine.AI::NavMesh.Internal_CallOnNavMeshPreUpdate()</text:p>
          </table:table-cell>
          <table:table-cell office:value-type="string" calcext:value-type="string">
            <text:p>Scripts</text:p>
          </table:table-cell>
          <table:table-cell office:value-type="float" office:value="0.1606001" calcext:value-type="float">
            <text:p>0.1606001</text:p>
          </table:table-cell>
          <table:table-cell office:value-type="float" office:value="0.0005353336" calcext:value-type="float">
            <text:p>0.000535333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218" calcext:value-type="float">
            <text:p>0.0218</text:p>
          </table:table-cell>
        </table:table-row>
        <table:table-row table:style-name="ro1">
          <table:table-cell office:value-type="string" calcext:value-type="string">
            <text:p>PreLateUpdate.ScriptRunBehaviourLateUpdate</text:p>
          </table:table-cell>
          <table:table-cell office:value-type="string" calcext:value-type="string">
            <text:p>PlayerLoop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0005286667" calcext:value-type="float">
            <text:p>0.000528666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ostLateUpdate.DirectorLateUpdate</text:p>
          </table:table-cell>
          <table:table-cell office:value-type="string" calcext:value-type="string">
            <text:p>PlayerLoop</text:p>
          </table:table-cell>
          <table:table-cell office:value-type="float" office:value="0.1580001" calcext:value-type="float">
            <text:p>0.1580001</text:p>
          </table:table-cell>
          <table:table-cell office:value-type="float" office:value="0.0005266668" calcext:value-type="float">
            <text:p>0.000526666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234" calcext:value-type="float">
            <text:p>0.0234</text:p>
          </table:table-cell>
        </table:table-row>
        <table:table-row table:style-name="ro1">
          <table:table-cell office:value-type="string" calcext:value-type="string">
            <text:p>Camera.Render</text:p>
          </table:table-cell>
          <table:table-cell office:value-type="string" calcext:value-type="string">
            <text:p>Render</text:p>
          </table:table-cell>
          <table:table-cell office:value-type="float" office:value="0.1559001" calcext:value-type="float">
            <text:p>0.1559001</text:p>
          </table:table-cell>
          <table:table-cell office:value-type="float" office:value="0.000519667" calcext:value-type="float">
            <text:p>0.00051966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1">
          <table:table-cell office:value-type="string" calcext:value-type="string">
            <text:p>PostLateUpdate.DirectorRenderImage</text:p>
          </table:table-cell>
          <table:table-cell office:value-type="string" calcext:value-type="string">
            <text:p>PlayerLoop</text:p>
          </table:table-cell>
          <table:table-cell office:value-type="float" office:value="0.1534001" calcext:value-type="float">
            <text:p>0.1534001</text:p>
          </table:table-cell>
          <table:table-cell office:value-type="float" office:value="0.0005113338" calcext:value-type="float">
            <text:p>0.000511333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Initialization.UpdateCameraMotionVectors</text:p>
          </table:table-cell>
          <table:table-cell office:value-type="string" calcext:value-type="string">
            <text:p>PlayerLoop</text:p>
          </table:table-cell>
          <table:table-cell office:value-type="float" office:value="0.1521002" calcext:value-type="float">
            <text:p>0.1521002</text:p>
          </table:table-cell>
          <table:table-cell office:value-type="float" office:value="0.0005070006" calcext:value-type="float">
            <text:p>0.000507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string" calcext:value-type="string">
            <text:p>CullResultsToNativeArrays</text:p>
          </table:table-cell>
          <table:table-cell office:value-type="string" calcext:value-type="string">
            <text:p>Render</text:p>
          </table:table-cell>
          <table:table-cell office:value-type="float" office:value="0.1489001" calcext:value-type="float">
            <text:p>0.1489001</text:p>
          </table:table-cell>
          <table:table-cell office:value-type="float" office:value="0.0004963335" calcext:value-type="float">
            <text:p>0.000496333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1">
          <table:table-cell office:value-type="string" calcext:value-type="string">
            <text:p>RenderTexture.GarbageCollectTemporary</text:p>
          </table:table-cell>
          <table:table-cell office:value-type="string" calcext:value-type="string">
            <text:p>Render</text:p>
          </table:table-cell>
          <table:table-cell office:value-type="float" office:value="0.1464001" calcext:value-type="float">
            <text:p>0.1464001</text:p>
          </table:table-cell>
          <table:table-cell office:value-type="float" office:value="0.0004880005" calcext:value-type="float">
            <text:p>0.00048800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1451006" calcext:value-type="float">
            <text:p>0.1451006</text:p>
          </table:table-cell>
          <table:table-cell office:value-type="float" office:value="0.0004836686" calcext:value-type="float">
            <text:p>0.000483668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 office:value-type="float" office:value="0.144" calcext:value-type="float">
            <text:p>0.144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office:value-type="string" calcext:value-type="string">
            <text:p>Inl_UniversalRenderPipeline.InitializeLightData</text:p>
          </table:table-cell>
          <table:table-cell office:value-type="string" calcext:value-type="string">
            <text:p>Scripts</text:p>
          </table:table-cell>
          <table:table-cell office:value-type="float" office:value="0.1439001" calcext:value-type="float">
            <text:p>0.1439001</text:p>
          </table:table-cell>
          <table:table-cell office:value-type="float" office:value="0.000479667" calcext:value-type="float">
            <text:p>0.00047966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PostLateUpdate.EnlightenRuntimeUpdate</text:p>
          </table:table-cell>
          <table:table-cell office:value-type="string" calcext:value-type="string">
            <text:p>PlayerLoop</text:p>
          </table:table-cell>
          <table:table-cell office:value-type="float" office:value="0.1411" calcext:value-type="float">
            <text:p>0.1411</text:p>
          </table:table-cell>
          <table:table-cell office:value-type="float" office:value="0.0004703332" calcext:value-type="float">
            <text:p>0.000470333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0.1399001" calcext:value-type="float">
            <text:p>0.1399001</text:p>
          </table:table-cell>
          <table:table-cell office:value-type="float" office:value="0.0004663335" calcext:value-type="float">
            <text:p>0.000466333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AddDirectionalLights</text:p>
          </table:table-cell>
          <table:table-cell office:value-type="string" calcext:value-type="string">
            <text:p>Render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0004560001" calcext:value-type="float">
            <text:p>0.000456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UGUI.Rendering.EmitWorldScreenspaceCameraGeometry</text:p>
          </table:table-cell>
          <table:table-cell office:value-type="string" calcext:value-type="string">
            <text:p>UI Render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0004459999" calcext:value-type="float">
            <text:p>0.0004459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13" calcext:value-type="float">
            <text:p>0.0113</text:p>
          </table:table-cell>
        </table:table-row>
        <table:table-row table:style-name="ro1">
          <table:table-cell office:value-type="string" calcext:value-type="string">
            <text:p>UIEvents.CanvasmanagerEmitOnScreenGeometry</text:p>
          </table:table-cell>
          <table:table-cell office:value-type="string" calcext:value-type="string">
            <text:p>PlayerLoop</text:p>
          </table:table-cell>
          <table:table-cell office:value-type="float" office:value="0.1335001" calcext:value-type="float">
            <text:p>0.1335001</text:p>
          </table:table-cell>
          <table:table-cell office:value-type="float" office:value="0.0004450002" calcext:value-type="float">
            <text:p>0.000445000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03" calcext:value-type="float">
            <text:p>0.0103</text:p>
          </table:table-cell>
        </table:table-row>
        <table:table-row table:style-name="ro1">
          <table:table-cell office:value-type="string" calcext:value-type="string">
            <text:p>LOD.ComputeLOD</text:p>
          </table:table-cell>
          <table:table-cell office:value-type="string" calcext:value-type="string">
            <text:p>Render</text:p>
          </table:table-cell>
          <table:table-cell office:value-type="float" office:value="0.1276001" calcext:value-type="float">
            <text:p>0.1276001</text:p>
          </table:table-cell>
          <table:table-cell office:value-type="float" office:value="0.0004253335" calcext:value-type="float">
            <text:p>0.00042533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1272016" calcext:value-type="float">
            <text:p>0.1272016</text:p>
          </table:table-cell>
          <table:table-cell office:value-type="float" office:value="0.0004240052" calcext:value-type="float">
            <text:p>0.0004240052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PostLateUpdate.ScriptRunDelayedDynamicFrameRate</text:p>
          </table:table-cell>
          <table:table-cell office:value-type="string" calcext:value-type="string">
            <text:p>PlayerLoop</text:p>
          </table:table-cell>
          <table:table-cell office:value-type="float" office:value="0.1257999" calcext:value-type="float">
            <text:p>0.1257999</text:p>
          </table:table-cell>
          <table:table-cell office:value-type="float" office:value="0.000419333" calcext:value-type="float">
            <text:p>0.00041933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string" calcext:value-type="string">
            <text:p>Initialization.XREarlyUpdate</text:p>
          </table:table-cell>
          <table:table-cell office:value-type="string" calcext:value-type="string">
            <text:p>PlayerLoop</text:p>
          </table:table-cell>
          <table:table-cell office:value-type="float" office:value="0.1244999" calcext:value-type="float">
            <text:p>0.1244999</text:p>
          </table:table-cell>
          <table:table-cell office:value-type="float" office:value="0.0004149998" calcext:value-type="float">
            <text:p>0.000414999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office:value-type="string" calcext:value-type="string">
            <text:p>MeshRenderer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1217002" calcext:value-type="float">
            <text:p>0.1217002</text:p>
          </table:table-cell>
          <table:table-cell office:value-type="float" office:value="0.0004056672" calcext:value-type="float">
            <text:p>0.000405667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SkinnedMesh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1199002" calcext:value-type="float">
            <text:p>0.1199002</text:p>
          </table:table-cell>
          <table:table-cell office:value-type="float" office:value="0.0003996672" calcext:value-type="float">
            <text:p>0.000399667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 office:value-type="string" calcext:value-type="string">
            <text:p>Physics.Interpolation</text:p>
          </table:table-cell>
          <table:table-cell office:value-type="string" calcext:value-type="string">
            <text:p>Physics</text:p>
          </table:table-cell>
          <table:table-cell office:value-type="float" office:value="0.119" calcext:value-type="float">
            <text:p>0.119</text:p>
          </table:table-cell>
          <table:table-cell office:value-type="float" office:value="0.0003966668" calcext:value-type="float">
            <text:p>0.000396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 office:value-type="string" calcext:value-type="string">
            <text:p>UnityEngine.UIModule.dll!UnityEngine::Canvas.SendPreWillRenderCanvases()</text:p>
          </table:table-cell>
          <table:table-cell office:value-type="string" calcext:value-type="string">
            <text:p>Scripts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0003936666" calcext:value-type="float">
            <text:p>0.000393666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>
          <table:table-cell office:value-type="string" calcext:value-type="string">
            <text:p>PreUpdate.WindUpdate</text:p>
          </table:table-cell>
          <table:table-cell office:value-type="string" calcext:value-type="string">
            <text:p>PlayerLoop</text:p>
          </table:table-cell>
          <table:table-cell office:value-type="float" office:value="0.1178" calcext:value-type="float">
            <text:p>0.1178</text:p>
          </table:table-cell>
          <table:table-cell office:value-type="float" office:value="0.0003926666" calcext:value-type="float">
            <text:p>0.000392666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6" calcext:value-type="float">
            <text:p>0.0046</text:p>
          </table:table-cell>
        </table:table-row>
        <table:table-row table:style-name="ro1">
          <table:table-cell office:value-type="string" calcext:value-type="string">
            <text:p>PostLateUpdate.UpdateVideoTextures</text:p>
          </table:table-cell>
          <table:table-cell office:value-type="string" calcext:value-type="string">
            <text:p>PlayerLoop</text:p>
          </table:table-cell>
          <table:table-cell office:value-type="float" office:value="0.1147999" calcext:value-type="float">
            <text:p>0.1147999</text:p>
          </table:table-cell>
          <table:table-cell office:value-type="float" office:value="0.0003826663" calcext:value-type="float">
            <text:p>0.000382666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FindBrightestDirectionalLight</text:p>
          </table:table-cell>
          <table:table-cell office:value-type="string" calcext:value-type="string">
            <text:p>Render</text:p>
          </table:table-cell>
          <table:table-cell office:value-type="float" office:value="0.1119001" calcext:value-type="float">
            <text:p>0.1119001</text:p>
          </table:table-cell>
          <table:table-cell office:value-type="float" office:value="0.0003730004" calcext:value-type="float">
            <text:p>0.000373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office:value-type="string" calcext:value-type="string">
            <text:p>PostLateUpdate.PhysicsSkinnedClothBeginUpdate</text:p>
          </table:table-cell>
          <table:table-cell office:value-type="string" calcext:value-type="string">
            <text:p>PlayerLoop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0003696666" calcext:value-type="float">
            <text:p>0.000369666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office:value-type="string" calcext:value-type="string">
            <text:p>EnlightenRuntimeManager.AddCustomLights</text:p>
          </table:table-cell>
          <table:table-cell office:value-type="string" calcext:value-type="string">
            <text:p>Gi</text:p>
          </table:table-cell>
          <table:table-cell office:value-type="float" office:value="0.1101999" calcext:value-type="float">
            <text:p>0.1101999</text:p>
          </table:table-cell>
          <table:table-cell office:value-type="float" office:value="0.0003673331" calcext:value-type="float">
            <text:p>0.000367333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string" calcext:value-type="string">
            <text:p>GUITexture.Draw</text:p>
          </table:table-cell>
          <table:table-cell office:value-type="string" calcext:value-type="string">
            <text:p>Render</text:p>
          </table:table-cell>
          <table:table-cell office:value-type="float" office:value="0.1097001" calcext:value-type="float">
            <text:p>0.1097001</text:p>
          </table:table-cell>
          <table:table-cell office:value-type="float" office:value="0.0003656669" calcext:value-type="float">
            <text:p>0.000365666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office:value-type="string" calcext:value-type="string">
            <text:p>PostLateUpdate.UpdateVideo</text:p>
          </table:table-cell>
          <table:table-cell office:value-type="string" calcext:value-type="string">
            <text:p>PlayerLoop</text:p>
          </table:table-cell>
          <table:table-cell office:value-type="float" office:value="0.1093" calcext:value-type="float">
            <text:p>0.1093</text:p>
          </table:table-cell>
          <table:table-cell office:value-type="float" office:value="0.0003643332" calcext:value-type="float">
            <text:p>0.000364333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1">
          <table:table-cell office:value-type="string" calcext:value-type="string">
            <text:p>Setup Light Constants</text:p>
          </table:table-cell>
          <table:table-cell office:value-type="string" calcext:value-type="string">
            <text:p>Scripts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0003536668" calcext:value-type="float">
            <text:p>0.000353666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94" calcext:value-type="float">
            <text:p>0.0094</text:p>
          </table:table-cell>
        </table:table-row>
        <table:table-row table:style-name="ro1">
          <table:table-cell office:value-type="string" calcext:value-type="string">
            <text:p>Update.ScriptRunDelayedDynamicFrameRate</text:p>
          </table:table-cell>
          <table:table-cell office:value-type="string" calcext:value-type="string">
            <text:p>PlayerLoop</text:p>
          </table:table-cell>
          <table:table-cell office:value-type="float" office:value="0.1054001" calcext:value-type="float">
            <text:p>0.1054001</text:p>
          </table:table-cell>
          <table:table-cell office:value-type="float" office:value="0.0003513335" calcext:value-type="float">
            <text:p>0.00035133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>
          <table:table-cell office:value-type="string" calcext:value-type="string">
            <text:p>EarlyUpdate.DispatchEventQueueEvents</text:p>
          </table:table-cell>
          <table:table-cell office:value-type="string" calcext:value-type="string">
            <text:p>PlayerLoop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0003493334" calcext:value-type="float">
            <text:p>0.000349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office:value-type="string" calcext:value-type="string">
            <text:p>CleanUp.TextRenderingGarbageCollect</text:p>
          </table:table-cell>
          <table:table-cell office:value-type="string" calcext:value-type="string">
            <text:p>PlayerLoop</text:p>
          </table:table-cell>
          <table:table-cell office:value-type="float" office:value="0.1040002" calcext:value-type="float">
            <text:p>0.1040002</text:p>
          </table:table-cell>
          <table:table-cell office:value-type="float" office:value="0.0003466673" calcext:value-type="float">
            <text:p>0.0003466673</text:p>
          </table:table-cell>
          <table:table-cell office:value-type="float" office:value="0" calcext:value-type="float">
            <text:p>0</text:p>
          </table:table-cell>
          <table:table-cell office:value-type="float" office:value="0.0224" calcext:value-type="float">
            <text:p>0.0224</text:p>
          </table:table-cell>
        </table:table-row>
        <table:table-row table:style-name="ro1">
          <table:table-cell office:value-type="string" calcext:value-type="string">
            <text:p>Renderers.OncePerFrameUpdate</text:p>
          </table:table-cell>
          <table:table-cell office:value-type="string" calcext:value-type="string">
            <text:p>Render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0003440001" calcext:value-type="float">
            <text:p>0.000344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office:value-type="string" calcext:value-type="string">
            <text:p>PostLateUpdate.UpdateRectTransform</text:p>
          </table:table-cell>
          <table:table-cell office:value-type="string" calcext:value-type="string">
            <text:p>PlayerLoop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Physics2D.InterpolatePoses</text:p>
          </table:table-cell>
          <table:table-cell office:value-type="string" calcext:value-type="string">
            <text:p>Physics</text:p>
          </table:table-cell>
          <table:table-cell office:value-type="float" office:value="0.09790006" calcext:value-type="float">
            <text:p>0.09790006</text:p>
          </table:table-cell>
          <table:table-cell office:value-type="float" office:value="0.0003263335" calcext:value-type="float">
            <text:p>0.00032633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9750013" calcext:value-type="float">
            <text:p>0.09750013</text:p>
          </table:table-cell>
          <table:table-cell office:value-type="float" office:value="0.0003250004" calcext:value-type="float">
            <text:p>0.000325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</table:table-row>
        <table:table-row table:style-name="ro1">
          <table:table-cell office:value-type="string" calcext:value-type="string">
            <text:p>PostLateUpdate.ParticleSystemEndUpdateAll</text:p>
          </table:table-cell>
          <table:table-cell office:value-type="string" calcext:value-type="string">
            <text:p>PlayerLoop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1" calcext:value-type="float">
            <text:p>0.0061</text:p>
          </table:table-cell>
        </table:table-row>
        <table:table-row table:style-name="ro1">
          <table:table-cell office:value-type="string" calcext:value-type="string">
            <text:p>EarlyUpdate.UnityWebRequestUpdate</text:p>
          </table:table-cell>
          <table:table-cell office:value-type="string" calcext:value-type="string">
            <text:p>PlayerLoop</text:p>
          </table:table-cell>
          <table:table-cell office:value-type="float" office:value="0.0969001" calcext:value-type="float">
            <text:p>0.0969001</text:p>
          </table:table-cell>
          <table:table-cell office:value-type="float" office:value="0.0003230003" calcext:value-type="float">
            <text:p>0.0003230003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PreLateUpdate.DirectorUpdateAnimationEnd</text:p>
          </table:table-cell>
          <table:table-cell office:value-type="string" calcext:value-type="string">
            <text:p>PlayerLoop</text:p>
          </table:table-cell>
          <table:table-cell office:value-type="float" office:value="0.09680016" calcext:value-type="float">
            <text:p>0.09680016</text:p>
          </table:table-cell>
          <table:table-cell office:value-type="float" office:value="0.0003226672" calcext:value-type="float">
            <text:p>0.000322667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89" calcext:value-type="float">
            <text:p>0.0089</text:p>
          </table:table-cell>
        </table:table-row>
        <table:table-row table:style-name="ro1">
          <table:table-cell office:value-type="string" calcext:value-type="string">
            <text:p>EarlyUpdate.XRUpdate</text:p>
          </table:table-cell>
          <table:table-cell office:value-type="string" calcext:value-type="string">
            <text:p>PlayerLoop</text:p>
          </table:table-cell>
          <table:table-cell office:value-type="float" office:value="0.0967001" calcext:value-type="float">
            <text:p>0.0967001</text:p>
          </table:table-cell>
          <table:table-cell office:value-type="float" office:value="0.0003223337" calcext:value-type="float">
            <text:p>0.000322333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9" calcext:value-type="float">
            <text:p>0.0049</text:p>
          </table:table-cell>
        </table:table-row>
        <table:table-row table:style-name="ro1">
          <table:table-cell office:value-type="string" calcext:value-type="string">
            <text:p>EarlyUpdate.ExecuteMainThreadJobs</text:p>
          </table:table-cell>
          <table:table-cell office:value-type="string" calcext:value-type="string">
            <text:p>PlayerLoop</text:p>
          </table:table-cell>
          <table:table-cell office:value-type="float" office:value="0.09450014" calcext:value-type="float">
            <text:p>0.09450014</text:p>
          </table:table-cell>
          <table:table-cell office:value-type="float" office:value="0.0003150005" calcext:value-type="float">
            <text:p>0.000315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string" calcext:value-type="string">
            <text:p>EarlyUpdate.UpdateStreamingManager</text:p>
          </table:table-cell>
          <table:table-cell office:value-type="string" calcext:value-type="string">
            <text:p>PlayerLoop</text:p>
          </table:table-cell>
          <table:table-cell office:value-type="float" office:value="0.09350013" calcext:value-type="float">
            <text:p>0.09350013</text:p>
          </table:table-cell>
          <table:table-cell office:value-type="float" office:value="0.0003116671" calcext:value-type="float">
            <text:p>0.000311667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16" calcext:value-type="float">
            <text:p>0.0116</text:p>
          </table:table-cell>
        </table:table-row>
        <table:table-row table:style-name="ro1">
          <table:table-cell office:value-type="string" calcext:value-type="string">
            <text:p>SoundManager.Update</text:p>
          </table:table-cell>
          <table:table-cell office:value-type="string" calcext:value-type="string">
            <text:p>Audio</text:p>
          </table:table-cell>
          <table:table-cell office:value-type="float" office:value="0.09320004" calcext:value-type="float">
            <text:p>0.09320004</text:p>
          </table:table-cell>
          <table:table-cell office:value-type="float" office:value="0.0003106668" calcext:value-type="float">
            <text:p>0.000310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PreUpdate.IMGUISendQueuedEvents</text:p>
          </table:table-cell>
          <table:table-cell office:value-type="string" calcext:value-type="string">
            <text:p>PlayerLoop</text:p>
          </table:table-cell>
          <table:table-cell office:value-type="float" office:value="0.09290005" calcext:value-type="float">
            <text:p>0.09290005</text:p>
          </table:table-cell>
          <table:table-cell office:value-type="float" office:value="0.0003096668" calcext:value-type="float">
            <text:p>0.000309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LightProbeProxyVolumeManager.Update</text:p>
          </table:table-cell>
          <table:table-cell office:value-type="string" calcext:value-type="string">
            <text:p>Render</text:p>
          </table:table-cell>
          <table:table-cell office:value-type="float" office:value="0.0928001" calcext:value-type="float">
            <text:p>0.0928001</text:p>
          </table:table-cell>
          <table:table-cell office:value-type="float" office:value="0.0003093337" calcext:value-type="float">
            <text:p>0.000309333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6" calcext:value-type="float">
            <text:p>0.0046</text:p>
          </table:table-cell>
        </table:table-row>
        <table:table-row table:style-name="ro1">
          <table:table-cell office:value-type="string" calcext:value-type="string">
            <text:p>UGUI.Rendering.EmitWorldScreenspaceCameraGeometry</text:p>
          </table:table-cell>
          <table:table-cell office:value-type="string" calcext:value-type="string">
            <text:p>UI Render</text:p>
          </table:table-cell>
          <table:table-cell office:value-type="float" office:value="0.09070011" calcext:value-type="float">
            <text:p>0.09070011</text:p>
          </table:table-cell>
          <table:table-cell office:value-type="float" office:value="0.0003023337" calcext:value-type="float">
            <text:p>0.000302333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string" calcext:value-type="string">
            <text:p>PreLateUpdate.Physics2DLateUpdate</text:p>
          </table:table-cell>
          <table:table-cell office:value-type="string" calcext:value-type="string">
            <text:p>PlayerLoop</text:p>
          </table:table-cell>
          <table:table-cell office:value-type="float" office:value="0.09030011" calcext:value-type="float">
            <text:p>0.09030011</text:p>
          </table:table-cell>
          <table:table-cell office:value-type="float" office:value="0.0003010003" calcext:value-type="float">
            <text:p>0.000301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7" calcext:value-type="float">
            <text:p>0.0047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0.09020005" calcext:value-type="float">
            <text:p>0.09020005</text:p>
          </table:table-cell>
          <table:table-cell office:value-type="float" office:value="0.0003006668" calcext:value-type="float">
            <text:p>0.000300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PreLateUpdate.DirectorUpdateAnimationBegin</text:p>
          </table:table-cell>
          <table:table-cell office:value-type="string" calcext:value-type="string">
            <text:p>PlayerLoop</text:p>
          </table:table-cell>
          <table:table-cell office:value-type="float" office:value="0.08820012" calcext:value-type="float">
            <text:p>0.08820012</text:p>
          </table:table-cell>
          <table:table-cell office:value-type="float" office:value="0.0002940004" calcext:value-type="float">
            <text:p>0.000294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UnityEngine.UIModule.dll!UnityEngine::Canvas.SendWillRenderCanvases()</text:p>
          </table:table-cell>
          <table:table-cell office:value-type="string" calcext:value-type="string">
            <text:p>Scripts</text:p>
          </table:table-cell>
          <table:table-cell office:value-type="float" office:value="0.08800003" calcext:value-type="float">
            <text:p>0.08800003</text:p>
          </table:table-cell>
          <table:table-cell office:value-type="float" office:value="0.0002933334" calcext:value-type="float">
            <text:p>0.000293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FindBrightestDirectionalLight</text:p>
          </table:table-cell>
          <table:table-cell office:value-type="string" calcext:value-type="string">
            <text:p>Render</text:p>
          </table:table-cell>
          <table:table-cell office:value-type="float" office:value="0.08450003" calcext:value-type="float">
            <text:p>0.08450003</text:p>
          </table:table-cell>
          <table:table-cell office:value-type="float" office:value="0.0002816668" calcext:value-type="float">
            <text:p>0.000281666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 office:value-type="float" office:value="0.08370051" calcext:value-type="float">
            <text:p>0.08370051</text:p>
          </table:table-cell>
          <table:table-cell office:value-type="float" office:value="0.0002790017" calcext:value-type="float">
            <text:p>0.0002790017</text:p>
          </table:table-cell>
          <table:table-cell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EarlyUpdate.RendererNotifyInvisible</text:p>
          </table:table-cell>
          <table:table-cell office:value-type="string" calcext:value-type="string">
            <text:p>PlayerLoop</text:p>
          </table:table-cell>
          <table:table-cell office:value-type="float" office:value="0.08330011" calcext:value-type="float">
            <text:p>0.08330011</text:p>
          </table:table-cell>
          <table:table-cell office:value-type="float" office:value="0.000277667" calcext:value-type="float">
            <text:p>0.000277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office:value-type="string" calcext:value-type="string">
            <text:p>ConstraintManager::Update</text:p>
          </table:table-cell>
          <table:table-cell office:value-type="string" calcext:value-type="string">
            <text:p>Animation</text:p>
          </table:table-cell>
          <table:table-cell office:value-type="float" office:value="0.08230011" calcext:value-type="float">
            <text:p>0.08230011</text:p>
          </table:table-cell>
          <table:table-cell office:value-type="float" office:value="0.0002743337" calcext:value-type="float">
            <text:p>0.000274333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EarlyUpdate.UpdateTextureStreamingManager</text:p>
          </table:table-cell>
          <table:table-cell office:value-type="string" calcext:value-type="string">
            <text:p>PlayerLoop</text:p>
          </table:table-cell>
          <table:table-cell office:value-type="float" office:value="0.0819001" calcext:value-type="float">
            <text:p>0.0819001</text:p>
          </table:table-cell>
          <table:table-cell office:value-type="float" office:value="0.0002730004" calcext:value-type="float">
            <text:p>0.000273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PostLateUpdate.SortingGroupsUpdate</text:p>
          </table:table-cell>
          <table:table-cell office:value-type="string" calcext:value-type="string">
            <text:p>PlayerLoop</text:p>
          </table:table-cell>
          <table:table-cell office:value-type="float" office:value="0.0803001" calcext:value-type="float">
            <text:p>0.0803001</text:p>
          </table:table-cell>
          <table:table-cell office:value-type="float" office:value="0.000267667" calcext:value-type="float">
            <text:p>0.000267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 office:value-type="string" calcext:value-type="string">
            <text:p>PostLateUpdate.PlayerSendFramePostPresent</text:p>
          </table:table-cell>
          <table:table-cell office:value-type="string" calcext:value-type="string">
            <text:p>PlayerLoop</text:p>
          </table:table-cell>
          <table:table-cell office:value-type="float" office:value="0.08010009" calcext:value-type="float">
            <text:p>0.08010009</text:p>
          </table:table-cell>
          <table:table-cell office:value-type="float" office:value="0.0002670003" calcext:value-type="float">
            <text:p>0.000267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BeforeUpdate()</text:p>
          </table:table-cell>
          <table:table-cell office:value-type="string" calcext:value-type="string">
            <text:p>Scripts</text:p>
          </table:table-cell>
          <table:table-cell office:value-type="float" office:value="0.07840012" calcext:value-type="float">
            <text:p>0.07840012</text:p>
          </table:table-cell>
          <table:table-cell office:value-type="float" office:value="0.0002613337" calcext:value-type="float">
            <text:p>0.000261333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MeshRendererFinalizeUpdate</text:p>
          </table:table-cell>
          <table:table-cell office:value-type="string" calcext:value-type="string">
            <text:p>Render</text:p>
          </table:table-cell>
          <table:table-cell office:value-type="float" office:value="0.07830032" calcext:value-type="float">
            <text:p>0.07830032</text:p>
          </table:table-cell>
          <table:table-cell office:value-type="float" office:value="0.0002610011" calcext:value-type="float">
            <text:p>0.0002610011</text:p>
          </table:table-cell>
          <table:table-cell office:value-type="float" office:value="0" calcext:value-type="float">
            <text:p>0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Update()</text:p>
          </table:table-cell>
          <table:table-cell office:value-type="string" calcext:value-type="string">
            <text:p>Scripts</text:p>
          </table:table-cell>
          <table:table-cell office:value-type="float" office:value="0.0780001" calcext:value-type="float">
            <text:p>0.0780001</text:p>
          </table:table-cell>
          <table:table-cell office:value-type="float" office:value="0.0002600003" calcext:value-type="float">
            <text:p>0.000260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PostLateUpdate.PhysicsSkinnedClothFinishUpdate</text:p>
          </table:table-cell>
          <table:table-cell office:value-type="string" calcext:value-type="string">
            <text:p>PlayerLoop</text:p>
          </table:table-cell>
          <table:table-cell office:value-type="float" office:value="0.07720008" calcext:value-type="float">
            <text:p>0.07720008</text:p>
          </table:table-cell>
          <table:table-cell office:value-type="float" office:value="0.0002573336" calcext:value-type="float">
            <text:p>0.00025733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LateBehaviourUpdate</text:p>
          </table:table-cell>
          <table:table-cell office:value-type="string" calcext:value-type="string">
            <text:p>PlayerLoop</text:p>
          </table:table-cell>
          <table:table-cell office:value-type="float" office:value="0.07630009" calcext:value-type="float">
            <text:p>0.07630009</text:p>
          </table:table-cell>
          <table:table-cell office:value-type="float" office:value="0.0002543336" calcext:value-type="float">
            <text:p>0.00025433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SkinnedMesh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7620007" calcext:value-type="float">
            <text:p>0.07620007</text:p>
          </table:table-cell>
          <table:table-cell office:value-type="float" office:value="0.0002540002" calcext:value-type="float">
            <text:p>0.000254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Preload Single Step</text:p>
          </table:table-cell>
          <table:table-cell office:value-type="string" calcext:value-type="string">
            <text:p>Loading</text:p>
          </table:table-cell>
          <table:table-cell office:value-type="float" office:value="0.07470009" calcext:value-type="float">
            <text:p>0.07470009</text:p>
          </table:table-cell>
          <table:table-cell office:value-type="float" office:value="0.0002490003" calcext:value-type="float">
            <text:p>0.0002490003</text:p>
          </table:table-cell>
          <table:table-cell office:value-type="float" office:value="0" calcext:value-type="float">
            <text:p>0</text:p>
          </table:table-cell>
          <table:table-cell office:value-type="float" office:value="0.0043" calcext:value-type="float">
            <text:p>0.0043</text:p>
          </table:table-cell>
        </table:table-row>
        <table:table-row table:style-name="ro1">
          <table:table-cell office:value-type="string" calcext:value-type="string">
            <text:p>ExtractRenderNodeQueue</text:p>
          </table:table-cell>
          <table:table-cell office:value-type="string" calcext:value-type="string">
            <text:p>Render</text:p>
          </table:table-cell>
          <table:table-cell office:value-type="float" office:value="0.07469999" calcext:value-type="float">
            <text:p>0.07469999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224" calcext:value-type="float">
            <text:p>0.0224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BeforeUpdate()</text:p>
          </table:table-cell>
          <table:table-cell office:value-type="string" calcext:value-type="string">
            <text:p>Scripts</text:p>
          </table:table-cell>
          <table:table-cell office:value-type="float" office:value="0.0726001" calcext:value-type="float">
            <text:p>0.0726001</text:p>
          </table:table-cell>
          <table:table-cell office:value-type="float" office:value="0.0002420003" calcext:value-type="float">
            <text:p>0.000242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07250018" calcext:value-type="float">
            <text:p>0.07250018</text:p>
          </table:table-cell>
          <table:table-cell office:value-type="float" office:value="0.0002416673" calcext:value-type="float">
            <text:p>0.000241667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Update()</text:p>
          </table:table-cell>
          <table:table-cell office:value-type="string" calcext:value-type="string">
            <text:p>Scripts</text:p>
          </table:table-cell>
          <table:table-cell office:value-type="float" office:value="0.07190005" calcext:value-type="float">
            <text:p>0.07190005</text:p>
          </table:table-cell>
          <table:table-cell office:value-type="float" office:value="0.0002396668" calcext:value-type="float">
            <text:p>0.000239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PostLateUpdate.VFXUpdate</text:p>
          </table:table-cell>
          <table:table-cell office:value-type="string" calcext:value-type="string">
            <text:p>PlayerLoop</text:p>
          </table:table-cell>
          <table:table-cell office:value-type="float" office:value="0.07130008" calcext:value-type="float">
            <text:p>0.07130008</text:p>
          </table:table-cell>
          <table:table-cell office:value-type="float" office:value="0.0002376669" calcext:value-type="float">
            <text:p>0.000237666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EarlyUpdate.AnalyticsCoreStatsUpdate</text:p>
          </table:table-cell>
          <table:table-cell office:value-type="string" calcext:value-type="string">
            <text:p>PlayerLoop</text:p>
          </table:table-cell>
          <table:table-cell office:value-type="float" office:value="0.07090008" calcext:value-type="float">
            <text:p>0.07090008</text:p>
          </table:table-cell>
          <table:table-cell office:value-type="float" office:value="0.0002363336" calcext:value-type="float">
            <text:p>0.00023633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</table:table-row>
        <table:table-row table:style-name="ro1">
          <table:table-cell office:value-type="string" calcext:value-type="string">
            <text:p>FindDirectionalShadowCastingLights</text:p>
          </table:table-cell>
          <table:table-cell office:value-type="string" calcext:value-type="string">
            <text:p>Render</text:p>
          </table:table-cell>
          <table:table-cell office:value-type="float" office:value="0.06850007" calcext:value-type="float">
            <text:p>0.06850007</text:p>
          </table:table-cell>
          <table:table-cell office:value-type="float" office:value="0.0002283336" calcext:value-type="float">
            <text:p>0.00022833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ReflectionProbeAnchorManagerUpdate</text:p>
          </table:table-cell>
          <table:table-cell office:value-type="string" calcext:value-type="string">
            <text:p>Render</text:p>
          </table:table-cell>
          <table:table-cell office:value-type="float" office:value="0.06820009" calcext:value-type="float">
            <text:p>0.06820009</text:p>
          </table:table-cell>
          <table:table-cell office:value-type="float" office:value="0.0002273336" calcext:value-type="float">
            <text:p>0.00022733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ComputeNeedsPerObjectLights</text:p>
          </table:table-cell>
          <table:table-cell office:value-type="string" calcext:value-type="string">
            <text:p>Render</text:p>
          </table:table-cell>
          <table:table-cell office:value-type="float" office:value="0.06710006" calcext:value-type="float">
            <text:p>0.06710006</text:p>
          </table:table-cell>
          <table:table-cell office:value-type="float" office:value="0.0002236669" calcext:value-type="float">
            <text:p>0.000223666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MeshRenderer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6700009" calcext:value-type="float">
            <text:p>0.06700009</text:p>
          </table:table-cell>
          <table:table-cell office:value-type="float" office:value="0.0002233336" calcext:value-type="float">
            <text:p>0.00022333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ScriptableRenderer.SetPerCameraShaderVariables</text:p>
          </table:table-cell>
          <table:table-cell office:value-type="string" calcext:value-type="string">
            <text:p>Scripts</text:p>
          </table:table-cell>
          <table:table-cell office:value-type="float" office:value="0.06640007" calcext:value-type="float">
            <text:p>0.06640007</text:p>
          </table:table-cell>
          <table:table-cell office:value-type="float" office:value="0.0002213336" calcext:value-type="float">
            <text:p>0.00022133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RenderTexture.SetActive</text:p>
          </table:table-cell>
          <table:table-cell office:value-type="string" calcext:value-type="string">
            <text:p>Render</text:p>
          </table:table-cell>
          <table:table-cell office:value-type="float" office:value="0.06620055" calcext:value-type="float">
            <text:p>0.06620055</text:p>
          </table:table-cell>
          <table:table-cell office:value-type="float" office:value="0.0002206685" calcext:value-type="float">
            <text:p>0.0002206685</text:p>
          </table:table-cell>
          <table:table-cell office:value-type="float" office:value="0" calcext:value-type="float">
            <text:p>0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office:value-type="string" calcext:value-type="string">
            <text:p>PostLateUpdate.TriggerEndOfFrameCallbacks</text:p>
          </table:table-cell>
          <table:table-cell office:value-type="string" calcext:value-type="string">
            <text:p>PlayerLoop</text:p>
          </table:table-cell>
          <table:table-cell office:value-type="float" office:value="0.0658001" calcext:value-type="float">
            <text:p>0.0658001</text:p>
          </table:table-cell>
          <table:table-cell office:value-type="float" office:value="0.0002193337" calcext:value-type="float">
            <text:p>0.0002193337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0.06400015" calcext:value-type="float">
            <text:p>0.06400015</text:p>
          </table:table-cell>
          <table:table-cell office:value-type="float" office:value="0.0002133338" calcext:value-type="float">
            <text:p>0.0002133338</text:p>
          </table:table-cell>
          <table:table-cell office:value-type="float" office:value="0" calcext:value-type="float">
            <text:p>0</text:p>
          </table:table-cell>
          <table:table-cell office:value-type="float" office:value="0.0111" calcext:value-type="float">
            <text:p>0.0111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 office:value-type="float" office:value="0.06320009" calcext:value-type="float">
            <text:p>0.06320009</text:p>
          </table:table-cell>
          <table:table-cell office:value-type="float" office:value="0.000210667" calcext:value-type="float">
            <text:p>0.000210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office:value-type="string" calcext:value-type="string">
            <text:p>Update Lights</text:p>
          </table:table-cell>
          <table:table-cell office:value-type="string" calcext:value-type="string">
            <text:p>Render</text:p>
          </table:table-cell>
          <table:table-cell office:value-type="float" office:value="0.0631001" calcext:value-type="float">
            <text:p>0.0631001</text:p>
          </table:table-cell>
          <table:table-cell office:value-type="float" office:value="0.0002103337" calcext:value-type="float">
            <text:p>0.0002103337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hysics.Simulate</text:p>
          </table:table-cell>
          <table:table-cell office:value-type="string" calcext:value-type="string">
            <text:p>Physics</text:p>
          </table:table-cell>
          <table:table-cell office:value-type="float" office:value="0.06280001" calcext:value-type="float">
            <text:p>0.06280001</text:p>
          </table:table-cell>
          <table:table-cell office:value-type="float" office:value="0.0002093333" calcext:value-type="float">
            <text:p>0.0002093333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91" calcext:value-type="float">
            <text:p>0.0091</text:p>
          </table:table-cell>
        </table:table-row>
        <table:table-row table:style-name="ro1">
          <table:table-cell office:value-type="string" calcext:value-type="string">
            <text:p>SkinnedMesh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0002086667" calcext:value-type="float">
            <text:p>0.0002086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</table:table-row>
        <table:table-row table:style-name="ro1">
          <table:table-cell office:value-type="string" calcext:value-type="string">
            <text:p>EndDynamicVBOFrame</text:p>
          </table:table-cell>
          <table:table-cell office:value-type="string" calcext:value-type="string">
            <text:p>Render</text:p>
          </table:table-cell>
          <table:table-cell office:value-type="float" office:value="0.06220002" calcext:value-type="float">
            <text:p>0.06220002</text:p>
          </table:table-cell>
          <table:table-cell office:value-type="float" office:value="0.0002073334" calcext:value-type="float">
            <text:p>0.000207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PhysX.ScScene.postBroadPhase2</text:p>
          </table:table-cell>
          <table:table-cell office:value-type="string" calcext:value-type="string">
            <text:p>Physics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1">
          <table:table-cell office:value-type="string" calcext:value-type="string">
            <text:p>PostLateUpdate.GUIClearEvents</text:p>
          </table:table-cell>
          <table:table-cell office:value-type="string" calcext:value-type="string">
            <text:p>PlayerLoop</text:p>
          </table:table-cell>
          <table:table-cell office:value-type="float" office:value="0.06070007" calcext:value-type="float">
            <text:p>0.06070007</text:p>
          </table:table-cell>
          <table:table-cell office:value-type="float" office:value="0.0002023336" calcext:value-type="float">
            <text:p>0.00020233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string" calcext:value-type="string">
            <text:p>ReflectionProbeAnchorManagerUpdate</text:p>
          </table:table-cell>
          <table:table-cell office:value-type="string" calcext:value-type="string">
            <text:p>Render</text:p>
          </table:table-cell>
          <table:table-cell office:value-type="float" office:value="0.06030006" calcext:value-type="float">
            <text:p>0.06030006</text:p>
          </table:table-cell>
          <table:table-cell office:value-type="float" office:value="0.0002010002" calcext:value-type="float">
            <text:p>0.000201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addCustomLights.Invoke</text:p>
          </table:table-cell>
          <table:table-cell office:value-type="string" calcext:value-type="string">
            <text:p>PlayerLoop</text:p>
          </table:table-cell>
          <table:table-cell office:value-type="float" office:value="0.05990032" calcext:value-type="float">
            <text:p>0.05990032</text:p>
          </table:table-cell>
          <table:table-cell office:value-type="float" office:value="0.0001996677" calcext:value-type="float">
            <text:p>0.0001996677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MeshRendererPrepareDispatchUpdate</text:p>
          </table:table-cell>
          <table:table-cell office:value-type="string" calcext:value-type="string">
            <text:p>Render</text:p>
          </table:table-cell>
          <table:table-cell office:value-type="float" office:value="0.05960002" calcext:value-type="float">
            <text:p>0.05960002</text:p>
          </table:table-cell>
          <table:table-cell office:value-type="float" office:value="0.0001986667" calcext:value-type="float">
            <text:p>0.0001986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EndGraphicsJobs</text:p>
          </table:table-cell>
          <table:table-cell office:value-type="string" calcext:value-type="string">
            <text:p>Render</text:p>
          </table:table-cell>
          <table:table-cell office:value-type="float" office:value="0.05740025" calcext:value-type="float">
            <text:p>0.05740025</text:p>
          </table:table-cell>
          <table:table-cell office:value-type="float" office:value="0.0001913342" calcext:value-type="float">
            <text:p>0.0001913342</text:p>
          </table:table-cell>
          <table:table-cell office:value-type="float" office:value="0" calcext:value-type="float">
            <text:p>0</text:p>
          </table:table-cell>
          <table:table-cell office:value-type="float" office:value="0.0163" calcext:value-type="float">
            <text:p>0.0163</text:p>
          </table:table-cell>
        </table:table-row>
        <table:table-row table:style-name="ro1">
          <table:table-cell office:value-type="string" calcext:value-type="string">
            <text:p>GlobalEventQueue</text:p>
          </table:table-cell>
          <table:table-cell office:value-type="string" calcext:value-type="string">
            <text:p>PlayerLoop</text:p>
          </table:table-cell>
          <table:table-cell office:value-type="float" office:value="0.05730007" calcext:value-type="float">
            <text:p>0.05730007</text:p>
          </table:table-cell>
          <table:table-cell office:value-type="float" office:value="0.0001910002" calcext:value-type="float">
            <text:p>0.000191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ReflectionProbeAnchorManagerUpdate</text:p>
          </table:table-cell>
          <table:table-cell office:value-type="string" calcext:value-type="string">
            <text:p>Render</text:p>
          </table:table-cell>
          <table:table-cell office:value-type="float" office:value="0.05720002" calcext:value-type="float">
            <text:p>0.05720002</text:p>
          </table:table-cell>
          <table:table-cell office:value-type="float" office:value="0.0001906667" calcext:value-type="float">
            <text:p>0.0001906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PostLateUpdate.EndGraphicsJobsAfterScriptLateUpdate</text:p>
          </table:table-cell>
          <table:table-cell office:value-type="string" calcext:value-type="string">
            <text:p>PlayerLoop</text:p>
          </table:table-cell>
          <table:table-cell office:value-type="float" office:value="0.05670002" calcext:value-type="float">
            <text:p>0.05670002</text:p>
          </table:table-cell>
          <table:table-cell office:value-type="float" office:value="0.0001890001" calcext:value-type="float">
            <text:p>0.000189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PreLateUpdate.AIUpdatePostScript</text:p>
          </table:table-cell>
          <table:table-cell office:value-type="string" calcext:value-type="string">
            <text:p>PlayerLoop</text:p>
          </table:table-cell>
          <table:table-cell office:value-type="float" office:value="0.05620006" calcext:value-type="float">
            <text:p>0.05620006</text:p>
          </table:table-cell>
          <table:table-cell office:value-type="float" office:value="0.0001873335" calcext:value-type="float">
            <text:p>0.00018733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PostLateUpdate.InputEndFrame</text:p>
          </table:table-cell>
          <table:table-cell office:value-type="string" calcext:value-type="string">
            <text:p>PlayerLoop</text:p>
          </table:table-cell>
          <table:table-cell office:value-type="float" office:value="0.05540003" calcext:value-type="float">
            <text:p>0.05540003</text:p>
          </table:table-cell>
          <table:table-cell office:value-type="float" office:value="0.0001846668" calcext:value-type="float">
            <text:p>0.000184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MeshRendererFinalizeUpdate</text:p>
          </table:table-cell>
          <table:table-cell office:value-type="string" calcext:value-type="string">
            <text:p>Render</text:p>
          </table:table-cell>
          <table:table-cell office:value-type="float" office:value="0.05470002" calcext:value-type="float">
            <text:p>0.05470002</text:p>
          </table:table-cell>
          <table:table-cell office:value-type="float" office:value="0.0001823334" calcext:value-type="float">
            <text:p>0.000182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ParticleSystem.WaitForPreviousRenderingToFinish</text:p>
          </table:table-cell>
          <table:table-cell office:value-type="string" calcext:value-type="string">
            <text:p>Particles</text:p>
          </table:table-cell>
          <table:table-cell office:value-type="float" office:value="0.05280013" calcext:value-type="float">
            <text:p>0.05280013</text:p>
          </table:table-cell>
          <table:table-cell office:value-type="float" office:value="0.0001760005" calcext:value-type="float">
            <text:p>0.0001760005</text:p>
          </table:table-cell>
          <table:table-cell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ParticleSystem.EndUpdateAll</text:p>
          </table:table-cell>
          <table:table-cell office:value-type="string" calcext:value-type="string">
            <text:p>Particles</text:p>
          </table:table-cell>
          <table:table-cell office:value-type="float" office:value="0.05240004" calcext:value-type="float">
            <text:p>0.05240004</text:p>
          </table:table-cell>
          <table:table-cell office:value-type="float" office:value="0.0001746668" calcext:value-type="float">
            <text:p>0.0001746668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ScriptableRenderer.ClearRenderingState</text:p>
          </table:table-cell>
          <table:table-cell office:value-type="string" calcext:value-type="string">
            <text:p>Scripts</text:p>
          </table:table-cell>
          <table:table-cell office:value-type="float" office:value="0.05210004" calcext:value-type="float">
            <text:p>0.05210004</text:p>
          </table:table-cell>
          <table:table-cell office:value-type="float" office:value="0.0001736668" calcext:value-type="float">
            <text:p>0.000173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PostLateUpdate.ClearImmediateRenderers</text:p>
          </table:table-cell>
          <table:table-cell office:value-type="string" calcext:value-type="string">
            <text:p>PlayerLoop</text:p>
          </table:table-cell>
          <table:table-cell office:value-type="float" office:value="0.05180003" calcext:value-type="float">
            <text:p>0.05180003</text:p>
          </table:table-cell>
          <table:table-cell office:value-type="float" office:value="0.0001726668" calcext:value-type="float">
            <text:p>0.0001726668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office:value-type="string" calcext:value-type="string">
            <text:p>Inl_UniversalRenderPipeline.GetPerObjectLightFlags</text:p>
          </table:table-cell>
          <table:table-cell office:value-type="string" calcext:value-type="string">
            <text:p>Scripts</text:p>
          </table:table-cell>
          <table:table-cell office:value-type="float" office:value="0.05140002" calcext:value-type="float">
            <text:p>0.05140002</text:p>
          </table:table-cell>
          <table:table-cell office:value-type="float" office:value="0.0001713334" calcext:value-type="float">
            <text:p>0.0001713334</text:p>
          </table:table-cell>
          <table:table-cell office:value-type="float" office:value="0" calcext:value-type="float">
            <text:p>0</text:p>
          </table:table-cell>
          <table:table-cell office:value-type="float" office:value="0.0314" calcext:value-type="float">
            <text:p>0.0314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 office:value-type="float" office:value="0.05060006" calcext:value-type="float">
            <text:p>0.05060006</text:p>
          </table:table-cell>
          <table:table-cell office:value-type="float" office:value="0.0001686669" calcext:value-type="float">
            <text:p>0.000168666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Sort Render Passes</text:p>
          </table:table-cell>
          <table:table-cell office:value-type="string" calcext:value-type="string">
            <text:p>Scripts</text:p>
          </table:table-cell>
          <table:table-cell office:value-type="float" office:value="0.04960005" calcext:value-type="float">
            <text:p>0.04960005</text:p>
          </table:table-cell>
          <table:table-cell office:value-type="float" office:value="0.0001653335" calcext:value-type="float">
            <text:p>0.0001653335</text:p>
          </table:table-cell>
          <table:table-cell office:value-type="float" office:value="0" calcext:value-type="float">
            <text:p>0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1">
          <table:table-cell office:value-type="string" calcext:value-type="string">
            <text:p>MeshRendererFinalizeUpdate</text:p>
          </table:table-cell>
          <table:table-cell office:value-type="string" calcext:value-type="string">
            <text:p>Render</text:p>
          </table:table-cell>
          <table:table-cell office:value-type="float" office:value="0.04910005" calcext:value-type="float">
            <text:p>0.04910005</text:p>
          </table:table-cell>
          <table:table-cell office:value-type="float" office:value="0.0001636668" calcext:value-type="float">
            <text:p>0.0001636668</text:p>
          </table:table-cell>
          <table:table-cell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PreLateUpdate.LegacyAnimationUpdate</text:p>
          </table:table-cell>
          <table:table-cell office:value-type="string" calcext:value-type="string">
            <text:p>PlayerLoop</text:p>
          </table:table-cell>
          <table:table-cell office:value-type="float" office:value="0.04860006" calcext:value-type="float">
            <text:p>0.04860006</text:p>
          </table:table-cell>
          <table:table-cell office:value-type="float" office:value="0.0001620002" calcext:value-type="float">
            <text:p>0.000162000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SkinnedMeshFinalizeUpdate</text:p>
          </table:table-cell>
          <table:table-cell office:value-type="string" calcext:value-type="string">
            <text:p>Render</text:p>
          </table:table-cell>
          <table:table-cell office:value-type="float" office:value="0.04840004" calcext:value-type="float">
            <text:p>0.04840004</text:p>
          </table:table-cell>
          <table:table-cell office:value-type="float" office:value="0.0001613335" calcext:value-type="float">
            <text:p>0.0001613335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PostLateUpdate.ShaderHandleErrors</text:p>
          </table:table-cell>
          <table:table-cell office:value-type="string" calcext:value-type="string">
            <text:p>PlayerLoop</text:p>
          </table:table-cell>
          <table:table-cell office:value-type="float" office:value="0.04790005" calcext:value-type="float">
            <text:p>0.04790005</text:p>
          </table:table-cell>
          <table:table-cell office:value-type="float" office:value="0.0001596668" calcext:value-type="float">
            <text:p>0.000159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4750004" calcext:value-type="float">
            <text:p>0.04750004</text:p>
          </table:table-cell>
          <table:table-cell office:value-type="float" office:value="0.0001583335" calcext:value-type="float">
            <text:p>0.0001583335</text:p>
          </table:table-cell>
          <table:table-cell office:value-type="float" office:value="0" calcext:value-type="float">
            <text:p>0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PostLateUpdate.UpdateResolution</text:p>
          </table:table-cell>
          <table:table-cell office:value-type="string" calcext:value-type="string">
            <text:p>PlayerLoop</text:p>
          </table:table-cell>
          <table:table-cell office:value-type="float" office:value="0.04670004" calcext:value-type="float">
            <text:p>0.04670004</text:p>
          </table:table-cell>
          <table:table-cell office:value-type="float" office:value="0.0001556668" calcext:value-type="float">
            <text:p>0.000155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Transform.GetScene</text:p>
          </table:table-cell>
          <table:table-cell office:value-type="string" calcext:value-type="string">
            <text:p>Other</text:p>
          </table:table-cell>
          <table:table-cell office:value-type="float" office:value="0.04660018" calcext:value-type="float">
            <text:p>0.04660018</text:p>
          </table:table-cell>
          <table:table-cell office:value-type="float" office:value="0.0001553339" calcext:value-type="float">
            <text:p>0.0001553339</text:p>
          </table:table-cell>
          <table:table-cell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0.04660005" calcext:value-type="float">
            <text:p>0.04660005</text:p>
          </table:table-cell>
          <table:table-cell office:value-type="float" office:value="0.0001553335" calcext:value-type="float">
            <text:p>0.0001553335</text:p>
          </table:table-cell>
          <table:table-cell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PhysX.ScScene.destroyManagers</text:p>
          </table:table-cell>
          <table:table-cell office:value-type="string" calcext:value-type="string">
            <text:p>Physics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string" calcext:value-type="string">
            <text:p>EnlightenRuntimeManager.RemoveCustomLights</text:p>
          </table:table-cell>
          <table:table-cell office:value-type="string" calcext:value-type="string">
            <text:p>Gi</text:p>
          </table:table-cell>
          <table:table-cell office:value-type="float" office:value="0.04490003" calcext:value-type="float">
            <text:p>0.04490003</text:p>
          </table:table-cell>
          <table:table-cell office:value-type="float" office:value="0.0001496668" calcext:value-type="float">
            <text:p>0.0001496668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PhysX.ScScene.islandGen</text:p>
          </table:table-cell>
          <table:table-cell office:value-type="string" calcext:value-type="string">
            <text:p>Physics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01466667" calcext:value-type="float">
            <text:p>0.0001466667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254" calcext:value-type="float">
            <text:p>0.0254</text:p>
          </table:table-cell>
        </table:table-row>
        <table:table-row table:style-name="ro1">
          <table:table-cell office:value-type="string" calcext:value-type="string">
            <text:p>EarlyUpdate.PerformanceAnalyticsUpdate</text:p>
          </table:table-cell>
          <table:table-cell office:value-type="string" calcext:value-type="string">
            <text:p>PlayerLoop</text:p>
          </table:table-cell>
          <table:table-cell office:value-type="float" office:value="0.04390001" calcext:value-type="float">
            <text:p>0.04390001</text:p>
          </table:table-cell>
          <table:table-cell office:value-type="float" office:value="0.0001463334" calcext:value-type="float">
            <text:p>0.0001463334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hysX.NpScene.execution</text:p>
          </table:table-cell>
          <table:table-cell office:value-type="string" calcext:value-type="string">
            <text:p>Physics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61" calcext:value-type="float">
            <text:p>0.0061</text:p>
          </table:table-cell>
        </table:table-row>
        <table:table-row table:style-name="ro1">
          <table:table-cell office:value-type="string" calcext:value-type="string">
            <text:p>PostLateUpdate.ProfilerSynchronizeStats</text:p>
          </table:table-cell>
          <table:table-cell office:value-type="string" calcext:value-type="string">
            <text:p>PlayerLoop</text:p>
          </table:table-cell>
          <table:table-cell office:value-type="float" office:value="0.04340003" calcext:value-type="float">
            <text:p>0.04340003</text:p>
          </table:table-cell>
          <table:table-cell office:value-type="float" office:value="0.0001446668" calcext:value-type="float">
            <text:p>0.000144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EarlyUpdate.SpriteAtlasManagerUpdate</text:p>
          </table:table-cell>
          <table:table-cell office:value-type="string" calcext:value-type="string">
            <text:p>PlayerLoop</text:p>
          </table:table-cell>
          <table:table-cell office:value-type="float" office:value="0.04260003" calcext:value-type="float">
            <text:p>0.04260003</text:p>
          </table:table-cell>
          <table:table-cell office:value-type="float" office:value="0.0001420001" calcext:value-type="float">
            <text:p>0.0001420001</text:p>
          </table:table-cell>
          <table:table-cell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PreLateUpdate.DirectorDeferredEvaluate</text:p>
          </table:table-cell>
          <table:table-cell office:value-type="string" calcext:value-type="string">
            <text:p>PlayerLoop</text:p>
          </table:table-cell>
          <table:table-cell office:value-type="float" office:value="0.04240004" calcext:value-type="float">
            <text:p>0.04240004</text:p>
          </table:table-cell>
          <table:table-cell office:value-type="float" office:value="0.0001413335" calcext:value-type="float">
            <text:p>0.00014133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Inl_RenderPipeline.BeginFrameRendering</text:p>
          </table:table-cell>
          <table:table-cell office:value-type="string" calcext:value-type="string">
            <text:p>Scripts</text:p>
          </table:table-cell>
          <table:table-cell office:value-type="float" office:value="0.04230006" calcext:value-type="float">
            <text:p>0.04230006</text:p>
          </table:table-cell>
          <table:table-cell office:value-type="float" office:value="0.0001410002" calcext:value-type="float">
            <text:p>0.000141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001386667" calcext:value-type="float">
            <text:p>0.0001386667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hysX.FinalizeUpdateTask</text:p>
          </table:table-cell>
          <table:table-cell office:value-type="string" calcext:value-type="string">
            <text:p>Physics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string" calcext:value-type="string">
            <text:p>Inl_RenderPipeline.EndCameraRendering</text:p>
          </table:table-cell>
          <table:table-cell office:value-type="string" calcext:value-type="string">
            <text:p>Scripts</text:p>
          </table:table-cell>
          <table:table-cell office:value-type="float" office:value="0.04040004" calcext:value-type="float">
            <text:p>0.04040004</text:p>
          </table:table-cell>
          <table:table-cell office:value-type="float" office:value="0.0001346668" calcext:value-type="float">
            <text:p>0.0001346668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PostLateUpdate.UpdateCaptureScreenshot</text:p>
          </table:table-cell>
          <table:table-cell office:value-type="string" calcext:value-type="string">
            <text:p>PlayerLoop</text:p>
          </table:table-cell>
          <table:table-cell office:value-type="float" office:value="0.04030002" calcext:value-type="float">
            <text:p>0.04030002</text:p>
          </table:table-cell>
          <table:table-cell office:value-type="float" office:value="0.0001343334" calcext:value-type="float">
            <text:p>0.0001343334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suspendPointHook.Invoke</text:p>
          </table:table-cell>
          <table:table-cell office:value-type="string" calcext:value-type="string">
            <text:p>PlayerLoop</text:p>
          </table:table-cell>
          <table:table-cell office:value-type="float" office:value="0.03960005" calcext:value-type="float">
            <text:p>0.03960005</text:p>
          </table:table-cell>
          <table:table-cell office:value-type="float" office:value="0.0001320002" calcext:value-type="float">
            <text:p>0.0001320002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SkinnedMeshFinalizeUpdate</text:p>
          </table:table-cell>
          <table:table-cell office:value-type="string" calcext:value-type="string">
            <text:p>Render</text:p>
          </table:table-cell>
          <table:table-cell office:value-type="float" office:value="0.03860004" calcext:value-type="float">
            <text:p>0.03860004</text:p>
          </table:table-cell>
          <table:table-cell office:value-type="float" office:value="0.0001286668" calcext:value-type="float">
            <text:p>0.0001286668</text:p>
          </table:table-cell>
          <table:table-cell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SoundManager.UpdateChannels</text:p>
          </table:table-cell>
          <table:table-cell office:value-type="string" calcext:value-type="string">
            <text:p>Audio</text:p>
          </table:table-cell>
          <table:table-cell office:value-type="float" office:value="0.03750002" calcext:value-type="float">
            <text:p>0.03750002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PhysX.AABBManager::postBroadPhaseStage3</text:p>
          </table:table-cell>
          <table:table-cell office:value-type="string" calcext:value-type="string">
            <text:p>Physics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FrameEvents.XREndFrame</text:p>
          </table:table-cell>
          <table:table-cell office:value-type="string" calcext:value-type="string">
            <text:p>PlayerLoop</text:p>
          </table:table-cell>
          <table:table-cell office:value-type="float" office:value="0.03650001" calcext:value-type="float">
            <text:p>0.03650001</text:p>
          </table:table-cell>
          <table:table-cell office:value-type="float" office:value="0.0001216667" calcext:value-type="float">
            <text:p>0.0001216667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EarlyUpdate.UpdateAsyncReadbackManager</text:p>
          </table:table-cell>
          <table:table-cell office:value-type="string" calcext:value-type="string">
            <text:p>PlayerLoop</text:p>
          </table:table-cell>
          <table:table-cell office:value-type="float" office:value="0.03600001" calcext:value-type="float">
            <text:p>0.0360000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PostLateUpdate.XRPostLateUpdate</text:p>
          </table:table-cell>
          <table:table-cell office:value-type="string" calcext:value-type="string">
            <text:p>PlayerLoop</text:p>
          </table:table-cell>
          <table:table-cell office:value-type="float" office:value="0.03460001" calcext:value-type="float">
            <text:p>0.03460001</text:p>
          </table:table-cell>
          <table:table-cell office:value-type="float" office:value="0.0001153334" calcext:value-type="float">
            <text:p>0.0001153334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string" calcext:value-type="string">
            <text:p>UIEvents.UIElementsRegisterRenderers</text:p>
          </table:table-cell>
          <table:table-cell office:value-type="string" calcext:value-type="string">
            <text:p>PlayerLoop</text:p>
          </table:table-cell>
          <table:table-cell office:value-type="float" office:value="0.03380001" calcext:value-type="float">
            <text:p>0.03380001</text:p>
          </table:table-cell>
          <table:table-cell office:value-type="float" office:value="0.0001126667" calcext:value-type="float">
            <text:p>0.0001126667</text:p>
          </table:table-cell>
          <table:table-cell office:value-type="float" office:value="0" calcext:value-type="float">
            <text:p>0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1">
          <table:table-cell office:value-type="string" calcext:value-type="string">
            <text:p>PreUpdate.CheckTexFieldInput</text:p>
          </table:table-cell>
          <table:table-cell office:value-type="string" calcext:value-type="string">
            <text:p>PlayerLoop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001106667" calcext:value-type="float">
            <text:p>0.0001106667</text:p>
          </table:table-cell>
          <table:table-cell office:value-type="float" office:value="0" calcext:value-type="float">
            <text:p>0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1">
          <table:table-cell office:value-type="string" calcext:value-type="string">
            <text:p>PhysX.ScScene.processLostContact2</text:p>
          </table:table-cell>
          <table:table-cell office:value-type="string" calcext:value-type="string">
            <text:p>Physics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001083333" calcext:value-type="float">
            <text:p>0.0001083333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0101" calcext:value-type="float">
            <text:p>0.0101</text:p>
          </table:table-cell>
        </table:table-row>
        <table:table-row table:style-name="ro1">
          <table:table-cell office:value-type="string" calcext:value-type="string">
            <text:p>PostLateUpdate.BatchModeUpdate</text:p>
          </table:table-cell>
          <table:table-cell office:value-type="string" calcext:value-type="string">
            <text:p>PlayerLoop</text:p>
          </table:table-cell>
          <table:table-cell office:value-type="float" office:value="0.03249998" calcext:value-type="float">
            <text:p>0.03249998</text:p>
          </table:table-cell>
          <table:table-cell office:value-type="float" office:value="0.0001083333" calcext:value-type="float">
            <text:p>0.0001083333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hysX.ScScene.rigidBodyNarrowPhase</text:p>
          </table:table-cell>
          <table:table-cell office:value-type="string" calcext:value-type="string">
            <text:p>Physics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74" calcext:value-type="float">
            <text:p>0.0074</text:p>
          </table:table-cell>
        </table:table-row>
        <table:table-row table:style-name="ro1">
          <table:table-cell office:value-type="string" calcext:value-type="string">
            <text:p>Transform.GetScene</text:p>
          </table:table-cell>
          <table:table-cell office:value-type="string" calcext:value-type="string">
            <text:p>Other</text:p>
          </table:table-cell>
          <table:table-cell office:value-type="float" office:value="0.03109998" calcext:value-type="float">
            <text:p>0.03109998</text:p>
          </table:table-cell>
          <table:table-cell office:value-type="float" office:value="0.0001036666" calcext:value-type="float">
            <text:p>0.0001036666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EarlyUpdate.PhysicsResetInterpolatedTransformPosition</text:p>
          </table:table-cell>
          <table:table-cell office:value-type="string" calcext:value-type="string">
            <text:p>PlayerLoop</text:p>
          </table:table-cell>
          <table:table-cell office:value-type="float" office:value="0.03029997" calcext:value-type="float">
            <text:p>0.03029997</text:p>
          </table:table-cell>
          <table:table-cell office:value-type="float" office:value="0.0001009999" calcext:value-type="float">
            <text:p>0.0001009999</text:p>
          </table:table-cell>
          <table:table-cell office:value-type="float" office:value="0" calcext:value-type="float">
            <text:p>0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EarlyUpdate.UpdateCanvasRectTransform</text:p>
          </table:table-cell>
          <table:table-cell office:value-type="string" calcext:value-type="string">
            <text:p>PlayerLoop</text:p>
          </table:table-cell>
          <table:table-cell office:value-type="float" office:value="0.02989997" calcext:value-type="float">
            <text:p>0.02989997</text:p>
          </table:table-cell>
          <table:table-cell office:value-type="float" office:value="0.00009966655" calcext:value-type="float">
            <text:p>9.966655E-05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office:value-type="string" calcext:value-type="string">
            <text:p>ScheduleCullingGroups</text:p>
          </table:table-cell>
          <table:table-cell office:value-type="string" calcext:value-type="string">
            <text:p>Render</text:p>
          </table:table-cell>
          <table:table-cell office:value-type="float" office:value="0.02989996" calcext:value-type="float">
            <text:p>0.02989996</text:p>
          </table:table-cell>
          <table:table-cell office:value-type="float" office:value="0.00009966655" calcext:value-type="float">
            <text:p>9.966655E-05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Terrain.Trees.OnWillRender</text:p>
          </table:table-cell>
          <table:table-cell office:value-type="string" calcext:value-type="string">
            <text:p>Render</text:p>
          </table:table-cell>
          <table:table-cell office:value-type="float" office:value="0.02989996" calcext:value-type="float">
            <text:p>0.02989996</text:p>
          </table:table-cell>
          <table:table-cell office:value-type="float" office:value="0.00009966655" calcext:value-type="float">
            <text:p>9.966655E-05</text:p>
          </table:table-cell>
          <table:table-cell office:value-type="float" office:value="0" calcext:value-type="float">
            <text:p>0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2969996" calcext:value-type="float">
            <text:p>0.02969996</text:p>
          </table:table-cell>
          <table:table-cell office:value-type="float" office:value="0.00009899987" calcext:value-type="float">
            <text:p>9.899987E-05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FrameEvents.XRPostPresent</text:p>
          </table:table-cell>
          <table:table-cell office:value-type="string" calcext:value-type="string">
            <text:p>PlayerLoop</text:p>
          </table:table-cell>
          <table:table-cell office:value-type="float" office:value="0.02929997" calcext:value-type="float">
            <text:p>0.02929997</text:p>
          </table:table-cell>
          <table:table-cell office:value-type="float" office:value="0.00009766655" calcext:value-type="float">
            <text:p>9.766655E-05</text:p>
          </table:table-cell>
          <table:table-cell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EarlyUpdate.GpuTimestamp</text:p>
          </table:table-cell>
          <table:table-cell office:value-type="string" calcext:value-type="string">
            <text:p>PlayerLoop</text:p>
          </table:table-cell>
          <table:table-cell office:value-type="float" office:value="0.02929996" calcext:value-type="float">
            <text:p>0.02929996</text:p>
          </table:table-cell>
          <table:table-cell office:value-type="float" office:value="0.00009766653" calcext:value-type="float">
            <text:p>9.766653E-05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2899996" calcext:value-type="float">
            <text:p>0.02899996</text:p>
          </table:table-cell>
          <table:table-cell office:value-type="float" office:value="0.00009666654" calcext:value-type="float">
            <text:p>9.666654E-05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TimeManager.Update</text:p>
          </table:table-cell>
          <table:table-cell office:value-type="string" calcext:value-type="string">
            <text:p>PlayerLoop</text:p>
          </table:table-cell>
          <table:table-cell office:value-type="float" office:value="0.02859996" calcext:value-type="float">
            <text:p>0.02859996</text:p>
          </table:table-cell>
          <table:table-cell office:value-type="float" office:value="0.00009533321" calcext:value-type="float">
            <text:p>9.533321E-05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PhysX.ScScene.updateDynamics</text:p>
          </table:table-cell>
          <table:table-cell office:value-type="string" calcext:value-type="string">
            <text:p>Physics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9" calcext:value-type="float">
            <text:p>0.0129</text:p>
          </table:table-cell>
        </table:table-row>
        <table:table-row table:style-name="ro1">
          <table:table-cell office:value-type="string" calcext:value-type="string">
            <text:p>Inl_RenderPipeline.EndFrameRendering</text:p>
          </table:table-cell>
          <table:table-cell office:value-type="string" calcext:value-type="string">
            <text:p>Scripts</text:p>
          </table:table-cell>
          <table:table-cell office:value-type="float" office:value="0.02779997" calcext:value-type="float">
            <text:p>0.02779997</text:p>
          </table:table-cell>
          <table:table-cell office:value-type="float" office:value="0.00009266655" calcext:value-type="float">
            <text:p>9.266655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FindShadowCastingLights</text:p>
          </table:table-cell>
          <table:table-cell office:value-type="string" calcext:value-type="string">
            <text:p>Render</text:p>
          </table:table-cell>
          <table:table-cell office:value-type="float" office:value="0.02769997" calcext:value-type="float">
            <text:p>0.02769997</text:p>
          </table:table-cell>
          <table:table-cell office:value-type="float" office:value="0.00009233322" calcext:value-type="float">
            <text:p>9.233322E-05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EarlyUpdate.PresentBeforeUpdate</text:p>
          </table:table-cell>
          <table:table-cell office:value-type="string" calcext:value-type="string">
            <text:p>PlayerLoop</text:p>
          </table:table-cell>
          <table:table-cell office:value-type="float" office:value="0.02769996" calcext:value-type="float">
            <text:p>0.02769996</text:p>
          </table:table-cell>
          <table:table-cell office:value-type="float" office:value="0.00009233321" calcext:value-type="float">
            <text:p>9.233321E-0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ScriptableRenderer.SetupCullingParameters</text:p>
          </table:table-cell>
          <table:table-cell office:value-type="string" calcext:value-type="string">
            <text:p>Scripts</text:p>
          </table:table-cell>
          <table:table-cell office:value-type="float" office:value="0.02759997" calcext:value-type="float">
            <text:p>0.02759997</text:p>
          </table:table-cell>
          <table:table-cell office:value-type="float" office:value="0.00009199989" calcext:value-type="float">
            <text:p>9.199989E-05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Inl_RenderPipeline.BeginCameraRendering</text:p>
          </table:table-cell>
          <table:table-cell office:value-type="string" calcext:value-type="string">
            <text:p>Scripts</text:p>
          </table:table-cell>
          <table:table-cell office:value-type="float" office:value="0.02649997" calcext:value-type="float">
            <text:p>0.02649997</text:p>
          </table:table-cell>
          <table:table-cell office:value-type="float" office:value="0.00008833322" calcext:value-type="float">
            <text:p>8.833322E-0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Terrain.UpdateSplatProperties</text:p>
          </table:table-cell>
          <table:table-cell office:value-type="string" calcext:value-type="string">
            <text:p>Render</text:p>
          </table:table-cell>
          <table:table-cell office:value-type="float" office:value="0.02529997" calcext:value-type="float">
            <text:p>0.02529997</text:p>
          </table:table-cell>
          <table:table-cell office:value-type="float" office:value="0.00008433323" calcext:value-type="float">
            <text:p>8.433323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2519997" calcext:value-type="float">
            <text:p>0.02519997</text:p>
          </table:table-cell>
          <table:table-cell office:value-type="float" office:value="0.0000839999" calcext:value-type="float">
            <text:p>8.39999E-05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SkinnedMeshFinalizeUpdate</text:p>
          </table:table-cell>
          <table:table-cell office:value-type="string" calcext:value-type="string">
            <text:p>Render</text:p>
          </table:table-cell>
          <table:table-cell office:value-type="float" office:value="0.02489997" calcext:value-type="float">
            <text:p>0.02489997</text:p>
          </table:table-cell>
          <table:table-cell office:value-type="float" office:value="0.00008299989" calcext:value-type="float">
            <text:p>8.299989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Inl_ScriptableRenderer.AddRenderPasses</text:p>
          </table:table-cell>
          <table:table-cell office:value-type="string" calcext:value-type="string">
            <text:p>Scripts</text:p>
          </table:table-cell>
          <table:table-cell office:value-type="float" office:value="0.02469997" calcext:value-type="float">
            <text:p>0.02469997</text:p>
          </table:table-cell>
          <table:table-cell office:value-type="float" office:value="0.00008233322" calcext:value-type="float">
            <text:p>8.233322E-0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hysics.UpdateCloth</text:p>
          </table:table-cell>
          <table:table-cell office:value-type="string" calcext:value-type="string">
            <text:p>Physics</text:p>
          </table:table-cell>
          <table:table-cell office:value-type="float" office:value="0.02459997" calcext:value-type="float">
            <text:p>0.02459997</text:p>
          </table:table-cell>
          <table:table-cell office:value-type="float" office:value="0.00008199991" calcext:value-type="float">
            <text:p>8.199991E-05</text:p>
          </table:table-cell>
          <table:table-cell office:value-type="float" office:value="0" calcext:value-type="float">
            <text:p>0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 office:value-type="float" office:value="0.02439997" calcext:value-type="float">
            <text:p>0.02439997</text:p>
          </table:table-cell>
          <table:table-cell office:value-type="float" office:value="0.00008133324" calcext:value-type="float">
            <text:p>8.133324E-05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 office:value-type="float" office:value="0.02429997" calcext:value-type="float">
            <text:p>0.02429997</text:p>
          </table:table-cell>
          <table:table-cell office:value-type="float" office:value="0.0000809999" calcext:value-type="float">
            <text:p>8.09999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SkinnedMeshOncePerFrameUpdate</text:p>
          </table:table-cell>
          <table:table-cell office:value-type="string" calcext:value-type="string">
            <text:p>Render</text:p>
          </table:table-cell>
          <table:table-cell office:value-type="float" office:value="0.02419997" calcext:value-type="float">
            <text:p>0.02419997</text:p>
          </table:table-cell>
          <table:table-cell office:value-type="float" office:value="0.00008066657" calcext:value-type="float">
            <text:p>8.066657E-05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PhysX.ScScene.preRigidBodyNarrowPhase</text:p>
          </table:table-cell>
          <table:table-cell office:value-type="string" calcext:value-type="string">
            <text:p>Physics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0007966666" calcext:value-type="float">
            <text:p>7.966666E-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49" calcext:value-type="float">
            <text:p>0.0049</text:p>
          </table:table-cell>
        </table:table-row>
        <table:table-row table:style-name="ro1">
          <table:table-cell office:value-type="string" calcext:value-type="string">
            <text:p>NavMeshManager</text:p>
          </table:table-cell>
          <table:table-cell office:value-type="string" calcext:value-type="string">
            <text:p>AI</text:p>
          </table:table-cell>
          <table:table-cell office:value-type="float" office:value="0.02389997" calcext:value-type="float">
            <text:p>0.02389997</text:p>
          </table:table-cell>
          <table:table-cell office:value-type="float" office:value="0.00007966658" calcext:value-type="float">
            <text:p>7.966658E-05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ConstraintManager::Update::JobSetup</text:p>
          </table:table-cell>
          <table:table-cell office:value-type="string" calcext:value-type="string">
            <text:p>Animation</text:p>
          </table:table-cell>
          <table:table-cell office:value-type="float" office:value="0.02359997" calcext:value-type="float">
            <text:p>0.02359997</text:p>
          </table:table-cell>
          <table:table-cell office:value-type="float" office:value="0.00007866658" calcext:value-type="float">
            <text:p>7.866658E-05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RenderPassBlock.MainRenderingOpaque</text:p>
          </table:table-cell>
          <table:table-cell office:value-type="string" calcext:value-type="string">
            <text:p>Scripts</text:p>
          </table:table-cell>
          <table:table-cell office:value-type="float" office:value="0.02349997" calcext:value-type="float">
            <text:p>0.02349997</text:p>
          </table:table-cell>
          <table:table-cell office:value-type="float" office:value="0.00007833324" calcext:value-type="float">
            <text:p>7.833324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ortingGroupManager.Update</text:p>
          </table:table-cell>
          <table:table-cell office:value-type="string" calcext:value-type="string">
            <text:p>PlayerLoop</text:p>
          </table:table-cell>
          <table:table-cell office:value-type="float" office:value="0.02319997" calcext:value-type="float">
            <text:p>0.02319997</text:p>
          </table:table-cell>
          <table:table-cell office:value-type="float" office:value="0.00007733324" calcext:value-type="float">
            <text:p>7.733324E-05</text:p>
          </table:table-cell>
          <table:table-cell office:value-type="float" office:value="0" calcext:value-type="float">
            <text:p>0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TextureStreamingManager.Update</text:p>
          </table:table-cell>
          <table:table-cell office:value-type="string" calcext:value-type="string">
            <text:p>Loading</text:p>
          </table:table-cell>
          <table:table-cell office:value-type="float" office:value="0.02319997" calcext:value-type="float">
            <text:p>0.02319997</text:p>
          </table:table-cell>
          <table:table-cell office:value-type="float" office:value="0.00007733324" calcext:value-type="float">
            <text:p>7.733324E-0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UIEvents.UpdateCanvasRectTransform</text:p>
          </table:table-cell>
          <table:table-cell office:value-type="string" calcext:value-type="string">
            <text:p>PlayerLoop</text:p>
          </table:table-cell>
          <table:table-cell office:value-type="float" office:value="0.02309997" calcext:value-type="float">
            <text:p>0.02309997</text:p>
          </table:table-cell>
          <table:table-cell office:value-type="float" office:value="0.00007699991" calcext:value-type="float">
            <text:p>7.699991E-05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RenderTexture.SetActive</text:p>
          </table:table-cell>
          <table:table-cell office:value-type="string" calcext:value-type="string">
            <text:p>Render</text:p>
          </table:table-cell>
          <table:table-cell office:value-type="float" office:value="0.02289997" calcext:value-type="float">
            <text:p>0.02289997</text:p>
          </table:table-cell>
          <table:table-cell office:value-type="float" office:value="0.00007633324" calcext:value-type="float">
            <text:p>7.633324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FixedUpdate.NewInputFixedUpdate</text:p>
          </table:table-cell>
          <table:table-cell office:value-type="string" calcext:value-type="string">
            <text:p>PlayerLoop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0007466666" calcext:value-type="float">
            <text:p>7.466666E-05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office:value-type="string" calcext:value-type="string">
            <text:p>PhysX.ScScene.postBroadPhase</text:p>
          </table:table-cell>
          <table:table-cell office:value-type="string" calcext:value-type="string">
            <text:p>Physics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0007466666" calcext:value-type="float">
            <text:p>7.466666E-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41" calcext:value-type="float">
            <text:p>0.0041</text:p>
          </table:table-cell>
        </table:table-row>
        <table:table-row table:style-name="ro1">
          <table:table-cell office:value-type="string" calcext:value-type="string">
            <text:p>ScriptableRenderer.Setup</text:p>
          </table:table-cell>
          <table:table-cell office:value-type="string" calcext:value-type="string">
            <text:p>Scripts</text:p>
          </table:table-cell>
          <table:table-cell office:value-type="float" office:value="0.02239997" calcext:value-type="float">
            <text:p>0.02239997</text:p>
          </table:table-cell>
          <table:table-cell office:value-type="float" office:value="0.00007466658" calcext:value-type="float">
            <text:p>7.466658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X.ScScene.setEdgesConnectedTask</text:p>
          </table:table-cell>
          <table:table-cell office:value-type="string" calcext:value-type="string">
            <text:p>Physics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0007433334" calcext:value-type="float">
            <text:p>7.433334E-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string" calcext:value-type="string">
            <text:p>EarlyUpdate.ProcessMouseInWindow</text:p>
          </table:table-cell>
          <table:table-cell office:value-type="string" calcext:value-type="string">
            <text:p>PlayerLoop</text:p>
          </table:table-cell>
          <table:table-cell office:value-type="float" office:value="0.02189997" calcext:value-type="float">
            <text:p>0.02189997</text:p>
          </table:table-cell>
          <table:table-cell office:value-type="float" office:value="0.00007299992" calcext:value-type="float">
            <text:p>7.299992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RenderPassBlock.MainRenderingTransparent</text:p>
          </table:table-cell>
          <table:table-cell office:value-type="string" calcext:value-type="string">
            <text:p>Scripts</text:p>
          </table:table-cell>
          <table:table-cell office:value-type="float" office:value="0.02179997" calcext:value-type="float">
            <text:p>0.02179997</text:p>
          </table:table-cell>
          <table:table-cell office:value-type="float" office:value="0.00007266658" calcext:value-type="float">
            <text:p>7.266658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EndGraphicsJobs</text:p>
          </table:table-cell>
          <table:table-cell office:value-type="string" calcext:value-type="string">
            <text:p>Render</text:p>
          </table:table-cell>
          <table:table-cell office:value-type="float" office:value="0.02169997" calcext:value-type="float">
            <text:p>0.02169997</text:p>
          </table:table-cell>
          <table:table-cell office:value-type="float" office:value="0.00007233325" calcext:value-type="float">
            <text:p>7.233325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ReflectionProbeAnchorPositionUpdate</text:p>
          </table:table-cell>
          <table:table-cell office:value-type="string" calcext:value-type="string">
            <text:p>Render</text:p>
          </table:table-cell>
          <table:table-cell office:value-type="float" office:value="0.02149997" calcext:value-type="float">
            <text:p>0.02149997</text:p>
          </table:table-cell>
          <table:table-cell office:value-type="float" office:value="0.00007166658" calcext:value-type="float">
            <text:p>7.166658E-05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hysX.ScScene.postNarrowPhase</text:p>
          </table:table-cell>
          <table:table-cell office:value-type="string" calcext:value-type="string">
            <text:p>Physics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0007066667" calcext:value-type="float">
            <text:p>7.066667E-05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string" calcext:value-type="string">
            <text:p>PhysX.ScScene.broadPhase</text:p>
          </table:table-cell>
          <table:table-cell office:value-type="string" calcext:value-type="string">
            <text:p>Physics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0006966667" calcext:value-type="float">
            <text:p>6.966667E-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2" calcext:value-type="float">
            <text:p>0.0082</text:p>
          </table:table-cell>
        </table:table-row>
        <table:table-row table:style-name="ro1">
          <table:table-cell office:value-type="string" calcext:value-type="string">
            <text:p>LOD.ComputeLOD</text:p>
          </table:table-cell>
          <table:table-cell office:value-type="string" calcext:value-type="string">
            <text:p>Render</text:p>
          </table:table-cell>
          <table:table-cell office:value-type="float" office:value="0.02039998" calcext:value-type="float">
            <text:p>0.02039998</text:p>
          </table:table-cell>
          <table:table-cell office:value-type="float" office:value="0.00006799994" calcext:value-type="float">
            <text:p>6.799994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UIEvents.AlignCanvasRectTransformWithCamera</text:p>
          </table:table-cell>
          <table:table-cell office:value-type="string" calcext:value-type="string">
            <text:p>PlayerLoop</text:p>
          </table:table-cell>
          <table:table-cell office:value-type="float" office:value="0.02019998" calcext:value-type="float">
            <text:p>0.02019998</text:p>
          </table:table-cell>
          <table:table-cell office:value-type="float" office:value="0.00006733327" calcext:value-type="float">
            <text:p>6.733327E-05</text:p>
          </table:table-cell>
          <table:table-cell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UIEvents.UIElementsRegisterRenderers</text:p>
          </table:table-cell>
          <table:table-cell office:value-type="string" calcext:value-type="string">
            <text:p>PlayerLoop</text:p>
          </table:table-cell>
          <table:table-cell office:value-type="float" office:value="0.01999998" calcext:value-type="float">
            <text:p>0.01999998</text:p>
          </table:table-cell>
          <table:table-cell office:value-type="float" office:value="0.00006666661" calcext:value-type="float">
            <text:p>6.666661E-05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office:value-type="string" calcext:value-type="string">
            <text:p>CullingGroupSendEvents</text:p>
          </table:table-cell>
          <table:table-cell office:value-type="string" calcext:value-type="string">
            <text:p>Render</text:p>
          </table:table-cell>
          <table:table-cell office:value-type="float" office:value="0.01999998" calcext:value-type="float">
            <text:p>0.01999998</text:p>
          </table:table-cell>
          <table:table-cell office:value-type="float" office:value="0.00006666659" calcext:value-type="float">
            <text:p>6.666659E-0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RenderPassBlock.BeforeRendering</text:p>
          </table:table-cell>
          <table:table-cell office:value-type="string" calcext:value-type="string">
            <text:p>Scripts</text:p>
          </table:table-cell>
          <table:table-cell office:value-type="float" office:value="0.01979998" calcext:value-type="float">
            <text:p>0.01979998</text:p>
          </table:table-cell>
          <table:table-cell office:value-type="float" office:value="0.00006599993" calcext:value-type="float">
            <text:p>6.599993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CullSceneDynamicObjects</text:p>
          </table:table-cell>
          <table:table-cell office:value-type="string" calcext:value-type="string">
            <text:p>Render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string" calcext:value-type="string">
            <text:p>ScriptableRenderer.SetupLights</text:p>
          </table:table-cell>
          <table:table-cell office:value-type="string" calcext:value-type="string">
            <text:p>Scripts</text:p>
          </table:table-cell>
          <table:table-cell office:value-type="float" office:value="0.01929998" calcext:value-type="float">
            <text:p>0.01929998</text:p>
          </table:table-cell>
          <table:table-cell office:value-type="float" office:value="0.00006433326" calcext:value-type="float">
            <text:p>6.433326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ostLateUpdate.ResetInputAxis</text:p>
          </table:table-cell>
          <table:table-cell office:value-type="string" calcext:value-type="string">
            <text:p>PlayerLoop</text:p>
          </table:table-cell>
          <table:table-cell office:value-type="float" office:value="0.01909998" calcext:value-type="float">
            <text:p>0.01909998</text:p>
          </table:table-cell>
          <table:table-cell office:value-type="float" office:value="0.00006366659" calcext:value-type="float">
            <text:p>6.366659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X.ScScene.postBroadPhase3</text:p>
          </table:table-cell>
          <table:table-cell office:value-type="string" calcext:value-type="string">
            <text:p>Physics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0006266667" calcext:value-type="float">
            <text:p>6.266667E-0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43" calcext:value-type="float">
            <text:p>0.0043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1879998" calcext:value-type="float">
            <text:p>0.01879998</text:p>
          </table:table-cell>
          <table:table-cell office:value-type="float" office:value="0.0000626666" calcext:value-type="float">
            <text:p>6.26666E-05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PostLateUpdate.XRPreEndFrame</text:p>
          </table:table-cell>
          <table:table-cell office:value-type="string" calcext:value-type="string">
            <text:p>PlayerLoop</text:p>
          </table:table-cell>
          <table:table-cell office:value-type="float" office:value="0.01879998" calcext:value-type="float">
            <text:p>0.01879998</text:p>
          </table:table-cell>
          <table:table-cell office:value-type="float" office:value="0.0000626666" calcext:value-type="float">
            <text:p>6.26666E-05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RenderPassBlock.AfterRendering</text:p>
          </table:table-cell>
          <table:table-cell office:value-type="string" calcext:value-type="string">
            <text:p>Scripts</text:p>
          </table:table-cell>
          <table:table-cell office:value-type="float" office:value="0.01879998" calcext:value-type="float">
            <text:p>0.01879998</text:p>
          </table:table-cell>
          <table:table-cell office:value-type="float" office:value="0.0000626666" calcext:value-type="float">
            <text:p>6.26666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1849998" calcext:value-type="float">
            <text:p>0.01849998</text:p>
          </table:table-cell>
          <table:table-cell office:value-type="float" office:value="0.0000616666" calcext:value-type="float">
            <text:p>6.16666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X.ScScene.finalizationPhase</text:p>
          </table:table-cell>
          <table:table-cell office:value-type="string" calcext:value-type="string">
            <text:p>Physics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string" calcext:value-type="string">
            <text:p>Particles.Sync</text:p>
          </table:table-cell>
          <table:table-cell office:value-type="string" calcext:value-type="string">
            <text:p>Particles</text:p>
          </table:table-cell>
          <table:table-cell office:value-type="float" office:value="0.01799998" calcext:value-type="float">
            <text:p>0.01799998</text:p>
          </table:table-cell>
          <table:table-cell office:value-type="float" office:value="0.00005999993" calcext:value-type="float">
            <text:p>5.999993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ics.UpdateCloth</text:p>
          </table:table-cell>
          <table:table-cell office:value-type="string" calcext:value-type="string">
            <text:p>Physics</text:p>
          </table:table-cell>
          <table:table-cell office:value-type="float" office:value="0.01759998" calcext:value-type="float">
            <text:p>0.01759998</text:p>
          </table:table-cell>
          <table:table-cell office:value-type="float" office:value="0.0000586666" calcext:value-type="float">
            <text:p>5.86666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 office:value-type="float" office:value="0.01719998" calcext:value-type="float">
            <text:p>0.01719998</text:p>
          </table:table-cell>
          <table:table-cell office:value-type="float" office:value="0.00005733327" calcext:value-type="float">
            <text:p>5.733327E-05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FixedUpdate.Physics2DFixedUpdate</text:p>
          </table:table-cell>
          <table:table-cell office:value-type="string" calcext:value-type="string">
            <text:p>PlayerLoop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1649998" calcext:value-type="float">
            <text:p>0.01649998</text:p>
          </table:table-cell>
          <table:table-cell office:value-type="float" office:value="0.00005499994" calcext:value-type="float">
            <text:p>5.499994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X.PostBroadPhaseStage2Task</text:p>
          </table:table-cell>
          <table:table-cell office:value-type="string" calcext:value-type="string">
            <text:p>Physics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office:value-type="string" calcext:value-type="string">
            <text:p>PhysX.ScScene.postThirdPassIslandGenTask</text:p>
          </table:table-cell>
          <table:table-cell office:value-type="string" calcext:value-type="string">
            <text:p>Physics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1589999" calcext:value-type="float">
            <text:p>0.01589999</text:p>
          </table:table-cell>
          <table:table-cell office:value-type="float" office:value="0.00005299995" calcext:value-type="float">
            <text:p>5.299995E-05</text:p>
          </table:table-cell>
          <table:table-cell office:value-type="float" office:value="0" calcext:value-type="float">
            <text:p>0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PhysX.ScScene.advanceStep</text:p>
          </table:table-cell>
          <table:table-cell office:value-type="string" calcext:value-type="string">
            <text:p>Physics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string" calcext:value-type="string">
            <text:p>PhysX.ScScene.preallocateContactManagers</text:p>
          </table:table-cell>
          <table:table-cell office:value-type="string" calcext:value-type="string">
            <text:p>Physics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1559998" calcext:value-type="float">
            <text:p>0.01559998</text:p>
          </table:table-cell>
          <table:table-cell office:value-type="float" office:value="0.00005199994" calcext:value-type="float">
            <text:p>5.199994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X.ScScene.rigidBodySolver</text:p>
          </table:table-cell>
          <table:table-cell office:value-type="string" calcext:value-type="string">
            <text:p>Physics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47" calcext:value-type="float">
            <text:p>0.0047</text:p>
          </table:table-cell>
        </table:table-row>
        <table:table-row table:style-name="ro1">
          <table:table-cell office:value-type="string" calcext:value-type="string">
            <text:p>EarlyUpdate.ClearLines</text:p>
          </table:table-cell>
          <table:table-cell office:value-type="string" calcext:value-type="string">
            <text:p>PlayerLoop</text:p>
          </table:table-cell>
          <table:table-cell office:value-type="float" office:value="0.01529998" calcext:value-type="float">
            <text:p>0.01529998</text:p>
          </table:table-cell>
          <table:table-cell office:value-type="float" office:value="0.00005099995" calcext:value-type="float">
            <text:p>5.099995E-0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hysX.ScScene.updateCCDMultiPass</text:p>
          </table:table-cell>
          <table:table-cell office:value-type="string" calcext:value-type="string">
            <text:p>Physics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005033334" calcext:value-type="float">
            <text:p>5.033334E-0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1479998" calcext:value-type="float">
            <text:p>0.01479998</text:p>
          </table:table-cell>
          <table:table-cell office:value-type="float" office:value="0.00004933328" calcext:value-type="float">
            <text:p>4.933328E-0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hysX.ScScene.ccdBroadPhaseAABB</text:p>
          </table:table-cell>
          <table:table-cell office:value-type="string" calcext:value-type="string">
            <text:p>Physics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0004866666" calcext:value-type="float">
            <text:p>4.866666E-0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1459998" calcext:value-type="float">
            <text:p>0.01459998</text:p>
          </table:table-cell>
          <table:table-cell office:value-type="float" office:value="0.00004866661" calcext:value-type="float">
            <text:p>4.866661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Transform.GetScene</text:p>
          </table:table-cell>
          <table:table-cell office:value-type="string" calcext:value-type="string">
            <text:p>Other</text:p>
          </table:table-cell>
          <table:table-cell office:value-type="float" office:value="0.01449998" calcext:value-type="float">
            <text:p>0.01449998</text:p>
          </table:table-cell>
          <table:table-cell office:value-type="float" office:value="0.00004833328" calcext:value-type="float">
            <text:p>4.833328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X.ScScene.afterIntegration</text:p>
          </table:table-cell>
          <table:table-cell office:value-type="string" calcext:value-type="string">
            <text:p>Physics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0004766666" calcext:value-type="float">
            <text:p>4.766666E-0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 office:value-type="string" calcext:value-type="string">
            <text:p>PhysX.ScScene.processLostContact3</text:p>
          </table:table-cell>
          <table:table-cell office:value-type="string" calcext:value-type="string">
            <text:p>Physics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office:value-type="string" calcext:value-type="string">
            <text:p>ReflectionProbeAnchorPositionUpdate</text:p>
          </table:table-cell>
          <table:table-cell office:value-type="string" calcext:value-type="string">
            <text:p>Render</text:p>
          </table:table-cell>
          <table:table-cell office:value-type="float" office:value="0.01329999" calcext:value-type="float">
            <text:p>0.01329999</text:p>
          </table:table-cell>
          <table:table-cell office:value-type="float" office:value="0.00004433329" calcext:value-type="float">
            <text:p>4.433329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X.ScScene.secondPassNarrowPhase</text:p>
          </table:table-cell>
          <table:table-cell office:value-type="string" calcext:value-type="string">
            <text:p>Physics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47" calcext:value-type="float">
            <text:p>0.0047</text:p>
          </table:table-cell>
        </table:table-row>
        <table:table-row table:style-name="ro1">
          <table:table-cell office:value-type="string" calcext:value-type="string">
            <text:p>PhysX.ScScene.processLostContact</text:p>
          </table:table-cell>
          <table:table-cell office:value-type="string" calcext:value-type="string">
            <text:p>Physics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004266667" calcext:value-type="float">
            <text:p>4.266667E-05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6" calcext:value-type="float">
            <text:p>0.0046</text:p>
          </table:table-cell>
        </table:table-row>
        <table:table-row table:style-name="ro1">
          <table:table-cell office:value-type="string" calcext:value-type="string">
            <text:p>PhysX.NpScene.completion</text:p>
          </table:table-cell>
          <table:table-cell office:value-type="string" calcext:value-type="string">
            <text:p>Physics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42" calcext:value-type="float">
            <text:p>0.0042</text:p>
          </table:table-cell>
        </table:table-row>
        <table:table-row table:style-name="ro1">
          <table:table-cell office:value-type="string" calcext:value-type="string">
            <text:p>Physics.ProcessReports</text:p>
          </table:table-cell>
          <table:table-cell office:value-type="string" calcext:value-type="string">
            <text:p>Physics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003666667" calcext:value-type="float">
            <text:p>3.666667E-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 office:value-type="float" office:value="0.01089999" calcext:value-type="float">
            <text:p>0.01089999</text:p>
          </table:table-cell>
          <table:table-cell office:value-type="float" office:value="0.0000363333" calcext:value-type="float">
            <text:p>3.63333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X.ScScene.lostTouchReports</text:p>
          </table:table-cell>
          <table:table-cell office:value-type="string" calcext:value-type="string">
            <text:p>Physics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0003533333" calcext:value-type="float">
            <text:p>3.533333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string" calcext:value-type="string">
            <text:p>PhysX.ScScene.updateBodiesAndShapes</text:p>
          </table:table-cell>
          <table:table-cell office:value-type="string" calcext:value-type="string">
            <text:p>Physics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0003466667" calcext:value-type="float">
            <text:p>3.466667E-0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0003366667" calcext:value-type="float">
            <text:p>3.366667E-05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string" calcext:value-type="string">
            <text:p>PhysX.ScScene.constraintProjection</text:p>
          </table:table-cell>
          <table:table-cell office:value-type="string" calcext:value-type="string">
            <text:p>Physics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7" calcext:value-type="float">
            <text:p>0.0047</text:p>
          </table:table-cell>
        </table:table-row>
        <table:table-row table:style-name="ro1">
          <table:table-cell office:value-type="string" calcext:value-type="string">
            <text:p>PhysX.ScScene.postSolver</text:p>
          </table:table-cell>
          <table:table-cell office:value-type="string" calcext:value-type="string">
            <text:p>Physics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string" calcext:value-type="string">
            <text:p>ReflectionProbeAnchorPositionUpdate</text:p>
          </table:table-cell>
          <table:table-cell office:value-type="string" calcext:value-type="string">
            <text:p>Render</text:p>
          </table:table-cell>
          <table:table-cell office:value-type="float" office:value="0.009799992" calcext:value-type="float">
            <text:p>0.009799992</text:p>
          </table:table-cell>
          <table:table-cell office:value-type="float" office:value="0.00003266664" calcext:value-type="float">
            <text:p>3.266664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ics.UpdateBodies</text:p>
          </table:table-cell>
          <table:table-cell office:value-type="string" calcext:value-type="string">
            <text:p>Physics</text:p>
          </table:table-cell>
          <table:table-cell office:value-type="float" office:value="0.009500001" calcext:value-type="float">
            <text:p>0.009500001</text:p>
          </table:table-cell>
          <table:table-cell office:value-type="float" office:value="0.00003166667" calcext:value-type="float">
            <text:p>3.166667E-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string" calcext:value-type="string">
            <text:p>PhysX.ScScene.postIslandGen</text:p>
          </table:table-cell>
          <table:table-cell office:value-type="string" calcext:value-type="string">
            <text:p>Physics</text:p>
          </table:table-cell>
          <table:table-cell office:value-type="float" office:value="0.009099999" calcext:value-type="float">
            <text:p>0.009099999</text:p>
          </table:table-cell>
          <table:table-cell office:value-type="float" office:value="0.00003033333" calcext:value-type="float">
            <text:p>3.033333E-0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hysX.DirtyShapeUpdatesTask</text:p>
          </table:table-cell>
          <table:table-cell office:value-type="string" calcext:value-type="string">
            <text:p>Physics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002966667" calcext:value-type="float">
            <text:p>2.966667E-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43" calcext:value-type="float">
            <text:p>0.0043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8600001" calcext:value-type="float">
            <text:p>0.008600001</text:p>
          </table:table-cell>
          <table:table-cell office:value-type="float" office:value="0.00002866667" calcext:value-type="float">
            <text:p>2.866667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00002833334" calcext:value-type="float">
            <text:p>2.833334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hysX.ScScene.collideStep</text:p>
          </table:table-cell>
          <table:table-cell office:value-type="string" calcext:value-type="string">
            <text:p>Physics</text:p>
          </table:table-cell>
          <table:table-cell office:value-type="float" office:value="0.008300001" calcext:value-type="float">
            <text:p>0.008300001</text:p>
          </table:table-cell>
          <table:table-cell office:value-type="float" office:value="0.00002766667" calcext:value-type="float">
            <text:p>2.766667E-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hysics2D.Simulate</text:p>
          </table:table-cell>
          <table:table-cell office:value-type="string" calcext:value-type="string">
            <text:p>Physics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002633333" calcext:value-type="float">
            <text:p>2.633333E-0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string" calcext:value-type="string">
            <text:p>FixedUpdate.AudioFixedUpdate</text:p>
          </table:table-cell>
          <table:table-cell office:value-type="string" calcext:value-type="string">
            <text:p>PlayerLoop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hysX.ThirdPassIslandGenTask</text:p>
          </table:table-cell>
          <table:table-cell office:value-type="string" calcext:value-type="string">
            <text:p>Physics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PhysX.ScScene.postBroadPhaseCont</text:p>
          </table:table-cell>
          <table:table-cell office:value-type="string" calcext:value-type="string">
            <text:p>Physics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002433333" calcext:value-type="float">
            <text:p>2.433333E-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PrepareSceneNodesCombineJob</text:p>
          </table:table-cell>
          <table:table-cell office:value-type="string" calcext:value-type="string">
            <text:p>Render</text:p>
          </table:table-cell>
          <table:table-cell office:value-type="float" office:value="0.007100001" calcext:value-type="float">
            <text:p>0.007100001</text:p>
          </table:table-cell>
          <table:table-cell office:value-type="float" office:value="0.00002366667" calcext:value-type="float">
            <text:p>2.366667E-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FixedUpdate.DirectorFixedUpdatePostPhysics</text:p>
          </table:table-cell>
          <table:table-cell office:value-type="string" calcext:value-type="string">
            <text:p>PlayerLoop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002066667" calcext:value-type="float">
            <text:p>2.066667E-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ShouldRunUpdate()</text:p>
          </table:table-cell>
          <table:table-cell office:value-type="string" calcext:value-type="string">
            <text:p>Scripts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002066667" calcext:value-type="float">
            <text:p>2.066667E-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FixedUpdate.ScriptRunBehaviourFixedUpdate</text:p>
          </table:table-cell>
          <table:table-cell office:value-type="string" calcext:value-type="string">
            <text:p>PlayerLoop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001966667" calcext:value-type="float">
            <text:p>1.966667E-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FixedUpdate.DirectorFixedUpdate</text:p>
          </table:table-cell>
          <table:table-cell office:value-type="string" calcext:value-type="string">
            <text:p>PlayerLoop</text:p>
          </table:table-cell>
          <table:table-cell office:value-type="float" office:value="0.005700001" calcext:value-type="float">
            <text:p>0.005700001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FixedUpdate.ScriptRunDelayedFixedFrameRate</text:p>
          </table:table-cell>
          <table:table-cell office:value-type="string" calcext:value-type="string">
            <text:p>PlayerLoop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001866667" calcext:value-type="float">
            <text:p>1.866667E-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PrepareSceneNodesSetUp</text:p>
          </table:table-cell>
          <table:table-cell office:value-type="string" calcext:value-type="string">
            <text:p>Render</text:p>
          </table:table-cell>
          <table:table-cell office:value-type="float" office:value="0.005499999" calcext:value-type="float">
            <text:p>0.005499999</text:p>
          </table:table-cell>
          <table:table-cell office:value-type="float" office:value="0.00001833333" calcext:value-type="float">
            <text:p>1.833333E-05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AudioManager.FixedUpdate</text:p>
          </table:table-cell>
          <table:table-cell office:value-type="string" calcext:value-type="string">
            <text:p>Audio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00001633333" calcext:value-type="float">
            <text:p>1.633333E-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hysX.ScScene.fetchPatchEventsTask</text:p>
          </table:table-cell>
          <table:table-cell office:value-type="string" calcext:value-type="string">
            <text:p>Physics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AddLocalLights</text:p>
          </table:table-cell>
          <table:table-cell office:value-type="string" calcext:value-type="string">
            <text:p>Render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001566667" calcext:value-type="float">
            <text:p>1.566667E-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Physics2D.SyncTransformChanges</text:p>
          </table:table-cell>
          <table:table-cell office:value-type="string" calcext:value-type="string">
            <text:p>Physics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001433333" calcext:value-type="float">
            <text:p>1.433333E-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PhysX.ScScene.registerSceneInteractions</text:p>
          </table:table-cell>
          <table:table-cell office:value-type="string" calcext:value-type="string">
            <text:p>Physics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001433333" calcext:value-type="float">
            <text:p>1.433333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9" calcext:value-type="float">
            <text:p>0.0039</text:p>
          </table:table-cell>
        </table:table-row>
        <table:table-row table:style-name="ro1">
          <table:table-cell office:value-type="string" calcext:value-type="string">
            <text:p>Physics.Interpolation</text:p>
          </table:table-cell>
          <table:table-cell office:value-type="string" calcext:value-type="string">
            <text:p>Physics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 office:value-type="float" office:value="0.003800001" calcext:value-type="float">
            <text:p>0.003800001</text:p>
          </table:table-cell>
          <table:table-cell office:value-type="float" office:value="0.00001266667" calcext:value-type="float">
            <text:p>1.266667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001233333" calcext:value-type="float">
            <text:p>1.233333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001133333" calcext:value-type="float">
            <text:p>1.133333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001133333" calcext:value-type="float">
            <text:p>1.133333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001066667" calcext:value-type="float">
            <text:p>1.066667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PhysX.ScScene.ccdBroadPhase</text:p>
          </table:table-cell>
          <table:table-cell office:value-type="string" calcext:value-type="string">
            <text:p>Physics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009666667" calcext:value-type="float">
            <text:p>9.666667E-06</text:p>
          </table:table-cell>
          <table:table-cell table:number-columns-repeated="2" office:value-type="float" office:value="0.0029" calcext:value-type="float">
            <text:p>0.0029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BeforeUpdate()</text:p>
          </table:table-cell>
          <table:table-cell office:value-type="string" calcext:value-type="string">
            <text:p>Scripts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009000001" calcext:value-type="float">
            <text:p>9.000001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CullSceneDynamicObjectsCombineJob</text:p>
          </table:table-cell>
          <table:table-cell office:value-type="string" calcext:value-type="string">
            <text:p>Render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PhysX.ScScene.islandInsertion</text:p>
          </table:table-cell>
          <table:table-cell office:value-type="string" calcext:value-type="string">
            <text:p>Physics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08333333" calcext:value-type="float">
            <text:p>8.333333E-06</text:p>
          </table:table-cell>
          <table:table-cell table:number-columns-repeated="2"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008333333" calcext:value-type="float">
            <text:p>8.333333E-06</text:p>
          </table:table-cell>
          <table:table-cell table:number-columns-repeated="2"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FixedBehaviourUpdate</text:p>
          </table:table-cell>
          <table:table-cell office:value-type="string" calcext:value-type="string">
            <text:p>PlayerLoop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007666667" calcext:value-type="float">
            <text:p>7.666667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Update()</text:p>
          </table:table-cell>
          <table:table-cell office:value-type="string" calcext:value-type="string">
            <text:p>Scripts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0007666667" calcext:value-type="float">
            <text:p>7.666667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SceneNodesInitJob</text:p>
          </table:table-cell>
          <table:table-cell office:value-type="string" calcext:value-type="string">
            <text:p>Render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007000001" calcext:value-type="float">
            <text:p>7.000001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0007000001" calcext:value-type="float">
            <text:p>7.000001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hysics.Contacts</text:p>
          </table:table-cell>
          <table:table-cell office:value-type="string" calcext:value-type="string">
            <text:p>Physics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06666667" calcext:value-type="float">
            <text:p>6.666667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hysics2D.SyncRigidbodyTransformChanges</text:p>
          </table:table-cell>
          <table:table-cell office:value-type="string" calcext:value-type="string">
            <text:p>Physics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006666667" calcext:value-type="float">
            <text:p>6.666667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ics.SyncRigidbodyTransform</text:p>
          </table:table-cell>
          <table:table-cell office:value-type="string" calcext:value-type="string">
            <text:p>Physics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006333334" calcext:value-type="float">
            <text:p>6.333334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CullObjectsWithoutUmbra</text:p>
          </table:table-cell>
          <table:table-cell office:value-type="string" calcext:value-type="string">
            <text:p>Render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FixedUpdate.DirectorFixedSampleTime</text:p>
          </table:table-cell>
          <table:table-cell office:value-type="string" calcext:value-type="string">
            <text:p>PlayerLoop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ics.ExecuteDeferredTriggerErase</text:p>
          </table:table-cell>
          <table:table-cell office:value-type="string" calcext:value-type="string">
            <text:p>Physics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ics.UpdateVehicles</text:p>
          </table:table-cell>
          <table:table-cell office:value-type="string" calcext:value-type="string">
            <text:p>Physics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ics.JointBreaks</text:p>
          </table:table-cell>
          <table:table-cell office:value-type="string" calcext:value-type="string">
            <text:p>Physics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005333334" calcext:value-type="float">
            <text:p>5.333334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FixedUpdate.LegacyFixedAnimationUpdate</text:p>
          </table:table-cell>
          <table:table-cell office:value-type="string" calcext:value-type="string">
            <text:p>PlayerLoop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FixedUpdate.XRFixedUpdate</text:p>
          </table:table-cell>
          <table:table-cell office:value-type="string" calcext:value-type="string">
            <text:p>PlayerLoop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ics.TriggerEnterExits</text:p>
          </table:table-cell>
          <table:table-cell office:value-type="string" calcext:value-type="string">
            <text:p>Physics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ics.TriggerStays</text:p>
          </table:table-cell>
          <table:table-cell office:value-type="string" calcext:value-type="string">
            <text:p>Physics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X.ScScene.processLostSolverPatchesTask</text:p>
          </table:table-cell>
          <table:table-cell office:value-type="string" calcext:value-type="string">
            <text:p>Physics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003666667" calcext:value-type="float">
            <text:p>3.666667E-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PhysX.ScScene.updateSimulationController</text:p>
          </table:table-cell>
          <table:table-cell office:value-type="string" calcext:value-type="string">
            <text:p>Physics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003666667" calcext:value-type="float">
            <text:p>3.666667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CullPerObjectLights</text:p>
          </table:table-cell>
          <table:table-cell office:value-type="string" calcext:value-type="string">
            <text:p>Render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3333334" calcext:value-type="float">
            <text:p>3.333334E-06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FindLocalShadowCastingLights</text:p>
          </table:table-cell>
          <table:table-cell office:value-type="string" calcext:value-type="string">
            <text:p>Render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3333334" calcext:value-type="float">
            <text:p>3.333334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hysics2D.SyncColliderTransformChanges</text:p>
          </table:table-cell>
          <table:table-cell office:value-type="string" calcext:value-type="string">
            <text:p>Physics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3333334" calcext:value-type="float">
            <text:p>3.333334E-06</text:p>
          </table:table-cell>
          <table:table-cell table:number-columns-repeated="2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X.ScScene.registerContactManagers</text:p>
          </table:table-cell>
          <table:table-cell office:value-type="string" calcext:value-type="string">
            <text:p>Physics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3333334" calcext:value-type="float">
            <text:p>3.333334E-06</text:p>
          </table:table-cell>
          <table:table-cell table:number-columns-repeated="2"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Shadows.CullShadowCastersDirectional</text:p>
          </table:table-cell>
          <table:table-cell office:value-type="string" calcext:value-type="string">
            <text:p>Render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3333334" calcext:value-type="float">
            <text:p>3.333334E-06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CullPerObjectLightsCombine</text:p>
          </table:table-cell>
          <table:table-cell office:value-type="string" calcext:value-type="string">
            <text:p>Render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FixedUpdate.PhysicsClothFixedUpdate</text:p>
          </table:table-cell>
          <table:table-cell office:value-type="string" calcext:value-type="string">
            <text:p>PlayerLoop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X.Completion Task</text:p>
          </table:table-cell>
          <table:table-cell office:value-type="string" calcext:value-type="string">
            <text:p>Physics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X.ScScene.unregisterInteractions</text:p>
          </table:table-cell>
          <table:table-cell office:value-type="string" calcext:value-type="string">
            <text:p>Physics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002666667" calcext:value-type="float">
            <text:p>2.666667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AddActiveLocalLights</text:p>
          </table:table-cell>
          <table:table-cell office:value-type="string" calcext:value-type="string">
            <text:p>Render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FixedUpdate.ClearLines</text:p>
          </table:table-cell>
          <table:table-cell office:value-type="string" calcext:value-type="string">
            <text:p>PlayerLoop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X.PostThirdPassTask</text:p>
          </table:table-cell>
          <table:table-cell office:value-type="string" calcext:value-type="string">
            <text:p>Physics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X.ScScene.unblockNarrowPhase</text:p>
          </table:table-cell>
          <table:table-cell office:value-type="string" calcext:value-type="string">
            <text:p>Physics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001666667" calcext:value-type="float">
            <text:p>1.666667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X.ScScene.processNPLostTouchEvents</text:p>
          </table:table-cell>
          <table:table-cell office:value-type="string" calcext:value-type="string">
            <text:p>Physics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001666667" calcext:value-type="float">
            <text:p>1.666667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repareSceneNodesJob</text:p>
          </table:table-cell>
          <table:table-cell office:value-type="string" calcext:value-type="string">
            <text:p>Render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001666667" calcext:value-type="float">
            <text:p>1.666667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01333333" calcext:value-type="float">
            <text:p>1.333333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Shadows.CombineLocalShadowCasterBoundsAndDestroyJob</text:p>
          </table:table-cell>
          <table:table-cell office:value-type="string" calcext:value-type="string">
            <text:p>Render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01333333" calcext:value-type="float">
            <text:p>1.333333E-06</text:p>
          </table:table-cell>
          <table:table-cell table:number-columns-repeated="2"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Shadows.CombineLocalShadowCasterBoundsAndDestroyJob</text:p>
          </table:table-cell>
          <table:table-cell office:value-type="string" calcext:value-type="string">
            <text:p>Render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01333333" calcext:value-type="float">
            <text:p>1.333333E-06</text:p>
          </table:table-cell>
          <table:table-cell table:number-columns-repeated="2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hadows.CullShadowCastersDirectionalDetail</text:p>
          </table:table-cell>
          <table:table-cell office:value-type="string" calcext:value-type="string">
            <text:p>Render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01333333" calcext:value-type="float">
            <text:p>1.333333E-06</text:p>
          </table:table-cell>
          <table:table-cell table:number-columns-repeated="2"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FindShadowCastingLights</text:p>
          </table:table-cell>
          <table:table-cell office:value-type="string" calcext:value-type="string">
            <text:p>Render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X.ScScene.processNpLostTouchTask</text:p>
          </table:table-cell>
          <table:table-cell office:value-type="string" calcext:value-type="string">
            <text:p>Physics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hadows.CombineDirectionalShadowCasterCullignIndexListsAndDestroy</text:p>
          </table:table-cell>
          <table:table-cell office:value-type="string" calcext:value-type="string">
            <text:p>Render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Shadows.CullShadowCastersWithoutUmbra</text:p>
          </table:table-cell>
          <table:table-cell office:value-type="string" calcext:value-type="string">
            <text:p>Render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X.ScScene.registerInteractions</text:p>
          </table:table-cell>
          <table:table-cell office:value-type="string" calcext:value-type="string">
            <text:p>Physics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0006666667" calcext:value-type="float">
            <text:p>6.666667E-07</text:p>
          </table:table-cell>
          <table:table-cell table:number-columns-repeated="2"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003333334" calcext:value-type="float">
            <text:p>3.333334E-07</text:p>
          </table:table-cell>
          <table:table-cell table:number-columns-repeated="2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Atlases</text:p>
          </table:table-cell>
          <table:table-cell office:value-type="string" calcext:value-type="string">
            <text:p>Virtual Textur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 Cache Demand</text:p>
          </table:table-cell>
          <table:table-cell office:value-type="string" calcext:value-type="string">
            <text:p>Virtual Textur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 Cache Mip Bias</text:p>
          </table:table-cell>
          <table:table-cell office:value-type="string" calcext:value-type="string">
            <text:p>Virtual Textur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ng Disk Data</text:p>
          </table:table-cell>
          <table:table-cell office:value-type="string" calcext:value-type="string">
            <text:p>Virtual Textur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ng Streaming Tiles</text:p>
          </table:table-cell>
          <table:table-cell office:value-type="string" calcext:value-type="string">
            <text:p>Virtual Textur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 From Disk</text:p>
          </table:table-cell>
          <table:table-cell office:value-type="string" calcext:value-type="string">
            <text:p>Virtual Textur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quired Tiles</text:p>
          </table:table-cell>
          <table:table-cell office:value-type="string" calcext:value-type="string">
            <text:p>Virtual Textur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CPU Cache Size</text:p>
          </table:table-cell>
          <table:table-cell office:value-type="string" calcext:value-type="string">
            <text:p>Virtual Texturin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GPU Cache Size</text:p>
          </table:table-cell>
          <table:table-cell office:value-type="string" calcext:value-type="string">
            <text:p>Virtual Texturing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ToonshaderUSGProfilerData_data_main_self.A1:ToonshaderUSGProfilerData_data_main_self.F533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 style:data-style-name="N2" text:time-value="12:12:32.811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8-03T12:22:19.873000000</dc:date>
    <meta:editing-duration>PT24M14S</meta:editing-duration>
    <meta:editing-cycles>3</meta:editing-cycles>
    <meta:generator>LibreOffice/6.4.2.2$Windows_X86_64 LibreOffice_project/4e471d8c02c9c90f512f7f9ead8875b57fcb1ec3</meta:generator>
    <meta:document-statistic meta:table-count="1" meta:cell-count="3198" meta:object-count="0"/>
  </office:meta>
</office:document-meta>
</file>